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f8f" officeooo:paragraph-rsid="0001ef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1"></text:p>
      <text:p text:style-name="P1"></text:p>
      <text:p text:style-name="P1"></text:p>
      <text:p text:style-name="P1"></text:p>
      <text:p text:style-name="P1">produced by judith boss and david widger</text:p>
      <text:p text:style-name="P1"></text:p>
      <text:p text:style-name="P1"></text:p>
      <text:p text:style-name="P1"></text:p>
      <text:p text:style-name="P1"></text:p>
      <text:p text:style-name="P1"></text:p>
      <text:p text:style-name="P1">note see also etext <text:s/>which is a different version of this ebook</text:p>
      <text:p text:style-name="P1"></text:p>
      <text:p text:style-name="P1">heart of darkness</text:p>
      <text:p text:style-name="P1"></text:p>
      <text:p text:style-name="P1"></text:p>
      <text:p text:style-name="P1">by joseph conrad</text:p>
      <text:p text:style-name="P1"></text:p>
      <text:p text:style-name="P1"></text:p>
      <text:p text:style-name="P1"></text:p>
      <text:p text:style-name="P1">i</text:p>
      <text:p text:style-name="P1"></text:p>
      <text:p text:style-name="P1">the nellie a cruising yawl swung to her anchor without a flutter of</text:p>
      <text:p text:style-name="P1">the sails and was at rest the flood had made the wind was nearly</text:p>
      <text:p text:style-name="P1">calm and being bound down the river the only thing for it was to come</text:p>
      <text:p text:style-name="P1">to and wait for the turn of the tide</text:p>
      <text:p text:style-name="P1"></text:p>
      <text:p text:style-name="P1">the seareach of the thames stretched before us like the beginning of</text:p>
      <text:p text:style-name="P1">an interminable waterway in the offing the sea and the sky were welded</text:p>
      <text:p text:style-name="P1">together without a joint and in the luminous space the tanned sails</text:p>
      <text:p text:style-name="P1">of the barges drifting up with the tide seemed to stand still in red</text:p>
      <text:p text:style-name="P1">clusters of canvas sharply peaked with gleams of varnished sprits a</text:p>
      <text:p text:style-name="P1">haze rested on the low shores that ran out to sea in vanishing flatness</text:p>
      <text:p text:style-name="P1">the air was dark above gravesend and farther back still seemed</text:p>
      <text:p text:style-name="P1">condensed into a mournful gloom brooding motionless over the biggest</text:p>
      <text:p text:style-name="P1">and the greatest town on earth</text:p>
      <text:p text:style-name="P1"></text:p>
      <text:p text:style-name="P1">the director of companies was our captain and our host we four</text:p>
      <text:p text:style-name="P1">affectionately watched his back as he stood in the bows looking to</text:p>
      <text:p text:style-name="P1">seaward on the whole river there was nothing that looked half so</text:p>
      <text:p text:style-name="P1">nautical he resembled a pilot which to a seaman is trustworthiness</text:p>
      <text:p text:style-name="P1">personified it was difficult to realize his work was not out there in</text:p>
      <text:p text:style-name="P1">the luminous estuary but behind him within the brooding gloom</text:p>
      <text:p text:style-name="P1"></text:p>
      <text:p text:style-name="P1">between us there was as i have already said somewhere the bond of</text:p>
      <text:p text:style-name="P1">the sea besides holding our hearts together through long periods of</text:p>
      <text:p text:style-name="P1">separation it had the effect of making us tolerant of each others</text:p>
      <text:p text:style-name="P1">yarnsand even convictions the lawyerthe best of old fellowshad</text:p>
      <text:p text:style-name="P1">because of his many years and many virtues the only cushion on deck</text:p>
      <text:p text:style-name="P1"><text:soft-page-break/>and was lying on the only rug the accountant had brought out already a</text:p>
      <text:p text:style-name="P1">box of dominoes and was toying architecturally with the bones marlow</text:p>
      <text:p text:style-name="P1">sat crosslegged right aft leaning against the mizzenmast he had</text:p>
      <text:p text:style-name="P1">sunken cheeks a yellow complexion a straight back an ascetic aspect</text:p>
      <text:p text:style-name="P1">and with his arms dropped the palms of hands outwards resembled an</text:p>
      <text:p text:style-name="P1">idol the director satisfied the anchor had good hold made his way</text:p>
      <text:p text:style-name="P1">aft and sat down amongst us we exchanged a few words lazily afterwards</text:p>
      <text:p text:style-name="P1">there was silence on board the yacht for some reason or other we did</text:p>
      <text:p text:style-name="P1">not begin that game of dominoes we felt meditative and fit for nothing</text:p>
      <text:p text:style-name="P1">but placid staring the day was ending in a serenity of still and</text:p>
      <text:p text:style-name="P1">exquisite brilliance the water shone pacifically the sky without a</text:p>
      <text:p text:style-name="P1">speck was a benign immensity of unstained light the very mist on the</text:p>
      <text:p text:style-name="P1">essex marshes was like a gauzy and radiant fabric hung from the wooded</text:p>
      <text:p text:style-name="P1">rises inland and draping the low shores in diaphanous folds only the</text:p>
      <text:p text:style-name="P1">gloom to the west brooding over the upper reaches became more somber</text:p>
      <text:p text:style-name="P1">every minute as if angered by the approach of the sun</text:p>
      <text:p text:style-name="P1"></text:p>
      <text:p text:style-name="P1">and at last in its curved and imperceptible fall the sun sank low and</text:p>
      <text:p text:style-name="P1">from glowing white changed to a dull red without rays and without heat</text:p>
      <text:p text:style-name="P1">as if about to go out suddenly stricken to death by the touch of that</text:p>
      <text:p text:style-name="P1">gloom brooding over a crowd of men</text:p>
      <text:p text:style-name="P1"></text:p>
      <text:p text:style-name="P1">forthwith a change came over the waters and the serenity became less</text:p>
      <text:p text:style-name="P1">brilliant but more profound the old river in its broad reach rested</text:p>
      <text:p text:style-name="P1">unruffled at the decline of day after ages of good service done to the</text:p>
      <text:p text:style-name="P1">race that peopled its banks spread out in the tranquil dignity of a</text:p>
      <text:p text:style-name="P1">waterway leading to the uttermost ends of the earth we looked at the</text:p>
      <text:p text:style-name="P1">venerable stream not in the vivid flush of a short day that comes and</text:p>
      <text:p text:style-name="P1">departs for ever but in the august light of abiding memories and</text:p>
      <text:p text:style-name="P1">indeed nothing is easier for a man who has as the phrase goes</text:p>
      <text:p text:style-name="P1">followed the sea with reverence and affection than to evoke the</text:p>
      <text:p text:style-name="P1">great spirit of the past upon the lower reaches of the thames the tidal</text:p>
      <text:p text:style-name="P1">current runs to and fro in its unceasing service crowded with memories</text:p>
      <text:p text:style-name="P1">of men and ships it had borne to the rest of home or to the battles</text:p>
      <text:p text:style-name="P1">of the sea it had known and served all the men of whom the nation is</text:p>
      <text:p text:style-name="P1">proud from sir francis drake to sir john franklin knights all titled</text:p>
      <text:p text:style-name="P1">and untitledthe great knightserrant of the sea it had borne all the</text:p>
      <text:p text:style-name="P1">ships whose names are like jewels flashing in the night of time from</text:p>
      <text:p text:style-name="P1">the golden hind returning with her round flanks full of treasure to be</text:p>
      <text:p text:style-name="P1">visited by the queens highness and thus pass out of the gigantic tale</text:p>
      <text:p text:style-name="P1">to the erebus and terror bound on other conquestsand that never</text:p>
      <text:p text:style-name="P1">returned it had known the ships and the men they had sailed from</text:p>
      <text:p text:style-name="P1">deptford from greenwich from eriththe adventurers and the settlers</text:p>
      <text:p text:style-name="P1">kings ships and the ships of men on change captains admirals the</text:p>
      <text:p text:style-name="P1">dark interlopers of the eastern trade and the commissioned generals</text:p>
      <text:p text:style-name="P1">of east india fleets hunters for gold or pursuers of fame they all</text:p>
      <text:p text:style-name="P1">had gone out on that stream bearing the sword and often the torch</text:p>
      <text:p text:style-name="P1">messengers of the might within the land bearers of a spark from the</text:p>
      <text:p text:style-name="P1">sacred fire what greatness had not floated on the ebb of that river</text:p>
      <text:p text:style-name="P1"><text:soft-page-break/>into the mystery of an unknown earth <text:s text:c="3"/>the dreams of men the seed</text:p>
      <text:p text:style-name="P1">of commonwealths the germs of empires</text:p>
      <text:p text:style-name="P1"></text:p>
      <text:p text:style-name="P1">the sun set the dusk fell on the stream and lights began to appear</text:p>
      <text:p text:style-name="P1">along the shore the chapman lighthouse a threelegged thing erect on a</text:p>
      <text:p text:style-name="P1">mudflat shone strongly lights of ships moved in the fairwaya great</text:p>
      <text:p text:style-name="P1">stir of lights going up and going down and farther west on the upper</text:p>
      <text:p text:style-name="P1">reaches the place of the monstrous town was still marked ominously on</text:p>
      <text:p text:style-name="P1">the sky a brooding gloom in sunshine a lurid glare under the stars</text:p>
      <text:p text:style-name="P1"></text:p>
      <text:p text:style-name="P1">and this also said marlow suddenly has been one of the dark places</text:p>
      <text:p text:style-name="P1">of the earth</text:p>
      <text:p text:style-name="P1"></text:p>
      <text:p text:style-name="P1">he was the only man of us who still followed the sea the worst that</text:p>
      <text:p text:style-name="P1">could be said of him was that he did not represent his class he was a</text:p>
      <text:p text:style-name="P1">seaman but he was a wanderer too while most seamen lead if one may</text:p>
      <text:p text:style-name="P1">so express it a sedentary life their minds are of the stayathome</text:p>
      <text:p text:style-name="P1">order and their home is always with themthe ship and so is their</text:p>
      <text:p text:style-name="P1">countrythe sea one ship is very much like another and the sea is</text:p>
      <text:p text:style-name="P1">always the same in the immutability of their surroundings the foreign</text:p>
      <text:p text:style-name="P1">shores the foreign faces the changing immensity of life glide past</text:p>
      <text:p text:style-name="P1">veiled not by a sense of mystery but by a slightly disdainful ignorance</text:p>
      <text:p text:style-name="P1">for there is nothing mysterious to a seaman unless it be the sea itself</text:p>
      <text:p text:style-name="P1">which is the mistress of his existence and as inscrutable as destiny</text:p>
      <text:p text:style-name="P1">for the rest after his hours of work a casual stroll or a casual spree</text:p>
      <text:p text:style-name="P1">on shore suffices to unfold for him the secret of a whole continent</text:p>
      <text:p text:style-name="P1">and generally he finds the secret not worth knowing the yarns of seamen</text:p>
      <text:p text:style-name="P1">have a direct simplicity the whole meaning of which lies within the</text:p>
      <text:p text:style-name="P1">shell of a cracked nut but marlow was not typical if his propensity</text:p>
      <text:p text:style-name="P1">to spin yarns be excepted and to him the meaning of an episode was not</text:p>
      <text:p text:style-name="P1">inside like a kernel but outside enveloping the tale which brought it</text:p>
      <text:p text:style-name="P1">out only as a glow brings out a haze in the likeness of one of these</text:p>
      <text:p text:style-name="P1">misty halos that sometimes are made visible by the spectral illumination</text:p>
      <text:p text:style-name="P1">of moonshine</text:p>
      <text:p text:style-name="P1"></text:p>
      <text:p text:style-name="P1">his remark did not seem at all surprising it was just like marlow</text:p>
      <text:p text:style-name="P1">it was accepted in silence no one took the trouble to grunt even and</text:p>
      <text:p text:style-name="P1">presently he said very slow</text:p>
      <text:p text:style-name="P1"></text:p>
      <text:p text:style-name="P1">i was thinking of very old times when the romans first came here</text:p>
      <text:p text:style-name="P1">nineteen hundred years agothe other day <text:s text:c="3"/>light came out of this</text:p>
      <text:p text:style-name="P1">river sinceyou say knights yes but it is like a running blaze on</text:p>
      <text:p text:style-name="P1">a plain like a flash of lightning in the clouds we live in the</text:p>
      <text:p text:style-name="P1">flickermay it last as long as the old earth keeps rolling but</text:p>
      <text:p text:style-name="P1">darkness was here yesterday imagine the feelings of a commander of</text:p>
      <text:p text:style-name="P1">a finewhat dye call emtrireme in the mediterranean ordered</text:p>
      <text:p text:style-name="P1">suddenly to the north run overland across the gauls in a hurry put in</text:p>
      <text:p text:style-name="P1">charge of one of these craft the legionariesa wonderful lot of handy</text:p>
      <text:p text:style-name="P1">men they must have been tooused to build apparently by the hundred</text:p>
      <text:p text:style-name="P1"><text:soft-page-break/>in a month or two if we may believe what we read imagine him herethe</text:p>
      <text:p text:style-name="P1">very end of the world a sea the color of lead a sky the color of</text:p>
      <text:p text:style-name="P1">smoke a kind of ship about as rigid as a concertinaand going up this</text:p>
      <text:p text:style-name="P1">river with stores or orders or what you like sandbanks marshes</text:p>
      <text:p text:style-name="P1">forests savagesprecious little to eat fit for a civilized man</text:p>
      <text:p text:style-name="P1">nothing but thames water to drink no falernian wine here no going</text:p>
      <text:p text:style-name="P1">ashore here and there a military camp lost in a wilderness like a</text:p>
      <text:p text:style-name="P1">needle in a bundle of haycold fog tempests disease exile and</text:p>
      <text:p text:style-name="P1">deathdeath skulking in the air in the water in the bush they must</text:p>
      <text:p text:style-name="P1">have been dying like flies here oh yeshe did it did it very well</text:p>
      <text:p text:style-name="P1">too no doubt and without thinking much about it either except</text:p>
      <text:p text:style-name="P1">afterwards to brag of what he had gone through in his time perhaps</text:p>
      <text:p text:style-name="P1">they were men enough to face the darkness and perhaps he was cheered</text:p>
      <text:p text:style-name="P1">by keeping his eye on a chance of promotion to the fleet at ravenna</text:p>
      <text:p text:style-name="P1">byandby if he had good friends in rome and survived the awful</text:p>
      <text:p text:style-name="P1">climate or think of a decent young citizen in a togaperhaps too</text:p>
      <text:p text:style-name="P1">much dice you knowcoming out here in the train of some prefect or</text:p>
      <text:p text:style-name="P1">taxgatherer or trader even to mend his fortunes land in a swamp</text:p>
      <text:p text:style-name="P1">march through the woods and in some inland post feel the savagery the</text:p>
      <text:p text:style-name="P1">utter savagery had closed round himall that mysterious life of the</text:p>
      <text:p text:style-name="P1">wilderness that stirs in the forest in the jungles in the hearts of</text:p>
      <text:p text:style-name="P1">wild men theres no initiation either into such mysteries he has to</text:p>
      <text:p text:style-name="P1">live in the midst of the incomprehensible which is also detestable and</text:p>
      <text:p text:style-name="P1">it has a fascination too that goes to work upon him the fascination</text:p>
      <text:p text:style-name="P1">of the abominationyou know imagine the growing regrets the longing</text:p>
      <text:p text:style-name="P1">to escape the powerless disgust the surrender the hate</text:p>
      <text:p text:style-name="P1"></text:p>
      <text:p text:style-name="P1">he paused</text:p>
      <text:p text:style-name="P1"></text:p>
      <text:p text:style-name="P1">mind he began again lifting one arm from the elbow the palm of the</text:p>
      <text:p text:style-name="P1">hand outwards so that with his legs folded before him he had the</text:p>
      <text:p text:style-name="P1">pose of a buddha preaching in european clothes and without a</text:p>
      <text:p text:style-name="P1">lotusflowermind none of us would feel exactly like this what saves</text:p>
      <text:p text:style-name="P1">us is efficiencythe devotion to efficiency but these chaps were not</text:p>
      <text:p text:style-name="P1">much account really they were no colonists their administration was</text:p>
      <text:p text:style-name="P1">merely a squeeze and nothing more i suspect they were conquerors and</text:p>
      <text:p text:style-name="P1">for that you want only brute forcenothing to boast of when you have</text:p>
      <text:p text:style-name="P1">it since your strength is just an accident arising from the weakness of</text:p>
      <text:p text:style-name="P1">others they grabbed what they could get for the sake of what was to</text:p>
      <text:p text:style-name="P1">be got it was just robbery with violence aggravated murder on a great</text:p>
      <text:p text:style-name="P1">scale and men going at it blindas is very proper for those who tackle</text:p>
      <text:p text:style-name="P1">a darkness the conquest of the earth which mostly means the taking</text:p>
      <text:p text:style-name="P1">it away from those who have a different complexion or slightly flatter</text:p>
      <text:p text:style-name="P1">noses than ourselves is not a pretty thing when you look into it too</text:p>
      <text:p text:style-name="P1">much what redeems it is the idea only an idea at the back of it not</text:p>
      <text:p text:style-name="P1">a sentimental pretense but an idea and an unselfish belief in the</text:p>
      <text:p text:style-name="P1">ideasomething you can set up and bow down before and offer a</text:p>
      <text:p text:style-name="P1">sacrifice to <text:s text:c="2"/></text:p>
      <text:p text:style-name="P1"></text:p>
      <text:p text:style-name="P1"><text:soft-page-break/>he broke off flames glided in the river small green flames red</text:p>
      <text:p text:style-name="P1">flames white flames pursuing overtaking joining crossing each</text:p>
      <text:p text:style-name="P1">otherthen separating slowly or hastily the traffic of the great city</text:p>
      <text:p text:style-name="P1">went on in the deepening night upon the sleepless river we looked on</text:p>
      <text:p text:style-name="P1">waiting patientlythere was nothing else to do till the end of</text:p>
      <text:p text:style-name="P1">the flood but it was only after a long silence when he said in</text:p>
      <text:p text:style-name="P1">a hesitating voice i suppose you fellows remember i did once turn</text:p>
      <text:p text:style-name="P1">freshwater sailor for a bit that we knew we were fated before</text:p>
      <text:p text:style-name="P1">the ebb began to run to hear about one of marlows inconclusive</text:p>
      <text:p text:style-name="P1">experiences</text:p>
      <text:p text:style-name="P1"></text:p>
      <text:p text:style-name="P1">i dont want to bother you much with what happened to me personally</text:p>
      <text:p text:style-name="P1">he began showing in this remark the weakness of many tellers of tales</text:p>
      <text:p text:style-name="P1">who seem so often unaware of what their audience would best like to</text:p>
      <text:p text:style-name="P1">hear yet to understand the effect of it on me you ought to know how i</text:p>
      <text:p text:style-name="P1">got out there what i saw how i went up that river to the place where i</text:p>
      <text:p text:style-name="P1">first met the poor chap it was the farthest point of navigation and the</text:p>
      <text:p text:style-name="P1">culminating point of my experience it seemed somehow to throw a kind of</text:p>
      <text:p text:style-name="P1">light on everything about meand into my thoughts it was somber enough</text:p>
      <text:p text:style-name="P1">tooand pitifulnot extraordinary in any waynot very clear either</text:p>
      <text:p text:style-name="P1">no not very clear and yet it seemed to throw a kind of light</text:p>
      <text:p text:style-name="P1"></text:p>
      <text:p text:style-name="P1">i had then as you remember just returned to london after a lot of</text:p>
      <text:p text:style-name="P1">indian ocean pacific china seasa regular dose of the eastsix years</text:p>
      <text:p text:style-name="P1">or so and i was loafing about hindering you fellows in your work and</text:p>
      <text:p text:style-name="P1">invading your homes just as though i had got a heavenly mission to</text:p>
      <text:p text:style-name="P1">civilize you it was very fine for a time but after a bit i did get</text:p>
      <text:p text:style-name="P1">tired of resting then i began to look for a shipi should think the</text:p>
      <text:p text:style-name="P1">hardest work on earth but the ships wouldnt even look at me and i got</text:p>
      <text:p text:style-name="P1">tired of that game too</text:p>
      <text:p text:style-name="P1"></text:p>
      <text:p text:style-name="P1">now when i was a little chap i had a passion for maps i would look for</text:p>
      <text:p text:style-name="P1">hours at south america or africa or australia and lose myself in all</text:p>
      <text:p text:style-name="P1">the glories of exploration at that time there were many blank spaces on</text:p>
      <text:p text:style-name="P1">the earth and when i saw one that looked particularly inviting on a map</text:p>
      <text:p text:style-name="P1">but they all look that i would put my finger on it and say when</text:p>
      <text:p text:style-name="P1">i grow up i will go there the north pole was one of these places i</text:p>
      <text:p text:style-name="P1">remember well i havent been there yet and shall not try now the</text:p>
      <text:p text:style-name="P1">glamours off other places were scattered about the equator and in</text:p>
      <text:p text:style-name="P1">every sort of latitude all over the two hemispheres i have been in some</text:p>
      <text:p text:style-name="P1">of them and <text:s text:c="3"/>well we wont talk about that but there was one</text:p>
      <text:p text:style-name="P1">yetthe biggest the most blank so to speakthat i had a hankering</text:p>
      <text:p text:style-name="P1">after</text:p>
      <text:p text:style-name="P1"></text:p>
      <text:p text:style-name="P1">true by this time it was not a blank space any more it had got filled</text:p>
      <text:p text:style-name="P1">since my boyhood with rivers and lakes and names it had ceased to be</text:p>
      <text:p text:style-name="P1">a blank space of delightful mysterya white patch for a boy to dream</text:p>
      <text:p text:style-name="P1">gloriously over it had become a place of darkness but there was in it</text:p>
      <text:p text:style-name="P1">one river especially a mighty big river that you could see on the map</text:p>
      <text:p text:style-name="P1"><text:soft-page-break/>resembling an immense snake uncoiled with its head in the sea its</text:p>
      <text:p text:style-name="P1">body at rest curving afar over a vast country and its tail lost in the</text:p>
      <text:p text:style-name="P1">depths of the land and as i looked at the map of it in a shopwindow</text:p>
      <text:p text:style-name="P1">it fascinated me as a snake would a birda silly little bird then i</text:p>
      <text:p text:style-name="P1">remembered there was a big concern a company for trade on that river</text:p>
      <text:p text:style-name="P1">dash it all i thought to myself they cant trade without using some</text:p>
      <text:p text:style-name="P1">kind of craft on that lot of fresh watersteamboats why shouldnt i</text:p>
      <text:p text:style-name="P1">try to get charge of one i went on along fleet street but could not</text:p>
      <text:p text:style-name="P1">shake off the idea the snake had charmed me</text:p>
      <text:p text:style-name="P1"></text:p>
      <text:p text:style-name="P1">you understand it was a continental concern that trading society but</text:p>
      <text:p text:style-name="P1">i have a lot of relations living on the continent because its cheap</text:p>
      <text:p text:style-name="P1">and not so nasty as it looks they say</text:p>
      <text:p text:style-name="P1"></text:p>
      <text:p text:style-name="P1">i am sorry to own i began to worry them this was already a fresh</text:p>
      <text:p text:style-name="P1">departure for me i was not used to get things that way you know i</text:p>
      <text:p text:style-name="P1">always went my own road and on my own legs where i had a mind to go i</text:p>
      <text:p text:style-name="P1">wouldnt have believed it of myself but thenyou seei felt somehow</text:p>
      <text:p text:style-name="P1">i must get there by hook or by crook so i worried them the men said</text:p>
      <text:p text:style-name="P1">my dear fellow and did nothing thenwould you believe iti tried</text:p>
      <text:p text:style-name="P1">the women i charlie marlow set the women to workto get a job</text:p>
      <text:p text:style-name="P1">heavens well you see the notion drove me i had an aunt a dear</text:p>
      <text:p text:style-name="P1">enthusiastic soul she wrote it will be delightful i am ready to do</text:p>
      <text:p text:style-name="P1">anything anything for you it is a glorious idea i know the wife of a</text:p>
      <text:p text:style-name="P1">very high personage in the administration and also a man who has lots</text:p>
      <text:p text:style-name="P1">of influence with c c she was determined to make no end of fuss</text:p>
      <text:p text:style-name="P1">to get me appointed skipper of a river steamboat if such was my fancy</text:p>
      <text:p text:style-name="P1"></text:p>
      <text:p text:style-name="P1">i got my appointmentof course and i got it very quick it appears</text:p>
      <text:p text:style-name="P1">the company had received news that one of their captains had been killed</text:p>
      <text:p text:style-name="P1">in a scuffle with the natives this was my chance and it made me the</text:p>
      <text:p text:style-name="P1">more anxious to go it was only months and months afterwards when i</text:p>
      <text:p text:style-name="P1">made the attempt to recover what was left of the body that i heard the</text:p>
      <text:p text:style-name="P1">original quarrel arose from a misunderstanding about some hens yes</text:p>
      <text:p text:style-name="P1">two black hens fresleventhat was the fellows name a danethought</text:p>
      <text:p text:style-name="P1">himself wronged somehow in the bargain so he went ashore and started to</text:p>
      <text:p text:style-name="P1">hammer the chief of the village with a stick oh it didnt surprise</text:p>
      <text:p text:style-name="P1">me in the least to hear this and at the same time to be told that</text:p>
      <text:p text:style-name="P1">fresleven was the gentlest quietest creature that ever walked on two</text:p>
      <text:p text:style-name="P1">legs no doubt he was but he had been a couple of years already out</text:p>
      <text:p text:style-name="P1">there engaged in the noble cause you know and he probably felt the</text:p>
      <text:p text:style-name="P1">need at last of asserting his selfrespect in some way therefore he</text:p>
      <text:p text:style-name="P1">whacked the old nigger mercilessly while a big crowd of his people</text:p>
      <text:p text:style-name="P1">watched him thunderstruck till some mani was told the chiefs</text:p>
      <text:p text:style-name="P1">sonin desperation at hearing the old chap yell made a tentative jab</text:p>
      <text:p text:style-name="P1">with a spear at the white manand of course it went quite easy between</text:p>
      <text:p text:style-name="P1">the shoulderblades then the whole population cleared into the forest</text:p>
      <text:p text:style-name="P1">expecting all kinds of calamities to happen while on the other hand</text:p>
      <text:p text:style-name="P1">the steamer fresleven commanded left also in a bad panic in charge of</text:p>
      <text:p text:style-name="P1"><text:soft-page-break/>the engineer i believe afterwards nobody seemed to trouble much</text:p>
      <text:p text:style-name="P1">about freslevens remains till i got out and stepped into his shoes i</text:p>
      <text:p text:style-name="P1">couldnt let it rest though but when an opportunity offered at last to</text:p>
      <text:p text:style-name="P1">meet my predecessor the grass growing through his ribs was tall enough</text:p>
      <text:p text:style-name="P1">to hide his bones they were all there the supernatural being had not</text:p>
      <text:p text:style-name="P1">been touched after he fell and the village was deserted the huts gaped</text:p>
      <text:p text:style-name="P1">black rotting all askew within the fallen enclosures a calamity</text:p>
      <text:p text:style-name="P1">had come to it sure enough the people had vanished mad terror had</text:p>
      <text:p text:style-name="P1">scattered them men women and children through the bush and they had</text:p>
      <text:p text:style-name="P1">never returned what became of the hens i dont know either i should</text:p>
      <text:p text:style-name="P1">think the cause of progress got them anyhow however through this</text:p>
      <text:p text:style-name="P1">glorious affair i got my appointment before i had fairly begun to hope</text:p>
      <text:p text:style-name="P1">for it</text:p>
      <text:p text:style-name="P1"></text:p>
      <text:p text:style-name="P1">i flew around like mad to get ready and before fortyeight hours i</text:p>
      <text:p text:style-name="P1">was crossing the channel to show myself to my employers and sign the</text:p>
      <text:p text:style-name="P1">contract in a very few hours i arrived in a city that always makes me</text:p>
      <text:p text:style-name="P1">think of a whited sepulcher prejudice no doubt i had no difficulty in</text:p>
      <text:p text:style-name="P1">finding the companys offices it was the biggest thing in the town</text:p>
      <text:p text:style-name="P1">and everybody i met was full of it they were going to run an oversea</text:p>
      <text:p text:style-name="P1">empire and make no end of coin by trade</text:p>
      <text:p text:style-name="P1"></text:p>
      <text:p text:style-name="P1">a narrow and deserted street in deep shadow high houses innumerable</text:p>
      <text:p text:style-name="P1">windows with venetian blinds a dead silence grass sprouting between</text:p>
      <text:p text:style-name="P1">the stones imposing carriage archways right and left immense double</text:p>
      <text:p text:style-name="P1">doors standing ponderously ajar i slipped through one of these cracks</text:p>
      <text:p text:style-name="P1">went up a swept and ungarnished staircase as arid as a desert and</text:p>
      <text:p text:style-name="P1">opened the first door i came to two women one fat and the other slim</text:p>
      <text:p text:style-name="P1">sat on strawbottomed chairs knitting black wool the slim one got up</text:p>
      <text:p text:style-name="P1">and walked straight at mestill knitting with downcast eyesand only</text:p>
      <text:p text:style-name="P1">just as i began to think of getting out of her way as you would for a</text:p>
      <text:p text:style-name="P1">somnambulist stood still and looked up her dress was as plain as an</text:p>
      <text:p text:style-name="P1">umbrellacover and she turned round without a word and preceded me</text:p>
      <text:p text:style-name="P1">into a waitingroom i gave my name and looked about deal table in</text:p>
      <text:p text:style-name="P1">the middle plain chairs all round the walls on one end a large shining</text:p>
      <text:p text:style-name="P1">map marked with all the colors of a rainbow there was a vast amount of</text:p>
      <text:p text:style-name="P1">redgood to see at any time because one knows that some real work</text:p>
      <text:p text:style-name="P1">is done in there a deuce of a lot of blue a little green smears of</text:p>
      <text:p text:style-name="P1">orange and on the east coast a purple patch to show where the jolly</text:p>
      <text:p text:style-name="P1">pioneers of progress drink the jolly lagerbeer however i wasnt going</text:p>
      <text:p text:style-name="P1">into any of these i was going into the yellow dead in the center and</text:p>
      <text:p text:style-name="P1">the river was therefascinatingdeadlylike a snake ough a door</text:p>
      <text:p text:style-name="P1">opened a whitehaired secretarial head but wearing a compassionate</text:p>
      <text:p text:style-name="P1">expression appeared and a skinny forefinger beckoned me into the</text:p>
      <text:p text:style-name="P1">sanctuary its light was dim and a heavy writingdesk squatted in</text:p>
      <text:p text:style-name="P1">the middle from behind that structure came out an impression of pale</text:p>
      <text:p text:style-name="P1">plumpness in a frockcoat the great man himself he was five feet</text:p>
      <text:p text:style-name="P1">six i should judge and had his grip on the handleend of ever so many</text:p>
      <text:p text:style-name="P1">millions he shook hands i fancy murmured vaguely was satisfied with</text:p>
      <text:p text:style-name="P1"><text:soft-page-break/>my french bon voyage</text:p>
      <text:p text:style-name="P1"></text:p>
      <text:p text:style-name="P1">in about fortyfive seconds i found myself again in the waitingroom</text:p>
      <text:p text:style-name="P1">with the compassionate secretary who full of desolation and sympathy</text:p>
      <text:p text:style-name="P1">made me sign some document i believe i undertook amongst other things</text:p>
      <text:p text:style-name="P1">not to disclose any trade secrets well i am not going to</text:p>
      <text:p text:style-name="P1"></text:p>
      <text:p text:style-name="P1">i began to feel slightly uneasy you know i am not used to such</text:p>
      <text:p text:style-name="P1">ceremonies and there was something ominous in the atmosphere it</text:p>
      <text:p text:style-name="P1">was just as though i had been let into some conspiracyi dont</text:p>
      <text:p text:style-name="P1">knowsomething not quite right and i was glad to get out in the outer</text:p>
      <text:p text:style-name="P1">room the two women knitted black wool feverishly people were arriving</text:p>
      <text:p text:style-name="P1">and the younger one was walking back and forth introducing them the</text:p>
      <text:p text:style-name="P1">old one sat on her chair her flat cloth slippers were propped up on</text:p>
      <text:p text:style-name="P1">a footwarmer and a cat reposed on her lap she wore a starched</text:p>
      <text:p text:style-name="P1">white affair on her head had a wart on one cheek and silverrimmed</text:p>
      <text:p text:style-name="P1">spectacles hung on the tip of her nose she glanced at me above the</text:p>
      <text:p text:style-name="P1">glasses the swift and indifferent placidity of that look troubled me</text:p>
      <text:p text:style-name="P1">two youths with foolish and cheery countenances were being piloted over</text:p>
      <text:p text:style-name="P1">and she threw at them the same quick glance of unconcerned wisdom she</text:p>
      <text:p text:style-name="P1">seemed to know all about them and about me too an eerie feeling came</text:p>
      <text:p text:style-name="P1">over me she seemed uncanny and fateful often far away there i thought</text:p>
      <text:p text:style-name="P1">of these two guarding the door of darkness knitting black wool as for</text:p>
      <text:p text:style-name="P1">a warm pall one introducing introducing continuously to the unknown</text:p>
      <text:p text:style-name="P1">the other scrutinizing the cheery and foolish faces with unconcerned old</text:p>
      <text:p text:style-name="P1">eyes ave old knitter of black wool morituri te salutant not many of</text:p>
      <text:p text:style-name="P1">those she looked at ever saw her againnot half by a long way</text:p>
      <text:p text:style-name="P1"></text:p>
      <text:p text:style-name="P1">there was yet a visit to the doctor a simple formality assured me</text:p>
      <text:p text:style-name="P1">the secretary with an air of taking an immense part in all my sorrows</text:p>
      <text:p text:style-name="P1">accordingly a young chap wearing his hat over the left eyebrow some</text:p>
      <text:p text:style-name="P1">clerk i supposethere must have been clerks in the business though</text:p>
      <text:p text:style-name="P1">the house was as still as a house in a city of the deadcame from</text:p>
      <text:p text:style-name="P1">somewhere upstairs and led me forth he was shabby and careless with</text:p>
      <text:p text:style-name="P1">inkstains on the sleeves of his jacket and his cravat was large and</text:p>
      <text:p text:style-name="P1">billowy under a chin shaped like the toe of an old boot it was a</text:p>
      <text:p text:style-name="P1">little too early for the doctor so i proposed a drink and thereupon he</text:p>
      <text:p text:style-name="P1">developed a vein of joviality as we sat over our vermouths he glorified</text:p>
      <text:p text:style-name="P1">the companys business and byandby i expressed casually my surprise</text:p>
      <text:p text:style-name="P1">at him not going out there he became very cool and collected all at</text:p>
      <text:p text:style-name="P1">once i am not such a fool as i look quoth plato to his disciples</text:p>
      <text:p text:style-name="P1">he said sententiously emptied his glass with great resolution and we</text:p>
      <text:p text:style-name="P1">rose</text:p>
      <text:p text:style-name="P1"></text:p>
      <text:p text:style-name="P1">the old doctor felt my pulse evidently thinking of something else</text:p>
      <text:p text:style-name="P1">the while good good for there he mumbled and then with a certain</text:p>
      <text:p text:style-name="P1">eagerness asked me whether i would let him measure my head rather</text:p>
      <text:p text:style-name="P1">surprised i said yes when he produced a thing like calipers and got</text:p>
      <text:p text:style-name="P1">the dimensions back and front and every way taking notes carefully he</text:p>
      <text:p text:style-name="P1"><text:soft-page-break/>was an unshaven little man in a threadbare coat like a gaberdine with</text:p>
      <text:p text:style-name="P1">his feet in slippers and i thought him a harmless fool i always ask</text:p>
      <text:p text:style-name="P1">leave in the interests of science to measure the crania of those going</text:p>
      <text:p text:style-name="P1">out there he said and when they come back too i asked oh i</text:p>
      <text:p text:style-name="P1">never see them he remarked and moreover the changes take place</text:p>
      <text:p text:style-name="P1">inside you know he smiled as if at some quiet joke so you are</text:p>
      <text:p text:style-name="P1">going out there famous interesting too he gave me a searching</text:p>
      <text:p text:style-name="P1">glance and made another note ever any madness in your family he</text:p>
      <text:p text:style-name="P1">asked in a matteroffact tone i felt very annoyed is that question</text:p>
      <text:p text:style-name="P1">in the interests of science too it would be he said without taking</text:p>
      <text:p text:style-name="P1">notice of my irritation interesting for science to watch the mental</text:p>
      <text:p text:style-name="P1">changes of individuals on the spot but <text:s text:c="3"/>are you an alienist i</text:p>
      <text:p text:style-name="P1">interrupted every doctor should bea little answered that original</text:p>
      <text:p text:style-name="P1">imperturbably i have a little theory which you messieurs who go out</text:p>
      <text:p text:style-name="P1">there must help me to prove this is my share in the advantages my</text:p>
      <text:p text:style-name="P1">country shall reap from the possession of such a magnificent dependency</text:p>
      <text:p text:style-name="P1">the mere wealth i leave to others pardon my questions but you are</text:p>
      <text:p text:style-name="P1">the first englishman coming under my observation <text:s text:c="3"/>i hastened</text:p>
      <text:p text:style-name="P1">to assure him i was not in the least typical if i were said i</text:p>
      <text:p text:style-name="P1">i wouldnt be talking like this with you what you say is rather</text:p>
      <text:p text:style-name="P1">profound and probably erroneous he said with a laugh avoid</text:p>
      <text:p text:style-name="P1">irritation more than exposure to the sun adieu how do you english</text:p>
      <text:p text:style-name="P1">say eh goodby ah goodby adieu in the tropics one must before</text:p>
      <text:p text:style-name="P1">everything keep calm <text:s text:c="3"/>he lifted a warning forefinger <text:s text:c="3"/>du</text:p>
      <text:p text:style-name="P1">calme du calme adieu</text:p>
      <text:p text:style-name="P1"></text:p>
      <text:p text:style-name="P1">one thing more remained to dosay goodby to my excellent aunt i</text:p>
      <text:p text:style-name="P1">found her triumphant i had a cup of teathe last decent cup of tea for</text:p>
      <text:p text:style-name="P1">many daysand in a room that most soothingly looked just as you would</text:p>
      <text:p text:style-name="P1">expect a ladys drawingroom to look we had a long quiet chat by the</text:p>
      <text:p text:style-name="P1">fireside in the course of these confidences it became quite plain to me</text:p>
      <text:p text:style-name="P1">i had been represented to the wife of the high dignitary and goodness</text:p>
      <text:p text:style-name="P1">knows to how many more people besides as an exceptional and gifted</text:p>
      <text:p text:style-name="P1">creaturea piece of good fortune for the companya man you dont get</text:p>
      <text:p text:style-name="P1">hold of every day good heavens and i was going to take charge of a</text:p>
      <text:p text:style-name="P1">twopennyhalfpenny riversteamboat with a penny whistle attached it</text:p>
      <text:p text:style-name="P1">appeared however i was also one of the workers with a capitalyou</text:p>
      <text:p text:style-name="P1">know something like an emissary of light something like a lower sort</text:p>
      <text:p text:style-name="P1">of apostle there had been a lot of such rot let loose in print and talk</text:p>
      <text:p text:style-name="P1">just about that time and the excellent woman living right in the rush</text:p>
      <text:p text:style-name="P1">of all that humbug got carried off her feet she talked about weaning</text:p>
      <text:p text:style-name="P1">those ignorant millions from their horrid ways till upon my word she</text:p>
      <text:p text:style-name="P1">made me quite uncomfortable i ventured to hint that the company was run</text:p>
      <text:p text:style-name="P1">for profit</text:p>
      <text:p text:style-name="P1"></text:p>
      <text:p text:style-name="P1">you forget dear charlie that the laborer is worthy of his hire she</text:p>
      <text:p text:style-name="P1">said brightly its queer how out of touch with truth women are they</text:p>
      <text:p text:style-name="P1">live in a world of their own and there had never been anything like it</text:p>
      <text:p text:style-name="P1">and never can be it is too beautiful altogether and if they were to</text:p>
      <text:p text:style-name="P1"><text:soft-page-break/>set it up it would go to pieces before the first sunset some confounded</text:p>
      <text:p text:style-name="P1">fact we men have been living contentedly with ever since the day of</text:p>
      <text:p text:style-name="P1">creation would start up and knock the whole thing over</text:p>
      <text:p text:style-name="P1"></text:p>
      <text:p text:style-name="P1">after this i got embraced told to wear flannel be sure to write</text:p>
      <text:p text:style-name="P1">often and so onand i left in the streeti dont know whya queer</text:p>
      <text:p text:style-name="P1">feeling came to me that i was an impostor odd thing that i who used to</text:p>
      <text:p text:style-name="P1">clear out for any part of the world at twentyfour hours notice with</text:p>
      <text:p text:style-name="P1">less thought than most men give to the crossing of a street had a</text:p>
      <text:p text:style-name="P1">momenti wont say of hesitation but of startled pause before this</text:p>
      <text:p text:style-name="P1">commonplace affair the best way i can explain it to you is by saying</text:p>
      <text:p text:style-name="P1">that for a second or two i felt as though instead of going to the</text:p>
      <text:p text:style-name="P1">center of a continent i were about to set off for the center of the</text:p>
      <text:p text:style-name="P1">earth</text:p>
      <text:p text:style-name="P1"></text:p>
      <text:p text:style-name="P1">i left in a french steamer and she called in every blamed port they</text:p>
      <text:p text:style-name="P1">have out there for as far as i could see the sole purpose of landing</text:p>
      <text:p text:style-name="P1">soldiers and customhouse officers i watched the coast watching a</text:p>
      <text:p text:style-name="P1">coast as it slips by the ship is like thinking about an enigma there</text:p>
      <text:p text:style-name="P1">it is before yousmiling frowning inviting grand mean insipid or</text:p>
      <text:p text:style-name="P1">savage and always mute with an air of whispering come and find out</text:p>
      <text:p text:style-name="P1">this one was almost featureless as if still in the making with</text:p>
      <text:p text:style-name="P1">an aspect of monotonous grimness the edge of a colossal jungle so</text:p>
      <text:p text:style-name="P1">darkgreen as to be almost black fringed with white surf ran straight</text:p>
      <text:p text:style-name="P1">like a ruled line far far away along a blue sea whose glitter was</text:p>
      <text:p text:style-name="P1">blurred by a creeping mist the sun was fierce the land seemed to</text:p>
      <text:p text:style-name="P1">glisten and drip with steam here and there grayishwhitish specks</text:p>
      <text:p text:style-name="P1">showed up clustered inside the white surf with a flag flying above</text:p>
      <text:p text:style-name="P1">them perhaps settlements some centuries old and still no bigger than</text:p>
      <text:p text:style-name="P1">pinheads on the untouched expanse of their background we pounded</text:p>
      <text:p text:style-name="P1">along stopped landed soldiers went on landed customhouse clerks to</text:p>
      <text:p text:style-name="P1">levy toll in what looked like a godforsaken wilderness with a tin shed</text:p>
      <text:p text:style-name="P1">and a flagpole lost in it landed more soldiersto take care of the</text:p>
      <text:p text:style-name="P1">customhouse clerks presumably some i heard got drowned in the surf</text:p>
      <text:p text:style-name="P1">but whether they did or not nobody seemed particularly to care they</text:p>
      <text:p text:style-name="P1">were just flung out there and on we went every day the coast</text:p>
      <text:p text:style-name="P1">looked the same as though we had not moved but we passed various</text:p>
      <text:p text:style-name="P1">placestrading placeswith names like gran bassam little popo names</text:p>
      <text:p text:style-name="P1">that seemed to belong to some sordid farce acted in front of a sinister</text:p>
      <text:p text:style-name="P1">backcloth the idleness of a passenger my isolation amongst all these</text:p>
      <text:p text:style-name="P1">men with whom i had no point of contact the oily and languid sea the</text:p>
      <text:p text:style-name="P1">uniform somberness of the coast seemed to keep me away from the truth</text:p>
      <text:p text:style-name="P1">of things within the toil of a mournful and senseless delusion the</text:p>
      <text:p text:style-name="P1">voice of the surf heard now and then was a positive pleasure like the</text:p>
      <text:p text:style-name="P1">speech of a brother it was something natural that had its reason that</text:p>
      <text:p text:style-name="P1">had a meaning now and then a boat from the shore gave one a momentary</text:p>
      <text:p text:style-name="P1">contact with reality it was paddled by black fellows you could see</text:p>
      <text:p text:style-name="P1">from afar the white of their eyeballs glistening they shouted sang</text:p>
      <text:p text:style-name="P1">their bodies streamed with perspiration they had faces like grotesque</text:p>
      <text:p text:style-name="P1"><text:soft-page-break/>masksthese chaps but they had bone muscle a wild vitality an</text:p>
      <text:p text:style-name="P1">intense energy of movement that was as natural and true as the surf</text:p>
      <text:p text:style-name="P1">along their coast they wanted no excuse for being there they were a</text:p>
      <text:p text:style-name="P1">great comfort to look at for a time i would feel i belonged still to</text:p>
      <text:p text:style-name="P1">a world of straightforward facts but the feeling would not last long</text:p>
      <text:p text:style-name="P1">something would turn up to scare it away once i remember we came upon</text:p>
      <text:p text:style-name="P1">a manofwar anchored off the coast there wasnt even a shed there and</text:p>
      <text:p text:style-name="P1">she was shelling the bush it appears the french had one of their wars</text:p>
      <text:p text:style-name="P1">going on thereabouts her ensign dropped limp like a rag the muzzles</text:p>
      <text:p text:style-name="P1">of the long eightinch guns stuck out all over the low hull the greasy</text:p>
      <text:p text:style-name="P1">slimy swell swung her up lazily and let her down swaying her thin</text:p>
      <text:p text:style-name="P1">masts in the empty immensity of earth sky and water there she was</text:p>
      <text:p text:style-name="P1">incomprehensible firing into a continent pop would go one of the</text:p>
      <text:p text:style-name="P1">eightinch guns a small flame would dart and vanish a little</text:p>
      <text:p text:style-name="P1">white smoke would disappear a tiny projectile would give a feeble</text:p>
      <text:p text:style-name="P1">screechand nothing happened nothing could happen there was a touch</text:p>
      <text:p text:style-name="P1">of insanity in the proceeding a sense of lugubrious drollery in the</text:p>
      <text:p text:style-name="P1">sight and it was not dissipated by somebody on board assuring me</text:p>
      <text:p text:style-name="P1">earnestly there was a camp of nativeshe called them enemieshidden</text:p>
      <text:p text:style-name="P1">out of sight somewhere</text:p>
      <text:p text:style-name="P1"></text:p>
      <text:p text:style-name="P1">we gave her her letters i heard the men in that lonely ship were dying</text:p>
      <text:p text:style-name="P1">of fever at the rate of three a day and went on we called at some more</text:p>
      <text:p text:style-name="P1">places with farcical names where the merry dance of death and trade</text:p>
      <text:p text:style-name="P1">goes on in a still and earthy atmosphere as of an overheated catacomb</text:p>
      <text:p text:style-name="P1">all along the formless coast bordered by dangerous surf as if nature</text:p>
      <text:p text:style-name="P1">herself had tried to ward off intruders in and out of rivers streams</text:p>
      <text:p text:style-name="P1">of death in life whose banks were rotting into mud whose waters</text:p>
      <text:p text:style-name="P1">thickened into slime invaded the contorted mangroves that seemed to</text:p>
      <text:p text:style-name="P1">writhe at us in the extremity of an impotent despair nowhere did we</text:p>
      <text:p text:style-name="P1">stop long enough to get a particularized impression but the general</text:p>
      <text:p text:style-name="P1">sense of vague and oppressive wonder grew upon me it was like a weary</text:p>
      <text:p text:style-name="P1">pilgrimage amongst hints for nightmares</text:p>
      <text:p text:style-name="P1"></text:p>
      <text:p text:style-name="P1">it was upward of thirty days before i saw the mouth of the big river</text:p>
      <text:p text:style-name="P1">we anchored off the seat of the government but my work would not begin</text:p>
      <text:p text:style-name="P1">till some two hundred miles farther on so as soon as i could i made a</text:p>
      <text:p text:style-name="P1">start for a place thirty miles higher up</text:p>
      <text:p text:style-name="P1"></text:p>
      <text:p text:style-name="P1">i had my passage on a little seagoing steamer her captain was a</text:p>
      <text:p text:style-name="P1">swede and knowing me for a seaman invited me on the bridge he was a</text:p>
      <text:p text:style-name="P1">young man lean fair and morose with lanky hair and a shuffling gait</text:p>
      <text:p text:style-name="P1">as we left the miserable little wharf he tossed his head contemptuously</text:p>
      <text:p text:style-name="P1">at the shore been living there he asked i said yes fine lot</text:p>
      <text:p text:style-name="P1">these government chapsare they not he went on speaking english</text:p>
      <text:p text:style-name="P1">with great precision and considerable bitterness it is funny what some</text:p>
      <text:p text:style-name="P1">people will do for a few francs a month i wonder what becomes of that</text:p>
      <text:p text:style-name="P1">kind when it goes up country i said to him i expected to see that</text:p>
      <text:p text:style-name="P1">soon sooo he exclaimed he shuffled athwart keeping one eye ahead</text:p>
      <text:p text:style-name="P1"><text:soft-page-break/>vigilantly dont be too sure he continued the other day i took</text:p>
      <text:p text:style-name="P1">up a man who hanged himself on the road he was a swede too</text:p>
      <text:p text:style-name="P1">hanged himself why in gods name i cried he kept on looking</text:p>
      <text:p text:style-name="P1">out watchfully who knows the sun too much for him or the country</text:p>
      <text:p text:style-name="P1">perhaps</text:p>
      <text:p text:style-name="P1"></text:p>
      <text:p text:style-name="P1">at last we opened a reach a rocky cliff appeared mounds of turnedup</text:p>
      <text:p text:style-name="P1">earth by the shore houses on a hill others with iron roofs amongst a</text:p>
      <text:p text:style-name="P1">waste of excavations or hanging to the declivity a continuous noise of</text:p>
      <text:p text:style-name="P1">the rapids above hovered over this scene of inhabited devastation a</text:p>
      <text:p text:style-name="P1">lot of people mostly black and naked moved about like ants a jetty</text:p>
      <text:p text:style-name="P1">projected into the river a blinding sunlight drowned all this at times</text:p>
      <text:p text:style-name="P1">in a sudden recrudescence of glare theres your companys station</text:p>
      <text:p text:style-name="P1">said the swede pointing to three wooden barracklike structures on the</text:p>
      <text:p text:style-name="P1">rocky slope i will send your things up four boxes did you say so</text:p>
      <text:p text:style-name="P1">farewell</text:p>
      <text:p text:style-name="P1"></text:p>
      <text:p text:style-name="P1">i came upon a boiler wallowing in the grass then found a path</text:p>
      <text:p text:style-name="P1">leading up the hill it turned aside for the bowlders and also for an</text:p>
      <text:p text:style-name="P1">undersized railwaytruck lying there on its back with its wheels in</text:p>
      <text:p text:style-name="P1">the air one was off the thing looked as dead as the carcass of some</text:p>
      <text:p text:style-name="P1">animal i came upon more pieces of decaying machinery a stack of rusty</text:p>
      <text:p text:style-name="P1">rails to the left a clump of trees made a shady spot where dark things</text:p>
      <text:p text:style-name="P1">seemed to stir feebly i blinked the path was steep a horn tooted to</text:p>
      <text:p text:style-name="P1">the right and i saw the black people run a heavy and dull detonation</text:p>
      <text:p text:style-name="P1">shook the ground a puff of smoke came out of the cliff and that was</text:p>
      <text:p text:style-name="P1">all no change appeared on the face of the rock they were building a</text:p>
      <text:p text:style-name="P1">railway the cliff was not in the way or anything but this objectless</text:p>
      <text:p text:style-name="P1">blasting was all the work going on</text:p>
      <text:p text:style-name="P1"></text:p>
      <text:p text:style-name="P1">a slight clinking behind me made me turn my head six black men</text:p>
      <text:p text:style-name="P1">advanced in a file toiling up the path they walked erect and slow</text:p>
      <text:p text:style-name="P1">balancing small baskets full of earth on their heads and the clink kept</text:p>
      <text:p text:style-name="P1">time with their footsteps black rags were wound round their loins and</text:p>
      <text:p text:style-name="P1">the short ends behind wagged to and fro like tails i could see every</text:p>
      <text:p text:style-name="P1">rib the joints of their limbs were like knots in a rope each had an</text:p>
      <text:p text:style-name="P1">iron collar on his neck and all were connected together with a chain</text:p>
      <text:p text:style-name="P1">whose bights swung between them rhythmically clinking another report</text:p>
      <text:p text:style-name="P1">from the cliff made me think suddenly of that ship of war i had seen</text:p>
      <text:p text:style-name="P1">firing into a continent it was the same kind of ominous voice but</text:p>
      <text:p text:style-name="P1">these men could by no stretch of imagination be called enemies they</text:p>
      <text:p text:style-name="P1">were called criminals and the outraged law like the bursting shells</text:p>
      <text:p text:style-name="P1">had come to them an insoluble mystery from over the sea all their</text:p>
      <text:p text:style-name="P1">meager breasts panted together the violently dilated nostrils quivered</text:p>
      <text:p text:style-name="P1">the eyes stared stonily uphill they passed me within six inches</text:p>
      <text:p text:style-name="P1">without a glance with that complete deathlike indifference of unhappy</text:p>
      <text:p text:style-name="P1">savages behind this raw matter one of the reclaimed the product of</text:p>
      <text:p text:style-name="P1">the new forces at work strolled despondently carrying a rifle by its</text:p>
      <text:p text:style-name="P1">middle he had a uniform jacket with one button off and seeing a white</text:p>
      <text:p text:style-name="P1"><text:soft-page-break/>man on the path hoisted his weapon to his shoulder with alacrity this</text:p>
      <text:p text:style-name="P1">was simple prudence white men being so much alike at a distance that</text:p>
      <text:p text:style-name="P1">he could not tell who i might be he was speedily reassured and with a</text:p>
      <text:p text:style-name="P1">large white rascally grin and a glance at his charge seemed to take</text:p>
      <text:p text:style-name="P1">me into partnership in his exalted trust after all i also was a part</text:p>
      <text:p text:style-name="P1">of the great cause of these high and just proceedings</text:p>
      <text:p text:style-name="P1"></text:p>
      <text:p text:style-name="P1">instead of going up i turned and descended to the left my idea was to</text:p>
      <text:p text:style-name="P1">let that chaingang get out of sight before i climbed the hill you know</text:p>
      <text:p text:style-name="P1">i am not particularly tender ive had to strike and to fend off</text:p>
      <text:p text:style-name="P1">ive had to resist and to attack sometimesthats only one way of</text:p>
      <text:p text:style-name="P1">resistingwithout counting the exact cost according to the demands</text:p>
      <text:p text:style-name="P1">of such sort of life as i had blundered into ive seen the devil of</text:p>
      <text:p text:style-name="P1">violence and the devil of greed and the devil of hot desire but by</text:p>
      <text:p text:style-name="P1">all the stars these were strong lusty redeyed devils that swayed</text:p>
      <text:p text:style-name="P1">and drove menmen i tell you but as i stood on this hillside i</text:p>
      <text:p text:style-name="P1">foresaw that in the blinding sunshine of that land i would become</text:p>
      <text:p text:style-name="P1">acquainted with a flabby pretending weakeyed devil of a rapacious and</text:p>
      <text:p text:style-name="P1">pitiless folly how insidious he could be too i was only to find out</text:p>
      <text:p text:style-name="P1">several months later and a thousand miles farther for a moment i</text:p>
      <text:p text:style-name="P1">stood appalled as though by a warning finally i descended the hill</text:p>
      <text:p text:style-name="P1">obliquely towards the trees i had seen</text:p>
      <text:p text:style-name="P1"></text:p>
      <text:p text:style-name="P1">i avoided a vast artificial hole somebody had been digging on the</text:p>
      <text:p text:style-name="P1">slope the purpose of which i found it impossible to divine it wasnt</text:p>
      <text:p text:style-name="P1">a quarry or a sandpit anyhow it was just a hole it might have</text:p>
      <text:p text:style-name="P1">been connected with the philanthropic desire of giving the criminals</text:p>
      <text:p text:style-name="P1">something to do i dont know then i nearly fell into a very narrow</text:p>
      <text:p text:style-name="P1">ravine almost no more than a scar in the hillside i discovered that</text:p>
      <text:p text:style-name="P1">a lot of imported drainagepipes for the settlement had been tumbled in</text:p>
      <text:p text:style-name="P1">there there wasnt one that was not broken it was a wanton smashup</text:p>
      <text:p text:style-name="P1">at last i got under the trees my purpose was to stroll into the shade</text:p>
      <text:p text:style-name="P1">for a moment but no sooner within than it seemed to me i had stepped</text:p>
      <text:p text:style-name="P1">into a gloomy circle of some inferno the rapids were near and an</text:p>
      <text:p text:style-name="P1">uninterrupted uniform headlong rushing noise filled the mournful</text:p>
      <text:p text:style-name="P1">stillness of the grove where not a breath stirred not a leaf moved</text:p>
      <text:p text:style-name="P1">with a mysterious soundas though the tearing pace of the launched</text:p>
      <text:p text:style-name="P1">earth had suddenly become audible</text:p>
      <text:p text:style-name="P1"></text:p>
      <text:p text:style-name="P1">black shapes crouched lay sat between the trees leaning against the</text:p>
      <text:p text:style-name="P1">trunks clinging to the earth half coming out half effaced within</text:p>
      <text:p text:style-name="P1">the dim light in all the attitudes of pain abandonment and despair</text:p>
      <text:p text:style-name="P1">another mine on the cliff went off followed by a slight shudder of the</text:p>
      <text:p text:style-name="P1">soil under my feet the work was going on the work and this was the</text:p>
      <text:p text:style-name="P1">place where some of the helpers had withdrawn to die</text:p>
      <text:p text:style-name="P1"></text:p>
      <text:p text:style-name="P1">they were dying slowlyit was very clear they were not enemies they</text:p>
      <text:p text:style-name="P1">were not criminals they were nothing earthly nownothing but black</text:p>
      <text:p text:style-name="P1">shadows of disease and starvation lying confusedly in the greenish</text:p>
      <text:p text:style-name="P1"><text:soft-page-break/>gloom brought from all the recesses of the coast in all the legality</text:p>
      <text:p text:style-name="P1">of time contracts lost in uncongenial surroundings fed on unfamiliar</text:p>
      <text:p text:style-name="P1">food they sickened became inefficient and were then allowed to crawl</text:p>
      <text:p text:style-name="P1">away and rest these moribund shapes were free as airand nearly as</text:p>
      <text:p text:style-name="P1">thin i began to distinguish the gleam of eyes under the trees then</text:p>
      <text:p text:style-name="P1">glancing down i saw a face near my hand the black bones reclined at</text:p>
      <text:p text:style-name="P1">full length with one shoulder against the tree and slowly the eyelids</text:p>
      <text:p text:style-name="P1">rose and the sunken eyes looked up at me enormous and vacant a kind of</text:p>
      <text:p text:style-name="P1">blind white flicker in the depths of the orbs which died out slowly</text:p>
      <text:p text:style-name="P1">the man seemed youngalmost a boybut you know with them its hard to</text:p>
      <text:p text:style-name="P1">tell i found nothing else to do but to offer him one of my good swedes</text:p>
      <text:p text:style-name="P1">ships biscuits i had in my pocket the fingers closed slowly on it and</text:p>
      <text:p text:style-name="P1">heldthere was no other movement and no other glance he had tied a</text:p>
      <text:p text:style-name="P1">bit of white worsted round his neckwhy where did he get it was it a</text:p>
      <text:p text:style-name="P1">badgean ornamenta charma propitiatory act was there any idea at</text:p>
      <text:p text:style-name="P1">all connected with it it looked startling round his black neck this</text:p>
      <text:p text:style-name="P1">bit of white thread from beyond the seas</text:p>
      <text:p text:style-name="P1"></text:p>
      <text:p text:style-name="P1">near the same tree two more bundles of acute angles sat with their legs</text:p>
      <text:p text:style-name="P1">drawn up one with his chin propped on his knees stared at nothing</text:p>
      <text:p text:style-name="P1">in an intolerable and appalling manner his brother phantom rested its</text:p>
      <text:p text:style-name="P1">forehead as if overcome with a great weariness and all about others</text:p>
      <text:p text:style-name="P1">were scattered in every pose of contorted collapse as in some picture</text:p>
      <text:p text:style-name="P1">of a massacre or a pestilence while i stood horrorstruck one of these</text:p>
      <text:p text:style-name="P1">creatures rose to his hands and knees and went off on allfours towards</text:p>
      <text:p text:style-name="P1">the river to drink he lapped out of his hand then sat up in the</text:p>
      <text:p text:style-name="P1">sunlight crossing his shins in front of him and after a time let his</text:p>
      <text:p text:style-name="P1">woolly head fall on his breastbone</text:p>
      <text:p text:style-name="P1"></text:p>
      <text:p text:style-name="P1">i didnt want any more loitering in the shade and i made haste towards</text:p>
      <text:p text:style-name="P1">the station when near the buildings i met a white man in such an</text:p>
      <text:p text:style-name="P1">unexpected elegance of getup that in the first moment i took him for</text:p>
      <text:p text:style-name="P1">a sort of vision i saw a high starched collar white cuffs a light</text:p>
      <text:p text:style-name="P1">alpaca jacket snowy trousers a clear necktie and varnished boots no</text:p>
      <text:p text:style-name="P1">hat hair parted brushed oiled under a greenlined parasol held in a</text:p>
      <text:p text:style-name="P1">big white hand he was amazing and had a penholder behind his ear</text:p>
      <text:p text:style-name="P1"></text:p>
      <text:p text:style-name="P1">i shook hands with this miracle and i learned he was the companys</text:p>
      <text:p text:style-name="P1">chief accountant and that all the bookkeeping was done at this station</text:p>
      <text:p text:style-name="P1">he had come out for a moment he said to get a breath of fresh air</text:p>
      <text:p text:style-name="P1">the expression sounded wonderfully odd with its suggestion of sedentary</text:p>
      <text:p text:style-name="P1">desklife i wouldnt have mentioned the fellow to you at all only</text:p>
      <text:p text:style-name="P1">it was from his lips that i first heard the name of the man who is</text:p>
      <text:p text:style-name="P1">so indissolubly connected with the memories of that time moreover i</text:p>
      <text:p text:style-name="P1">respected the fellow yes i respected his collars his vast cuffs</text:p>
      <text:p text:style-name="P1">his brushed hair his appearance was certainly that of a hairdressers</text:p>
      <text:p text:style-name="P1">dummy but in the great demoralization of the land he kept up</text:p>
      <text:p text:style-name="P1">his appearance thats backbone his starched collars and gotup</text:p>
      <text:p text:style-name="P1">shirtfronts were achievements of character he had been out nearly</text:p>
      <text:p text:style-name="P1"><text:soft-page-break/>three years and later on i could not help asking him how he managed</text:p>
      <text:p text:style-name="P1">to sport such linen he had just the faintest blush and said modestly</text:p>
      <text:p text:style-name="P1">ive been teaching one of the native women about the station it</text:p>
      <text:p text:style-name="P1">was difficult she had a distaste for the work this man had verily</text:p>
      <text:p text:style-name="P1">accomplished something and he was devoted to his books which were in</text:p>
      <text:p text:style-name="P1">applepie order</text:p>
      <text:p text:style-name="P1"></text:p>
      <text:p text:style-name="P1">everything else in the station was in a muddleheads things</text:p>
      <text:p text:style-name="P1">buildings strings of dusty niggers with splay feet arrived and</text:p>
      <text:p text:style-name="P1">departed a stream of manufactured goods rubbishy cottons beads</text:p>
      <text:p text:style-name="P1">and brasswire sent into the depths of darkness and in return came a</text:p>
      <text:p text:style-name="P1">precious trickle of ivory</text:p>
      <text:p text:style-name="P1"></text:p>
      <text:p text:style-name="P1">i had to wait in the station for ten daysan eternity i lived in a</text:p>
      <text:p text:style-name="P1">hut in the yard but to be out of the chaos i would sometimes get into</text:p>
      <text:p text:style-name="P1">the accountants office it was built of horizontal planks and so badly</text:p>
      <text:p text:style-name="P1">put together that as he bent over his high desk he was barred from</text:p>
      <text:p text:style-name="P1">neck to heels with narrow strips of sunlight there was no need to</text:p>
      <text:p text:style-name="P1">open the big shutter to see it was hot there too big flies buzzed</text:p>
      <text:p text:style-name="P1">fiendishly and did not sting but stabbed i sat generally on the</text:p>
      <text:p text:style-name="P1">floor while of faultless appearance and even slightly scented</text:p>
      <text:p text:style-name="P1">perching on a high stool he wrote he wrote sometimes he stood up for</text:p>
      <text:p text:style-name="P1">exercise when a trucklebed with a sick man some invalided agent from</text:p>
      <text:p text:style-name="P1">upcountry was put in there he exhibited a gentle annoyance the</text:p>
      <text:p text:style-name="P1">groans of this sick person he said distract my attention and without</text:p>
      <text:p text:style-name="P1">that it is extremely difficult to guard against clerical errors in this</text:p>
      <text:p text:style-name="P1">climate</text:p>
      <text:p text:style-name="P1"></text:p>
      <text:p text:style-name="P1">one day he remarked without lifting his head in the interior you</text:p>
      <text:p text:style-name="P1">will no doubt meet mr kurtz on my asking who mr kurtz was he</text:p>
      <text:p text:style-name="P1">said he was a firstclass agent and seeing my disappointment at</text:p>
      <text:p text:style-name="P1">this information he added slowly laying down his pen he is a very</text:p>
      <text:p text:style-name="P1">remarkable person further questions elicited from him that mr kurtz</text:p>
      <text:p text:style-name="P1">was at present in charge of a trading post a very important one in the</text:p>
      <text:p text:style-name="P1">true ivorycountry at the very bottom of there sends in as much ivory</text:p>
      <text:p text:style-name="P1">as all the others put together <text:s text:c="3"/>he began to write again the sick</text:p>
      <text:p text:style-name="P1">man was too ill to groan the flies buzzed in a great peace</text:p>
      <text:p text:style-name="P1"></text:p>
      <text:p text:style-name="P1">suddenly there was a growing murmur of voices and a great tramping of</text:p>
      <text:p text:style-name="P1">feet a caravan had come in a violent babble of uncouth sounds burst</text:p>
      <text:p text:style-name="P1">out on the other side of the planks all the carriers were speaking</text:p>
      <text:p text:style-name="P1">together and in the midst of the uproar the lamentable voice of the</text:p>
      <text:p text:style-name="P1">chief agent was heard giving it up tearfully for the twentieth time</text:p>
      <text:p text:style-name="P1">that day <text:s text:c="3"/>he rose slowly what a frightful row he said he</text:p>
      <text:p text:style-name="P1">crossed the room gently to look at the sick man and returning said to</text:p>
      <text:p text:style-name="P1">me he does not hear what dead i asked startled no not yet</text:p>
      <text:p text:style-name="P1">he answered with great composure then alluding with a toss of the</text:p>
      <text:p text:style-name="P1">head to the tumult in the stationyard when one has got to make</text:p>
      <text:p text:style-name="P1">correct entries one comes to hate those savageshate them to the</text:p>
      <text:p text:style-name="P1"><text:soft-page-break/>death he remained thoughtful for a moment when you see mr kurtz</text:p>
      <text:p text:style-name="P1">he went on tell him from me that everything herehe glanced at the</text:p>
      <text:p text:style-name="P1">deskis very satisfactory i dont like to write to himwith those</text:p>
      <text:p text:style-name="P1">messengers of ours you never know who may get hold of your letterat</text:p>
      <text:p text:style-name="P1">that central station he stared at me for a moment with his mild</text:p>
      <text:p text:style-name="P1">bulging eyes oh he will go far very far he began again he</text:p>
      <text:p text:style-name="P1">will be a somebody in the administration before long they abovethe</text:p>
      <text:p text:style-name="P1">council in europe you knowmean him to be</text:p>
      <text:p text:style-name="P1"></text:p>
      <text:p text:style-name="P1">he turned to his work the noise outside had ceased and presently</text:p>
      <text:p text:style-name="P1">in going out i stopped at the door in the steady buzz of flies the</text:p>
      <text:p text:style-name="P1">homewardbound agent was lying flushed and insensible the other</text:p>
      <text:p text:style-name="P1">bent over his books was making correct entries of perfectly correct</text:p>
      <text:p text:style-name="P1">transactions and fifty feet below the doorstep i could see the still</text:p>
      <text:p text:style-name="P1">treetops of the grove of death</text:p>
      <text:p text:style-name="P1"></text:p>
      <text:p text:style-name="P1">next day i left that station at last with a caravan of sixty men for</text:p>
      <text:p text:style-name="P1">a twohundredmile tramp</text:p>
      <text:p text:style-name="P1"></text:p>
      <text:p text:style-name="P1">no use telling you much about that paths paths everywhere a</text:p>
      <text:p text:style-name="P1">stampedin network of paths spreading over the empty land through</text:p>
      <text:p text:style-name="P1">long grass through burnt grass through thickets down and up chilly</text:p>
      <text:p text:style-name="P1">ravines up and down stony hills ablaze with heat and a solitude a</text:p>
      <text:p text:style-name="P1">solitude nobody not a hut the population had cleared out a long</text:p>
      <text:p text:style-name="P1">time ago well if a lot of mysterious niggers armed with all kinds of</text:p>
      <text:p text:style-name="P1">fearful weapons suddenly took to traveling on the road between deal and</text:p>
      <text:p text:style-name="P1">gravesend catching the yokels right and left to carry heavy loads for</text:p>
      <text:p text:style-name="P1">them i fancy every farm and cottage thereabouts would get empty very</text:p>
      <text:p text:style-name="P1">soon only here the dwellings were gone too still i passed through</text:p>
      <text:p text:style-name="P1">several abandoned villages theres something pathetically childish in</text:p>
      <text:p text:style-name="P1">the ruins of grass walls day after day with the stamp and shuffle of</text:p>
      <text:p text:style-name="P1">sixty pair of bare feet behind me each pair under a lb load camp</text:p>
      <text:p text:style-name="P1">cook sleep strike camp march now and then a carrier dead in harness</text:p>
      <text:p text:style-name="P1">at rest in the long grass near the path with an empty watergourd and</text:p>
      <text:p text:style-name="P1">his long staff lying by his side a great silence around and above</text:p>
      <text:p text:style-name="P1">perhaps on some quiet night the tremor of faroff drums sinking</text:p>
      <text:p text:style-name="P1">swelling a tremor vast faint a sound weird appealing suggestive</text:p>
      <text:p text:style-name="P1">and wildand perhaps with as profound a meaning as the sound of bells</text:p>
      <text:p text:style-name="P1">in a christian country once a white man in an unbuttoned uniform</text:p>
      <text:p text:style-name="P1">camping on the path with an armed escort of lank zanzibaris very</text:p>
      <text:p text:style-name="P1">hospitable and festivenot to say drunk was looking after the upkeep</text:p>
      <text:p text:style-name="P1">of the road he declared cant say i saw any road or any upkeep unless</text:p>
      <text:p text:style-name="P1">the body of a middleaged negro with a bullethole in the forehead</text:p>
      <text:p text:style-name="P1">upon which i absolutely stumbled three miles farther on may be</text:p>
      <text:p text:style-name="P1">considered as a permanent improvement i had a white companion too not</text:p>
      <text:p text:style-name="P1">a bad chap but rather too fleshy and with the exasperating habit of</text:p>
      <text:p text:style-name="P1">fainting on the hot hillsides miles away from the least bit of shade</text:p>
      <text:p text:style-name="P1">and water annoying you know to hold your own coat like a parasol over</text:p>
      <text:p text:style-name="P1">a mans head while he is comingto i couldnt help asking him once what</text:p>
      <text:p text:style-name="P1"><text:soft-page-break/>he meant by coming there at all to make money of course what do you</text:p>
      <text:p text:style-name="P1">think he said scornfully then he got fever and had to be carried in</text:p>
      <text:p text:style-name="P1">a hammock slung under a pole as he weighed sixteen stone i had no end</text:p>
      <text:p text:style-name="P1">of rows with the carriers they jibbed ran away sneaked off with their</text:p>
      <text:p text:style-name="P1">loads in the nightquite a mutiny so one evening i made a speech in</text:p>
      <text:p text:style-name="P1">english with gestures not one of which was lost to the sixty pairs of</text:p>
      <text:p text:style-name="P1">eyes before me and the next morning i started the hammock off in front</text:p>
      <text:p text:style-name="P1">all right an hour afterwards i came upon the whole concern wrecked in</text:p>
      <text:p text:style-name="P1">a bushman hammock groans blankets horrors the heavy pole had</text:p>
      <text:p text:style-name="P1">skinned his poor nose he was very anxious for me to kill somebody</text:p>
      <text:p text:style-name="P1">but there wasnt the shadow of a carrier near i remembered the old</text:p>
      <text:p text:style-name="P1">doctorit would be interesting for science to watch the mental</text:p>
      <text:p text:style-name="P1">changes of individuals on the spot i felt i was becoming</text:p>
      <text:p text:style-name="P1">scientifically interesting however all that is to no purpose on the</text:p>
      <text:p text:style-name="P1">fifteenth day i came in sight of the big river again and hobbled into</text:p>
      <text:p text:style-name="P1">the central station it was on a back water surrounded by scrub and</text:p>
      <text:p text:style-name="P1">forest with a pretty border of smelly mud on one side and on the three</text:p>
      <text:p text:style-name="P1">others inclosed by a crazy fence of rushes a neglected gap was all the</text:p>
      <text:p text:style-name="P1">gate it had and the first glance at the place was enough to let you see</text:p>
      <text:p text:style-name="P1">the flabby devil was running that show white men with long staves in</text:p>
      <text:p text:style-name="P1">their hands appeared languidly from amongst the buildings strolling up</text:p>
      <text:p text:style-name="P1">to take a look at me and then retired out of sight somewhere one of</text:p>
      <text:p text:style-name="P1">them a stout excitable chap with black mustaches informed me with</text:p>
      <text:p text:style-name="P1">great volubility and many digressions as soon as i told him who i was</text:p>
      <text:p text:style-name="P1">that my steamer was at the bottom of the river i was thunderstruck</text:p>
      <text:p text:style-name="P1">what how why oh it was all right the manager himself was there</text:p>
      <text:p text:style-name="P1">all quite correct everybody had behaved splendidly splendidlyyou</text:p>
      <text:p text:style-name="P1">must he said in agitation go and see the general manager at once he</text:p>
      <text:p text:style-name="P1">is waiting</text:p>
      <text:p text:style-name="P1"></text:p>
      <text:p text:style-name="P1">i did not see the real significance of that wreck at once i fancy i</text:p>
      <text:p text:style-name="P1">see it now but i am not surenot at all certainly the affair was too</text:p>
      <text:p text:style-name="P1">stupidwhen i think of itto be altogether natural still <text:s text:c="3"/>but</text:p>
      <text:p text:style-name="P1">at the moment it presented itself simply as a confounded nuisance the</text:p>
      <text:p text:style-name="P1">steamer was sunk they had started two days before in a sudden hurry</text:p>
      <text:p text:style-name="P1">up the river with the manager on board in charge of some volunteer</text:p>
      <text:p text:style-name="P1">skipper and before they had been out three hours they tore the bottom</text:p>
      <text:p text:style-name="P1">out of her on stones and she sank near the south bank i asked myself</text:p>
      <text:p text:style-name="P1">what i was to do there now my boat was lost as a matter of fact i had</text:p>
      <text:p text:style-name="P1">plenty to do in fishing my command out of the river i had to set about</text:p>
      <text:p text:style-name="P1">it the very next day that and the repairs when i brought the pieces to</text:p>
      <text:p text:style-name="P1">the station took some months</text:p>
      <text:p text:style-name="P1"></text:p>
      <text:p text:style-name="P1">my first interview with the manager was curious he did not ask me to</text:p>
      <text:p text:style-name="P1">sit down after my twentymile walk that morning he was commonplace in</text:p>
      <text:p text:style-name="P1">complexion in features in manners and in voice he was of middle</text:p>
      <text:p text:style-name="P1">size and of ordinary build his eyes of the usual blue were perhaps</text:p>
      <text:p text:style-name="P1">remarkably cold and he certainly could make his glance fall on one as</text:p>
      <text:p text:style-name="P1">trenchant and heavy as an ax but even at these times the rest of his</text:p>
      <text:p text:style-name="P1"><text:soft-page-break/>person seemed to disclaim the intention otherwise there was only</text:p>
      <text:p text:style-name="P1">an indefinable faint expression of his lips something stealthya</text:p>
      <text:p text:style-name="P1">smilenot a smilei remember it but i cant explain it was</text:p>
      <text:p text:style-name="P1">unconscious this smile was though just after he had said something it</text:p>
      <text:p text:style-name="P1">got intensified for an instant it came at the end of his speeches like</text:p>
      <text:p text:style-name="P1">a seal applied on the words to make the meaning of the commonest phrase</text:p>
      <text:p text:style-name="P1">appear absolutely inscrutable he was a common trader from his youth</text:p>
      <text:p text:style-name="P1">up employed in these partsnothing more he was obeyed yet he inspired</text:p>
      <text:p text:style-name="P1">neither love nor fear nor even respect he inspired uneasiness that</text:p>
      <text:p text:style-name="P1">was it uneasiness not a definite mistrustjust uneasinessnothing</text:p>
      <text:p text:style-name="P1">more you have no idea how effective such a <text:s text:c="3"/>a <text:s text:c="3"/>faculty can</text:p>
      <text:p text:style-name="P1">be he had no genius for organizing for initiative or for order even</text:p>
      <text:p text:style-name="P1">that was evident in such things as the deplorable state of the station</text:p>
      <text:p text:style-name="P1">he had no learning and no intelligence his position had come to</text:p>
      <text:p text:style-name="P1">himwhy perhaps because he was never ill <text:s text:c="3"/>he had served three</text:p>
      <text:p text:style-name="P1">terms of three years out there <text:s text:c="3"/>because triumphant health in the</text:p>
      <text:p text:style-name="P1">general rout of constitutions is a kind of power in itself when he went</text:p>
      <text:p text:style-name="P1">home on leave he rioted on a large scalepompously jack ashorewith</text:p>
      <text:p text:style-name="P1">a differencein externals only this one could gather from his casual</text:p>
      <text:p text:style-name="P1">talk he originated nothing he could keep the routine goingthats</text:p>
      <text:p text:style-name="P1">all but he was great he was great by this little thing that it was</text:p>
      <text:p text:style-name="P1">impossible to tell what could control such a man he never gave that</text:p>
      <text:p text:style-name="P1">secret away perhaps there was nothing within him such a suspicion</text:p>
      <text:p text:style-name="P1">made one pausefor out there there were no external checks once when</text:p>
      <text:p text:style-name="P1">various tropical diseases had laid low almost every agent in the</text:p>
      <text:p text:style-name="P1">station he was heard to say men who come out here should have no</text:p>
      <text:p text:style-name="P1">entrails he sealed the utterance with that smile of his as though</text:p>
      <text:p text:style-name="P1">it had been a door opening into a darkness he had in his keeping</text:p>
      <text:p text:style-name="P1">you fancied you had seen thingsbut the seal was on when annoyed at</text:p>
      <text:p text:style-name="P1">mealtimes by the constant quarrels of the white men about precedence</text:p>
      <text:p text:style-name="P1">he ordered an immense round table to be made for which a special house</text:p>
      <text:p text:style-name="P1">had to be built this was the stations messroom where he sat was the</text:p>
      <text:p text:style-name="P1">first placethe rest were nowhere one felt this to be his unalterable</text:p>
      <text:p text:style-name="P1">conviction he was neither civil nor uncivil he was quiet he allowed</text:p>
      <text:p text:style-name="P1">his boyan overfed young negro from the coastto treat the white</text:p>
      <text:p text:style-name="P1">men under his very eyes with provoking insolence</text:p>
      <text:p text:style-name="P1"></text:p>
      <text:p text:style-name="P1">he began to speak as soon as he saw me i had been very long on the</text:p>
      <text:p text:style-name="P1">road he could not wait had to start without me the upriver stations</text:p>
      <text:p text:style-name="P1">had to be relieved there had been so many delays already that he did</text:p>
      <text:p text:style-name="P1">not know who was dead and who was alive and how they got onand so on</text:p>
      <text:p text:style-name="P1">and so on he paid no attention to my explanations and playing with</text:p>
      <text:p text:style-name="P1">a stick of sealingwax repeated several times that the situation</text:p>
      <text:p text:style-name="P1">was very grave very grave there were rumors that a very important</text:p>
      <text:p text:style-name="P1">station was in jeopardy and its chief mr kurtz was ill hoped it was</text:p>
      <text:p text:style-name="P1">not true mr kurtz was <text:s text:c="3"/>i felt weary and irritable hang kurtz</text:p>
      <text:p text:style-name="P1">i thought i interrupted him by saying i had heard of mr kurtz on the</text:p>
      <text:p text:style-name="P1">coast ah so they talk of him down there he murmured to himself</text:p>
      <text:p text:style-name="P1">then he began again assuring me mr kurtz was the best agent he had an</text:p>
      <text:p text:style-name="P1"><text:soft-page-break/>exceptional man of the greatest importance to the company therefore</text:p>
      <text:p text:style-name="P1">i could understand his anxiety he was he said very very uneasy</text:p>
      <text:p text:style-name="P1">certainly he fidgeted on his chair a good deal exclaimed ah mr</text:p>
      <text:p text:style-name="P1">kurtz broke the stick of sealingwax and seemed dumbfounded by the</text:p>
      <text:p text:style-name="P1">accident next thing he wanted to know how long it would take to <text:s text:c="2"/></text:p>
      <text:p text:style-name="P1">i interrupted him again being hungry you know and kept on my feet</text:p>
      <text:p text:style-name="P1">too i was getting savage how could i tell i said i hadnt even</text:p>
      <text:p text:style-name="P1">seen the wreck yetsome months no doubt all this talk seemed to me</text:p>
      <text:p text:style-name="P1">so futile some months he said well let us say three months before</text:p>
      <text:p text:style-name="P1">we can make a start yes that ought to do the affair i flung out</text:p>
      <text:p text:style-name="P1">of his hut he lived all alone in a clay hut with a sort of veranda</text:p>
      <text:p text:style-name="P1">muttering to myself my opinion of him he was a chattering idiot</text:p>
      <text:p text:style-name="P1">afterwards i took it back when it was borne in upon me startlingly</text:p>
      <text:p text:style-name="P1">with what extreme nicety he had estimated the time requisite for the</text:p>
      <text:p text:style-name="P1">affair</text:p>
      <text:p text:style-name="P1"></text:p>
      <text:p text:style-name="P1">i went to work the next day turning so to speak my back on that</text:p>
      <text:p text:style-name="P1">station in that way only it seemed to me i could keep my hold on the</text:p>
      <text:p text:style-name="P1">redeeming facts of life still one must look about sometimes and then</text:p>
      <text:p text:style-name="P1">i saw this station these men strolling aimlessly about in the sunshine</text:p>
      <text:p text:style-name="P1">of the yard i asked myself sometimes what it all meant they wandered</text:p>
      <text:p text:style-name="P1">here and there with their absurd long staves in their hands like a lot</text:p>
      <text:p text:style-name="P1">of faithless pilgrims bewitched inside a rotten fence the word ivory</text:p>
      <text:p text:style-name="P1">rang in the air was whispered was sighed you would think they were</text:p>
      <text:p text:style-name="P1">praying to it a taint of imbecile rapacity blew through it all like a</text:p>
      <text:p text:style-name="P1">whiff from some corpse by jove ive never seen anything so unreal in</text:p>
      <text:p text:style-name="P1">my life and outside the silent wilderness surrounding this cleared</text:p>
      <text:p text:style-name="P1">speck on the earth struck me as something great and invincible like</text:p>
      <text:p text:style-name="P1">evil or truth waiting patiently for the passing away of this fantastic</text:p>
      <text:p text:style-name="P1">invasion</text:p>
      <text:p text:style-name="P1"></text:p>
      <text:p text:style-name="P1">oh these months well never mind various things happened one</text:p>
      <text:p text:style-name="P1">evening a grass shed full of calico cotton prints beads and i dont</text:p>
      <text:p text:style-name="P1">know what else burst into a blaze so suddenly that you would have</text:p>
      <text:p text:style-name="P1">thought the earth had opened to let an avenging fire consume all that</text:p>
      <text:p text:style-name="P1">trash i was smoking my pipe quietly by my dismantled steamer and saw</text:p>
      <text:p text:style-name="P1">them all cutting capers in the light with their arms lifted high when</text:p>
      <text:p text:style-name="P1">the stout man with mustaches came tearing down to the river a tin</text:p>
      <text:p text:style-name="P1">pail in his hand assured me that everybody was behaving splendidly</text:p>
      <text:p text:style-name="P1">splendidly dipped about a quart of water and tore back again i</text:p>
      <text:p text:style-name="P1">noticed there was a hole in the bottom of his pail</text:p>
      <text:p text:style-name="P1"></text:p>
      <text:p text:style-name="P1">i strolled up there was no hurry you see the thing had gone off like</text:p>
      <text:p text:style-name="P1">a box of matches it had been hopeless from the very first the flame</text:p>
      <text:p text:style-name="P1">had leaped high driven everybody back lighted up everythingand</text:p>
      <text:p text:style-name="P1">collapsed the shed was already a heap of embers glowing fiercely a</text:p>
      <text:p text:style-name="P1">nigger was being beaten near by they said he had caused the fire in</text:p>
      <text:p text:style-name="P1">some way be that as it may he was screeching most horribly i saw him</text:p>
      <text:p text:style-name="P1">later on for several days sitting in a bit of shade looking very sick</text:p>
      <text:p text:style-name="P1"><text:soft-page-break/>and trying to recover himself afterwards he arose and went outand</text:p>
      <text:p text:style-name="P1">the wilderness without a sound took him into its bosom again as i</text:p>
      <text:p text:style-name="P1">approached the glow from the dark i found myself at the back of two men</text:p>
      <text:p text:style-name="P1">talking i heard the name of kurtz pronounced then the words take</text:p>
      <text:p text:style-name="P1">advantage of this unfortunate accident one of the men was the manager</text:p>
      <text:p text:style-name="P1">i wished him a good evening did you ever see anything like iteh it</text:p>
      <text:p text:style-name="P1">is incredible he said and walked off the other man remained he was</text:p>
      <text:p text:style-name="P1">a firstclass agent young gentlemanly a bit reserved with a forked</text:p>
      <text:p text:style-name="P1">little beard and a hooked nose he was standoffish with the other</text:p>
      <text:p text:style-name="P1">agents and they on their side said he was the managers spy upon them</text:p>
      <text:p text:style-name="P1">as to me i had hardly ever spoken to him before we got into talk and</text:p>
      <text:p text:style-name="P1">byandby we strolled away from the hissing ruins then he asked me to</text:p>
      <text:p text:style-name="P1">his room which was in the main building of the station he struck</text:p>
      <text:p text:style-name="P1">a match and i perceived that this young aristocrat had not only a</text:p>
      <text:p text:style-name="P1">silvermounted dressingcase but also a whole candle all to himself</text:p>
      <text:p text:style-name="P1">just at that time the manager was the only man supposed to have any</text:p>
      <text:p text:style-name="P1">right to candles native mats covered the clay walls a collection of</text:p>
      <text:p text:style-name="P1">spears assegais shields knives was hung up in trophies the business</text:p>
      <text:p text:style-name="P1">intrusted to this fellow was the making of bricksso i had been</text:p>
      <text:p text:style-name="P1">informed but there wasnt a fragment of a brick anywhere in the</text:p>
      <text:p text:style-name="P1">station and he had been there more than a yearwaiting it seems he</text:p>
      <text:p text:style-name="P1">could not make bricks without something i dont know whatstraw maybe</text:p>
      <text:p text:style-name="P1">anyways it could not be found there and as it was not likely to be</text:p>
      <text:p text:style-name="P1">sent from europe it did not appear clear to me what he was waiting for</text:p>
      <text:p text:style-name="P1">an act of special creation perhaps however they were all waitingall</text:p>
      <text:p text:style-name="P1">the sixteen or twenty pilgrims of themfor something and upon my word</text:p>
      <text:p text:style-name="P1">it did not seem an uncongenial occupation from the way they took it</text:p>
      <text:p text:style-name="P1">though the only thing that ever came to them was diseaseas far as i</text:p>
      <text:p text:style-name="P1">could see they beguiled the time by backbiting and intriguing against</text:p>
      <text:p text:style-name="P1">each other in a foolish kind of way there was an air of plotting about</text:p>
      <text:p text:style-name="P1">that station but nothing came of it of course it was as unreal as</text:p>
      <text:p text:style-name="P1">everything elseas the philanthropic pretense of the whole concern as</text:p>
      <text:p text:style-name="P1">their talk as their government as their show of work the only real</text:p>
      <text:p text:style-name="P1">feeling was a desire to get appointed to a tradingpost where ivory</text:p>
      <text:p text:style-name="P1">was to be had so that they could earn percentages they intrigued</text:p>
      <text:p text:style-name="P1">and slandered and hated each other only on that accountbut as to</text:p>
      <text:p text:style-name="P1">effectually lifting a little fingeroh no by heavens there is</text:p>
      <text:p text:style-name="P1">something after all in the world allowing one man to steal a horse while</text:p>
      <text:p text:style-name="P1">another must not look at a halter steal a horse straight out very</text:p>
      <text:p text:style-name="P1">well he has done it perhaps he can ride but there is a way of looking</text:p>
      <text:p text:style-name="P1">at a halter that would provoke the most charitable of saints into a</text:p>
      <text:p text:style-name="P1">kick</text:p>
      <text:p text:style-name="P1"></text:p>
      <text:p text:style-name="P1">i had no idea why he wanted to be sociable but as we chatted in there</text:p>
      <text:p text:style-name="P1">it suddenly occurred to me the fellow was trying to get at somethingin</text:p>
      <text:p text:style-name="P1">fact pumping me he alluded constantly to europe to the people i was</text:p>
      <text:p text:style-name="P1">supposed to know thereputting leading questions as to my acquaintances</text:p>
      <text:p text:style-name="P1">in the sepulchral city and so on his little eyes glittered like</text:p>
      <text:p text:style-name="P1">mica discswith curiositythough he tried to keep up a bit of</text:p>
      <text:p text:style-name="P1"><text:soft-page-break/>superciliousness at first i was astonished but very soon i became</text:p>
      <text:p text:style-name="P1">awfully curious to see what he would find out from me i couldnt</text:p>
      <text:p text:style-name="P1">possibly imagine what i had in me to make it worth his while it was</text:p>
      <text:p text:style-name="P1">very pretty to see how he baffled himself for in truth my body was full</text:p>
      <text:p text:style-name="P1">of chills and my head had nothing in it but that wretched steamboat</text:p>
      <text:p text:style-name="P1">business it was evident he took me for a perfectly shameless</text:p>
      <text:p text:style-name="P1">prevaricator at last he got angry and to conceal a movement of furious</text:p>
      <text:p text:style-name="P1">annoyance he yawned i rose then i noticed a small sketch in oils</text:p>
      <text:p text:style-name="P1">on a panel representing a woman draped and blindfolded carrying a</text:p>
      <text:p text:style-name="P1">lighted torch the background was somberalmost black the movement of</text:p>
      <text:p text:style-name="P1">the woman was stately and the effect of the torchlight on the face was</text:p>
      <text:p text:style-name="P1">sinister</text:p>
      <text:p text:style-name="P1"></text:p>
      <text:p text:style-name="P1">it arrested me and he stood by civilly holding a halfpint champagne</text:p>
      <text:p text:style-name="P1">bottle medical comforts with the candle stuck in it to my question he</text:p>
      <text:p text:style-name="P1">said mr kurtz had painted thisin this very station more than a year</text:p>
      <text:p text:style-name="P1">agowhile waiting for means to go to his tradingpost tell me pray</text:p>
      <text:p text:style-name="P1">said i who is this mr kurtz</text:p>
      <text:p text:style-name="P1"></text:p>
      <text:p text:style-name="P1">the chief of the inner station he answered in a short tone looking</text:p>
      <text:p text:style-name="P1">away much obliged i said laughing and you are the brickmaker of</text:p>
      <text:p text:style-name="P1">the central station everyone knows that he was silent for a while</text:p>
      <text:p text:style-name="P1">he is a prodigy he said at last he is an emissary of pity and</text:p>
      <text:p text:style-name="P1">science and progress and devil knows what else we want he began</text:p>
      <text:p text:style-name="P1">to declaim suddenly for the guidance of the cause intrusted to us by</text:p>
      <text:p text:style-name="P1">europe so to speak higher intelligence wide sympathies a singleness</text:p>
      <text:p text:style-name="P1">of purpose who says that i asked lots of them he replied some</text:p>
      <text:p text:style-name="P1">even write that and so he comes here a special being as you ought</text:p>
      <text:p text:style-name="P1">to know why ought i to know i interrupted really surprised he</text:p>
      <text:p text:style-name="P1">paid no attention yes today he is chief of the best station next</text:p>
      <text:p text:style-name="P1">year he will be assistantmanager two years more and <text:s text:c="3"/>but i dare</text:p>
      <text:p text:style-name="P1">say you know what he will be in two years time you are of the new</text:p>
      <text:p text:style-name="P1">gangthe gang of virtue the same people who sent him specially also</text:p>
      <text:p text:style-name="P1">recommended you oh dont say no ive my own eyes to trust light</text:p>
      <text:p text:style-name="P1">dawned upon me my dear aunts influential acquaintances were producing</text:p>
      <text:p text:style-name="P1">an unexpected effect upon that young man i nearly burst into a laugh</text:p>
      <text:p text:style-name="P1">do you read the companys confidential correspondence i asked he</text:p>
      <text:p text:style-name="P1">hadnt a word to say it was great fun when mr kurtz i continued</text:p>
      <text:p text:style-name="P1">severely is general manager you wont have the opportunity</text:p>
      <text:p text:style-name="P1"></text:p>
      <text:p text:style-name="P1">he blew the candle out suddenly and we went outside the moon had</text:p>
      <text:p text:style-name="P1">risen black figures strolled about listlessly pouring water on</text:p>
      <text:p text:style-name="P1">the glow whence proceeded a sound of hissing steam ascended in the</text:p>
      <text:p text:style-name="P1">moonlight the beaten nigger groaned somewhere what a row the brute</text:p>
      <text:p text:style-name="P1">makes said the indefatigable man with the mustaches appearing</text:p>
      <text:p text:style-name="P1">near us serve him right transgressionpunishmentbang pitiless</text:p>
      <text:p text:style-name="P1">pitiless thats the only way this will prevent all conflagrations</text:p>
      <text:p text:style-name="P1">for the future i was just telling the manager <text:s text:c="3"/>he noticed my</text:p>
      <text:p text:style-name="P1">companion and became crestfallen all at once not in bed yet</text:p>
      <text:p text:style-name="P1"><text:soft-page-break/>he said with a kind of servile heartiness its so natural ha</text:p>
      <text:p text:style-name="P1">dangeragitation he vanished i went on to the riverside and</text:p>
      <text:p text:style-name="P1">the other followed me i heard a scathing murmur at my ear heap</text:p>
      <text:p text:style-name="P1">of muffsgo to the pilgrims could be seen in knots gesticulating</text:p>
      <text:p text:style-name="P1">discussing several had still their staves in their hands i verily</text:p>
      <text:p text:style-name="P1">believe they took these sticks to bed with them beyond the fence the</text:p>
      <text:p text:style-name="P1">forest stood up spectrally in the moonlight and through the dim stir</text:p>
      <text:p text:style-name="P1">through the faint sounds of that lamentable courtyard the silence of</text:p>
      <text:p text:style-name="P1">the land went home to ones very heartits mystery its greatness</text:p>
      <text:p text:style-name="P1">the amazing reality of its concealed life the hurt nigger moaned feebly</text:p>
      <text:p text:style-name="P1">somewhere near by and then fetched a deep sigh that made me mend my</text:p>
      <text:p text:style-name="P1">pace away from there i felt a hand introducing itself under my arm</text:p>
      <text:p text:style-name="P1">my dear sir said the fellow i dont want to be misunderstood and</text:p>
      <text:p text:style-name="P1">especially by you who will see mr kurtz long before i can have that</text:p>
      <text:p text:style-name="P1">pleasure i wouldnt like him to get a false idea of my</text:p>
      <text:p text:style-name="P1">disposition <text:s text:c="2"/></text:p>
      <text:p text:style-name="P1"></text:p>
      <text:p text:style-name="P1"></text:p>
      <text:p text:style-name="P1">i let him run on this papiermache mephistopheles and it seemed to</text:p>
      <text:p text:style-name="P1">me that if i tried i could poke my forefinger through him and would find</text:p>
      <text:p text:style-name="P1">nothing inside but a little loose dirt maybe he dont you see had</text:p>
      <text:p text:style-name="P1">been planning to be assistantmanager byandby under the present man</text:p>
      <text:p text:style-name="P1">and i could see that the coming of that kurtz had upset them both not a</text:p>
      <text:p text:style-name="P1">little he talked precipitately and i did not try to stop him i had my</text:p>
      <text:p text:style-name="P1">shoulders against the wreck of my steamer hauled up on the slope like a</text:p>
      <text:p text:style-name="P1">carcass of some big river animal the smell of mud of primeval mud</text:p>
      <text:p text:style-name="P1">by jove was in my nostrils the high stillness of primeval forest was</text:p>
      <text:p text:style-name="P1">before my eyes there were shiny patches on the black creek the moon</text:p>
      <text:p text:style-name="P1">had spread over everything a thin layer of silverover the rank grass</text:p>
      <text:p text:style-name="P1">over the mud upon the wall of matted vegetation standing higher than</text:p>
      <text:p text:style-name="P1">the wall of a temple over the great river i could see through a somber</text:p>
      <text:p text:style-name="P1">gap glittering glittering as it flowed broadly by without a murmur</text:p>
      <text:p text:style-name="P1">all this was great expectant mute while the man jabbered about</text:p>
      <text:p text:style-name="P1">himself i wondered whether the stillness on the face of the immensity</text:p>
      <text:p text:style-name="P1">looking at us two were meant as an appeal or as a menace what were we</text:p>
      <text:p text:style-name="P1">who had strayed in here could we handle that dumb thing or would it</text:p>
      <text:p text:style-name="P1">handle us i felt how big how confoundedly big was that thing that</text:p>
      <text:p text:style-name="P1">couldnt talk and perhaps was deaf as well what was in there i could</text:p>
      <text:p text:style-name="P1">see a little ivory coming out from there and i had heard mr kurtz was</text:p>
      <text:p text:style-name="P1">in there i had heard enough about it toogod knows yet somehow it</text:p>
      <text:p text:style-name="P1">didnt bring any image with itno more than if i had been told an angel</text:p>
      <text:p text:style-name="P1">or a fiend was in there i believed it in the same way one of you might</text:p>
      <text:p text:style-name="P1">believe there are inhabitants in the planet mars i knew once a scotch</text:p>
      <text:p text:style-name="P1">sailmaker who was certain dead sure there were people in mars if you</text:p>
      <text:p text:style-name="P1">asked him for some idea how they looked and behaved he would get shy</text:p>
      <text:p text:style-name="P1">and mutter something about walking on allfours if you as much as</text:p>
      <text:p text:style-name="P1">smiled he wouldthough a man of sixtyoffer to fight you i would not</text:p>
      <text:p text:style-name="P1">have gone so far as to fight for kurtz but i went for him near enough</text:p>
      <text:p text:style-name="P1">to a lie you know i hate detest and cant bear a lie not because</text:p>
      <text:p text:style-name="P1"><text:soft-page-break/>i am straighter than the rest of us but simply because it appalls me</text:p>
      <text:p text:style-name="P1">there is a taint of death a flavor of mortality in lieswhich is</text:p>
      <text:p text:style-name="P1">exactly what i hate and detest in the worldwhat i want to forget</text:p>
      <text:p text:style-name="P1">it makes me miserable and sick like biting something rotten would do</text:p>
      <text:p text:style-name="P1">temperament i suppose well i went near enough to it by letting the</text:p>
      <text:p text:style-name="P1">young fool there believe anything he liked to imagine as to my influence</text:p>
      <text:p text:style-name="P1">in europe i became in an instant as much of a pretense as the rest of</text:p>
      <text:p text:style-name="P1">the bewitched pilgrims this simply because i had a notion it somehow</text:p>
      <text:p text:style-name="P1">would be of help to that kurtz whom at the time i did not seeyou</text:p>
      <text:p text:style-name="P1">understand he was just a word for me i did not see the man in the name</text:p>
      <text:p text:style-name="P1">any more than you do do you see him do you see the story do you see</text:p>
      <text:p text:style-name="P1">anything it seems to me i am trying to tell you a dreammaking a vain</text:p>
      <text:p text:style-name="P1">attempt because no relation of a dream can convey the dreamsensation</text:p>
      <text:p text:style-name="P1">that commingling of absurdity surprise and bewilderment in a tremor of</text:p>
      <text:p text:style-name="P1">struggling revolt that notion of being captured by the incredible which</text:p>
      <text:p text:style-name="P1">is of the very essence of dreams <text:s text:c="2"/></text:p>
      <text:p text:style-name="P1"></text:p>
      <text:p text:style-name="P1">he was silent for a while</text:p>
      <text:p text:style-name="P1"></text:p>
      <text:p text:style-name="P1"><text:s text:c="3"/>no it is impossible it is impossible to convey the</text:p>
      <text:p text:style-name="P1">lifesensation of any given epoch of ones existencethat which</text:p>
      <text:p text:style-name="P1">makes its truth its meaningits subtle and penetrating essence it is</text:p>
      <text:p text:style-name="P1">impossible we live as we dreamalone <text:s text:c="2"/></text:p>
      <text:p text:style-name="P1"></text:p>
      <text:p text:style-name="P1">he paused again as if reflecting then addedof course in this you</text:p>
      <text:p text:style-name="P1">fellows see more than i could then you see me whom you know <text:s text:c="2"/></text:p>
      <text:p text:style-name="P1"></text:p>
      <text:p text:style-name="P1">it had become so pitch dark that we listeners could hardly see one</text:p>
      <text:p text:style-name="P1">another for a long time already he sitting apart had been no more</text:p>
      <text:p text:style-name="P1">to us than a voice there was not a word from anybody the others might</text:p>
      <text:p text:style-name="P1">have been asleep but i was awake i listened i listened on the watch</text:p>
      <text:p text:style-name="P1">for the sentence for the word that would give me the clew to the</text:p>
      <text:p text:style-name="P1">faint uneasiness inspired by this narrative that seemed to shape itself</text:p>
      <text:p text:style-name="P1">without human lips in the heavy nightair of the river</text:p>
      <text:p text:style-name="P1"></text:p>
      <text:p text:style-name="P1"><text:s text:c="3"/>yesi let him run on marlow began again and think what</text:p>
      <text:p text:style-name="P1">he pleased about the powers that were behind me i did and there was</text:p>
      <text:p text:style-name="P1">nothing behind me there was nothing but that wretched old mangled</text:p>
      <text:p text:style-name="P1">steamboat i was leaning against while he talked fluently about the</text:p>
      <text:p text:style-name="P1">necessity for every man to get on and when one comes out here you</text:p>
      <text:p text:style-name="P1">conceive it is not to gaze at the moon mr kurtz was a universal</text:p>
      <text:p text:style-name="P1">genius but even a genius would find it easier to work with adequate</text:p>
      <text:p text:style-name="P1">toolsintelligent men he did not make brickswhy there was a</text:p>
      <text:p text:style-name="P1">physical impossibility in the wayas i was well aware and if he</text:p>
      <text:p text:style-name="P1">did secretarial work for the manager it was because no sensible man</text:p>
      <text:p text:style-name="P1">rejects wantonly the confidence of his superiors did i see it i saw</text:p>
      <text:p text:style-name="P1">it what more did i want what i really wanted was rivets by heaven</text:p>
      <text:p text:style-name="P1">rivets to get on with the workto stop the hole rivets i</text:p>
      <text:p text:style-name="P1">wanted there were cases of them down at the coastcasespiled</text:p>
      <text:p text:style-name="P1"><text:soft-page-break/>upburstsplit you kicked a loose rivet at every second step in that</text:p>
      <text:p text:style-name="P1">station yard on the hillside rivets had rolled into the grove of death</text:p>
      <text:p text:style-name="P1">you could fill your pockets with rivets for the trouble of stooping</text:p>
      <text:p text:style-name="P1">downand there wasnt one rivet to be found where it was wanted we had</text:p>
      <text:p text:style-name="P1">plates that would do but nothing to fasten them with and every week</text:p>
      <text:p text:style-name="P1">the messenger a lone negro letterbag on shoulder and staff in hand</text:p>
      <text:p text:style-name="P1">left our station for the coast and several times a week a coast caravan</text:p>
      <text:p text:style-name="P1">came in with trade goodsghastly glazed calico that made you shudder</text:p>
      <text:p text:style-name="P1">only to look at it glass beads value about a penny a quart confounded</text:p>
      <text:p text:style-name="P1">spotted cotton handkerchiefs and no rivets three carriers could have</text:p>
      <text:p text:style-name="P1">brought all that was wanted to set that steamboat afloat</text:p>
      <text:p text:style-name="P1"></text:p>
      <text:p text:style-name="P1">he was becoming confidential now but i fancy my unresponsive attitude</text:p>
      <text:p text:style-name="P1">must have exasperated him at last for he judged it necessary to inform</text:p>
      <text:p text:style-name="P1">me he feared neither god nor devil let alone any mere man i said i</text:p>
      <text:p text:style-name="P1">could see that very well but what i wanted was a certain quantity of</text:p>
      <text:p text:style-name="P1">rivetsand rivets were what really mr kurtz wanted if he had only</text:p>
      <text:p text:style-name="P1">known it now letters went to the coast every week <text:s text:c="3"/>my dear</text:p>
      <text:p text:style-name="P1">sir he cried i write from dictation i demanded rivets there was</text:p>
      <text:p text:style-name="P1">a wayfor an intelligent man he changed his manner became very</text:p>
      <text:p text:style-name="P1">cold and suddenly began to talk about a hippopotamus wondered whether</text:p>
      <text:p text:style-name="P1">sleeping on board the steamer i stuck to my salvage night and day</text:p>
      <text:p text:style-name="P1">i wasnt disturbed there was an old hippo that had the bad habit of</text:p>
      <text:p text:style-name="P1">getting out on the bank and roaming at night over the station grounds</text:p>
      <text:p text:style-name="P1">the pilgrims used to turn out in a body and empty every rifle they could</text:p>
      <text:p text:style-name="P1">lay hands on at him some even had sat up o nights for him all this</text:p>
      <text:p text:style-name="P1">energy was wasted though that animal has a charmed life he said</text:p>
      <text:p text:style-name="P1">but you can say this only of brutes in this country no manyou</text:p>
      <text:p text:style-name="P1">apprehend meno man here bears a charmed life he stood there for</text:p>
      <text:p text:style-name="P1">a moment in the moonlight with his delicate hooked nose set a little</text:p>
      <text:p text:style-name="P1">askew and his mica eyes glittering without a wink then with a curt</text:p>
      <text:p text:style-name="P1">good night he strode off i could see he was disturbed and considerably</text:p>
      <text:p text:style-name="P1">puzzled which made me feel more hopeful than i had been for days it</text:p>
      <text:p text:style-name="P1">was a great comfort to turn from that chap to my influential friend the</text:p>
      <text:p text:style-name="P1">battered twisted ruined tinpot steamboat i clambered on board she</text:p>
      <text:p text:style-name="P1">rang under my feet like an empty huntley <text:s/>palmer biscuittin kicked</text:p>
      <text:p text:style-name="P1">along a gutter she was nothing so solid in make and rather less pretty</text:p>
      <text:p text:style-name="P1">in shape but i had expended enough hard work on her to make me love</text:p>
      <text:p text:style-name="P1">her no influential friend would have served me better she had given</text:p>
      <text:p text:style-name="P1">me a chance to come out a bitto find out what i could do no i dont</text:p>
      <text:p text:style-name="P1">like work i had rather laze about and think of all the fine things that</text:p>
      <text:p text:style-name="P1">can be done i dont like workno man doesbut i like what is in the</text:p>
      <text:p text:style-name="P1">workthe chance to find yourself your own realityfor yourself not</text:p>
      <text:p text:style-name="P1">for otherswhat no other man can ever know they can only see the mere</text:p>
      <text:p text:style-name="P1">show and never can tell what it really means</text:p>
      <text:p text:style-name="P1"></text:p>
      <text:p text:style-name="P1">i was not surprised to see somebody sitting aft on the deck with</text:p>
      <text:p text:style-name="P1">his legs dangling over the mud you see i rather chummed with the few</text:p>
      <text:p text:style-name="P1">mechanics there were in that station whom the other pilgrims naturally</text:p>
      <text:p text:style-name="P1"><text:soft-page-break/>despisedon account of their imperfect manners i suppose this was the</text:p>
      <text:p text:style-name="P1">foremana boilermaker by tradea good worker he was a lank bony</text:p>
      <text:p text:style-name="P1">yellowfaced man with big intense eyes his aspect was worried and his</text:p>
      <text:p text:style-name="P1">head was as bald as the palm of my hand but his hair in falling seemed</text:p>
      <text:p text:style-name="P1">to have stuck to his chin and had prospered in the new locality</text:p>
      <text:p text:style-name="P1">for his beard hung down to his waist he was a widower with six young</text:p>
      <text:p text:style-name="P1">children he had left them in charge of a sister of his to come out</text:p>
      <text:p text:style-name="P1">there and the passion of his life was pigeonflying he was an</text:p>
      <text:p text:style-name="P1">enthusiast and a connoisseur he would rave about pigeons after work</text:p>
      <text:p text:style-name="P1">hours he used sometimes to come over from his hut for a talk about his</text:p>
      <text:p text:style-name="P1">children and his pigeons at work when he had to crawl in the mud under</text:p>
      <text:p text:style-name="P1">the bottom of the steamboat he would tie up that beard of his in a kind</text:p>
      <text:p text:style-name="P1">of white serviette he brought for the purpose it had loops to go over</text:p>
      <text:p text:style-name="P1">his ears in the evening he could be seen squatted on the bank rinsing</text:p>
      <text:p text:style-name="P1">that wrapper in the creek with great care then spreading it solemnly on</text:p>
      <text:p text:style-name="P1">a bush to dry</text:p>
      <text:p text:style-name="P1"></text:p>
      <text:p text:style-name="P1">i slapped him on the back and shouted we shall have rivets he</text:p>
      <text:p text:style-name="P1">scrambled to his feet exclaiming no rivets as though he couldnt</text:p>
      <text:p text:style-name="P1">believe his ears then in a low voice you <text:s text:c="3"/>eh i dont know why</text:p>
      <text:p text:style-name="P1">we behaved like lunatics i put my finger to the side of my nose and</text:p>
      <text:p text:style-name="P1">nodded mysteriously good for you he cried snapped his fingers above</text:p>
      <text:p text:style-name="P1">his head lifting one foot i tried a jig we capered on the iron deck</text:p>
      <text:p text:style-name="P1">a frightful clatter came out of that hulk and the virgin forest on</text:p>
      <text:p text:style-name="P1">the other bank of the creek sent it back in a thundering roll upon the</text:p>
      <text:p text:style-name="P1">sleeping station it must have made some of the pilgrims sit up in their</text:p>
      <text:p text:style-name="P1">hovels a dark figure obscured the lighted doorway of the managers hut</text:p>
      <text:p text:style-name="P1">vanished then a second or so after the doorway itself vanished too</text:p>
      <text:p text:style-name="P1">we stopped and the silence driven away by the stamping of our feet</text:p>
      <text:p text:style-name="P1">flowed back again from the recesses of the land the great wall of</text:p>
      <text:p text:style-name="P1">vegetation an exuberant and entangled mass of trunks branches leaves</text:p>
      <text:p text:style-name="P1">boughs festoons motionless in the moonlight was like a rioting</text:p>
      <text:p text:style-name="P1">invasion of soundless life a rolling wave of plants piled up crested</text:p>
      <text:p text:style-name="P1">ready to topple over the creek to sweep every little man of us out</text:p>
      <text:p text:style-name="P1">of his little existence and it moved not a deadened burst of mighty</text:p>
      <text:p text:style-name="P1">splashes and snorts reached us from afar as though an ichthyosaurus had</text:p>
      <text:p text:style-name="P1">been taking a bath of glitter in the great river after all said the</text:p>
      <text:p text:style-name="P1">boilermaker in a reasonable tone why shouldnt we get the rivets</text:p>
      <text:p text:style-name="P1">why not indeed i did not know of any reason why we shouldnt theyll</text:p>
      <text:p text:style-name="P1">come in three weeks i said confidently</text:p>
      <text:p text:style-name="P1"></text:p>
      <text:p text:style-name="P1">but they didnt instead of rivets there came an invasion an</text:p>
      <text:p text:style-name="P1">infliction a visitation it came in sections during the next three</text:p>
      <text:p text:style-name="P1">weeks each section headed by a donkey carrying a white man in new</text:p>
      <text:p text:style-name="P1">clothes and tan shoes bowing from that elevation right and left to the</text:p>
      <text:p text:style-name="P1">impressed pilgrims a quarrelsome band of footsore sulky niggers trod on</text:p>
      <text:p text:style-name="P1">the heels of the donkeys a lot of tents campstools tin boxes white</text:p>
      <text:p text:style-name="P1">cases brown bales would be shot down in the courtyard and the air of</text:p>
      <text:p text:style-name="P1">mystery would deepen a little over the muddle of the station five such</text:p>
      <text:p text:style-name="P1"><text:soft-page-break/>installments came with their absurd air of disorderly flight with the</text:p>
      <text:p text:style-name="P1">loot of innumerable outfit shops and provision stores that one</text:p>
      <text:p text:style-name="P1">would think they were lugging after a raid into the wilderness for</text:p>
      <text:p text:style-name="P1">equitable division it was an inextricable mess of things decent in</text:p>
      <text:p text:style-name="P1">themselves but that human folly made look like the spoils of thieving</text:p>
      <text:p text:style-name="P1"></text:p>
      <text:p text:style-name="P1">this devoted band called itself the eldorado exploring expedition and</text:p>
      <text:p text:style-name="P1">i believe they were sworn to secrecy their talk however was the talk</text:p>
      <text:p text:style-name="P1">of sordid buccaneers it was reckless without hardihood greedy without</text:p>
      <text:p text:style-name="P1">audacity and cruel without courage there was not an atom of foresight</text:p>
      <text:p text:style-name="P1">or of serious intention in the whole batch of them and they did not</text:p>
      <text:p text:style-name="P1">seem aware these things are wanted for the work of the world to tear</text:p>
      <text:p text:style-name="P1">treasure out of the bowels of the land was their desire with no more</text:p>
      <text:p text:style-name="P1">moral purpose at the back of it than there is in burglars breaking into</text:p>
      <text:p text:style-name="P1">a safe who paid the expenses of the noble enterprise i dont know but</text:p>
      <text:p text:style-name="P1">the uncle of our manager was leader of that lot</text:p>
      <text:p text:style-name="P1"></text:p>
      <text:p text:style-name="P1">in exterior he resembled a butcher in a poor neighborhood and his eyes</text:p>
      <text:p text:style-name="P1">had a look of sleepy cunning he carried his fat paunch with ostentation</text:p>
      <text:p text:style-name="P1">on his short legs and during the time his gang infested the station</text:p>
      <text:p text:style-name="P1">spoke to no one but his nephew you could see these two roaming about</text:p>
      <text:p text:style-name="P1">all day long with their heads close together in an everlasting confab</text:p>
      <text:p text:style-name="P1"></text:p>
      <text:p text:style-name="P1">i had given up worrying myself about the rivets ones capacity for</text:p>
      <text:p text:style-name="P1">that kind of folly is more limited than you would suppose i said</text:p>
      <text:p text:style-name="P1">hangand let things slide i had plenty of time for meditation</text:p>
      <text:p text:style-name="P1">and now and then i would give some thought to kurtz i wasnt very</text:p>
      <text:p text:style-name="P1">interested in him no still i was curious to see whether this man who</text:p>
      <text:p text:style-name="P1">had come out equipped with moral ideas of some sort would climb to the</text:p>
      <text:p text:style-name="P1">top after all and how he would set about his work when there</text:p>
      <text:p text:style-name="P1"></text:p>
      <text:p text:style-name="P1"></text:p>
      <text:p text:style-name="P1">ii</text:p>
      <text:p text:style-name="P1"></text:p>
      <text:p text:style-name="P1"></text:p>
      <text:p text:style-name="P1">one evening as i was lying flat on the deck of my steamboat i heard</text:p>
      <text:p text:style-name="P1">voices approachingand there were the nephew and the uncle strolling</text:p>
      <text:p text:style-name="P1">along the bank i laid my head on my arm again and had nearly lost</text:p>
      <text:p text:style-name="P1">myself in a doze when somebody said in my ear as it were i am as</text:p>
      <text:p text:style-name="P1">harmless as a little child but i dont like to be dictated to am i the</text:p>
      <text:p text:style-name="P1">manageror am i not i was ordered to send him there its incredible</text:p>
      <text:p text:style-name="P1"><text:s text:c="3"/>i became aware that the two were standing on the shore alongside</text:p>
      <text:p text:style-name="P1">the forepart of the steamboat just below my head i did not move it</text:p>
      <text:p text:style-name="P1">did not occur to me to move i was sleepy it is unpleasant grunted</text:p>
      <text:p text:style-name="P1">the uncle he has asked the administration to be sent there said the</text:p>
      <text:p text:style-name="P1">other with the idea of showing what he could do and i was instructed</text:p>
      <text:p text:style-name="P1">accordingly look at the influence that man must have is it not</text:p>
      <text:p text:style-name="P1">frightful they both agreed it was frightful then made several bizarre</text:p>
      <text:p text:style-name="P1">remarks make rain and fine weatherone manthe councilby the</text:p>
      <text:p text:style-name="P1"><text:soft-page-break/>nosebits of absurd sentences that got the better of my drowsiness</text:p>
      <text:p text:style-name="P1">so that i had pretty near the whole of my wits about me when the uncle</text:p>
      <text:p text:style-name="P1">said the climate may do away with this difficulty for you is he alone</text:p>
      <text:p text:style-name="P1">there yes answered the manager he sent his assistant down the</text:p>
      <text:p text:style-name="P1">river with a note to me in these terms clear this poor devil out of</text:p>
      <text:p text:style-name="P1">the country and dont bother sending more of that sort i had rather be</text:p>
      <text:p text:style-name="P1">alone than have the kind of men you can dispose of with me it was more</text:p>
      <text:p text:style-name="P1">than a year ago can you imagine such impudence anything since</text:p>
      <text:p text:style-name="P1">then asked the other hoarsely ivory jerked the nephew lots</text:p>
      <text:p text:style-name="P1">of itprime sortlotsmost annoying from him and with that</text:p>
      <text:p text:style-name="P1">questioned the heavy rumble invoice was the reply fired out so to</text:p>
      <text:p text:style-name="P1">speak then silence they had been talking about kurtz</text:p>
      <text:p text:style-name="P1"></text:p>
      <text:p text:style-name="P1">i was broad awake by this time but lying perfectly at ease remained</text:p>
      <text:p text:style-name="P1">still having no inducement to change my position how did that ivory</text:p>
      <text:p text:style-name="P1">come all this way growled the elder man who seemed very vexed the</text:p>
      <text:p text:style-name="P1">other explained that it had come with a fleet of canoes in charge of an</text:p>
      <text:p text:style-name="P1">english halfcaste clerk kurtz had with him that kurtz had apparently</text:p>
      <text:p text:style-name="P1">intended to return himself the station being by that time bare of goods</text:p>
      <text:p text:style-name="P1">and stores but after coming three hundred miles had suddenly decided</text:p>
      <text:p text:style-name="P1">to go back which he started to do alone in a small dugout with four</text:p>
      <text:p text:style-name="P1">paddlers leaving the halfcaste to continue down the river with the</text:p>
      <text:p text:style-name="P1">ivory the two fellows there seemed astounded at anybody attempting such</text:p>
      <text:p text:style-name="P1">a thing they were at a loss for an adequate motive as to me i seemed</text:p>
      <text:p text:style-name="P1">to see kurtz for the first time it was a distinct glimpse the dugout</text:p>
      <text:p text:style-name="P1">four paddling savages and the lone white man turning his back suddenly</text:p>
      <text:p text:style-name="P1">on the headquarters on relief on thoughts of homeperhaps setting</text:p>
      <text:p text:style-name="P1">his face towards the depths of the wilderness towards his empty and</text:p>
      <text:p text:style-name="P1">desolate station i did not know the motive perhaps he was just simply</text:p>
      <text:p text:style-name="P1">a fine fellow who stuck to his work for its own sake his name you</text:p>
      <text:p text:style-name="P1">understand had not been pronounced once he was that man the</text:p>
      <text:p text:style-name="P1">halfcaste who as far as i could see had conducted a difficult</text:p>
      <text:p text:style-name="P1">trip with great prudence and pluck was invariably alluded to as that</text:p>
      <text:p text:style-name="P1">scoundrel the scoundrel had reported that the man had been very</text:p>
      <text:p text:style-name="P1">illhad recovered imperfectly <text:s text:c="3"/>the two below me moved away then a</text:p>
      <text:p text:style-name="P1">few paces and strolled back and forth at some little distance i heard</text:p>
      <text:p text:style-name="P1">military postdoctortwo hundred milesquite alone nowunavoidable</text:p>
      <text:p text:style-name="P1">delaysnine monthsno newsstrange rumors they approached again</text:p>
      <text:p text:style-name="P1">just as the manager was saying no one as far as i know unless a</text:p>
      <text:p text:style-name="P1">species of wandering tradera pestilential fellow snapping ivory from</text:p>
      <text:p text:style-name="P1">the natives who was it they were talking about now i gathered in</text:p>
      <text:p text:style-name="P1">snatches that this was some man supposed to be in kurtzs district and</text:p>
      <text:p text:style-name="P1">of whom the manager did not approve we will not be free from unfair</text:p>
      <text:p text:style-name="P1">competition till one of these fellows is hanged for an example</text:p>
      <text:p text:style-name="P1">he said certainly grunted the other get him hanged why not</text:p>
      <text:p text:style-name="P1">anythinganything can be done in this country thats what i say</text:p>
      <text:p text:style-name="P1">nobody here you understand here can endanger your position and</text:p>
      <text:p text:style-name="P1">why you stand the climateyou outlast them all the danger is in</text:p>
      <text:p text:style-name="P1">europe but there before i left i took care to they moved off and</text:p>
      <text:p text:style-name="P1"><text:soft-page-break/>whispered then their voices rose again the extraordinary series of</text:p>
      <text:p text:style-name="P1">delays is not my fault i did my possible the fat man sighed very</text:p>
      <text:p text:style-name="P1">sad and the pestiferous absurdity of his talk continued the other</text:p>
      <text:p text:style-name="P1">he bothered me enough when he was here each station should be like a</text:p>
      <text:p text:style-name="P1">beacon on the road towards better things a center for trade of course</text:p>
      <text:p text:style-name="P1">but also for humanizing improving instructing conceive youthat</text:p>
      <text:p text:style-name="P1">ass and he wants to be manager no its here he got choked by</text:p>
      <text:p text:style-name="P1">excessive indignation and i lifted my head the least bit i was</text:p>
      <text:p text:style-name="P1">surprised to see how near they wereright under me i could have spat</text:p>
      <text:p text:style-name="P1">upon their hats they were looking on the ground absorbed in thought</text:p>
      <text:p text:style-name="P1">the manager was switching his leg with a slender twig his sagacious</text:p>
      <text:p text:style-name="P1">relative lifted his head you have been well since you came out this</text:p>
      <text:p text:style-name="P1">time he asked the other gave a start who i oh like a charmlike</text:p>
      <text:p text:style-name="P1">a charm but the restoh my goodness all sick they die so quick</text:p>
      <text:p text:style-name="P1">too that i havent the time to send them out of the countryits</text:p>
      <text:p text:style-name="P1">incredible hm just so grunted the uncle ah my boy trust to</text:p>
      <text:p text:style-name="P1">thisi say trust to this i saw him extend his short flipper of</text:p>
      <text:p text:style-name="P1">an arm for a gesture that took in the forest the creek the mud the</text:p>
      <text:p text:style-name="P1">riverseemed to beckon with a dishonoring flourish before the sunlit</text:p>
      <text:p text:style-name="P1">face of the land a treacherous appeal to the lurking death to the</text:p>
      <text:p text:style-name="P1">hidden evil to the profound darkness of its heart it was so startling</text:p>
      <text:p text:style-name="P1">that i leaped to my feet and looked back at the edge of the forest as</text:p>
      <text:p text:style-name="P1">though i had expected an answer of some sort to that black display of</text:p>
      <text:p text:style-name="P1">confidence you know the foolish notions that come to one sometimes the</text:p>
      <text:p text:style-name="P1">high stillness confronted these two figures with its ominous patience</text:p>
      <text:p text:style-name="P1">waiting for the passing away of a fantastic invasion</text:p>
      <text:p text:style-name="P1"></text:p>
      <text:p text:style-name="P1">they swore aloud togetherout of sheer fright i believethen</text:p>
      <text:p text:style-name="P1">pretending not to know anything of my existence turned back to the</text:p>
      <text:p text:style-name="P1">station the sun was low and leaning forward side by side they seemed</text:p>
      <text:p text:style-name="P1">to be tugging painfully uphill their two ridiculous shadows of unequal</text:p>
      <text:p text:style-name="P1">length that trailed behind them slowly over the tall grass without</text:p>
      <text:p text:style-name="P1">bending a single blade</text:p>
      <text:p text:style-name="P1"></text:p>
      <text:p text:style-name="P1">in a few days the eldorado expedition went into the patient wilderness</text:p>
      <text:p text:style-name="P1">that closed upon it as the sea closes over a diver long afterwards the</text:p>
      <text:p text:style-name="P1">news came that all the donkeys were dead i know nothing as to the fate</text:p>
      <text:p text:style-name="P1">of the less valuable animals they no doubt like the rest of us found</text:p>
      <text:p text:style-name="P1">what they deserved i did not inquire i was then rather excited at</text:p>
      <text:p text:style-name="P1">the prospect of meeting kurtz very soon when i say very soon i mean</text:p>
      <text:p text:style-name="P1">it comparatively it was just two months from the day we left the creek</text:p>
      <text:p text:style-name="P1">when we came to the bank below kurtzs station</text:p>
      <text:p text:style-name="P1"></text:p>
      <text:p text:style-name="P1">going up that river was like traveling back to the earliest beginnings</text:p>
      <text:p text:style-name="P1">of the world when vegetation rioted on the earth and the big trees were</text:p>
      <text:p text:style-name="P1">kings an empty stream a great silence an impenetrable forest the air</text:p>
      <text:p text:style-name="P1">was warm thick heavy sluggish there was no joy in the brilliance of</text:p>
      <text:p text:style-name="P1">sunshine the long stretches of the waterway ran on deserted into</text:p>
      <text:p text:style-name="P1">the gloom of overshadowed distances on silvery sandbanks hippos and</text:p>
      <text:p text:style-name="P1"><text:soft-page-break/>alligators sunned themselves side by side the broadening waters flowed</text:p>
      <text:p text:style-name="P1">through a mob of wooded islands you lost your way on that river as you</text:p>
      <text:p text:style-name="P1">would in a desert and butted all day long against shoals trying to</text:p>
      <text:p text:style-name="P1">find the channel till you thought yourself bewitched and cut off for</text:p>
      <text:p text:style-name="P1">ever from everything you had known oncesomewherefar awayin another</text:p>
      <text:p text:style-name="P1">existence perhaps there were moments when ones past came back to one</text:p>
      <text:p text:style-name="P1">as it will sometimes when you have not a moment to spare to yourself</text:p>
      <text:p text:style-name="P1">but it came in the shape of an unrestful and noisy dream remembered</text:p>
      <text:p text:style-name="P1">with wonder amongst the overwhelming realities of this strange world of</text:p>
      <text:p text:style-name="P1">plants and water and silence and this stillness of life did not in</text:p>
      <text:p text:style-name="P1">the least resemble a peace it was the stillness of an implacable force</text:p>
      <text:p text:style-name="P1">brooding over an inscrutable intention it looked at you with a vengeful</text:p>
      <text:p text:style-name="P1">aspect i got used to it afterwards i did not see it any more i had no</text:p>
      <text:p text:style-name="P1">time i had to keep guessing at the channel i had to discern mostly by</text:p>
      <text:p text:style-name="P1">inspiration the signs of hidden banks i watched for sunken stones i</text:p>
      <text:p text:style-name="P1">was learning to clap my teeth smartly before my heart flew out when i</text:p>
      <text:p text:style-name="P1">shaved by a fluke some infernal sly old snag that would have ripped the</text:p>
      <text:p text:style-name="P1">life out of the tinpot steamboat and drowned all the pilgrims i had to</text:p>
      <text:p text:style-name="P1">keep a lookout for the signs of dead wood we could cut up in the night</text:p>
      <text:p text:style-name="P1">for next days steaming when you have to attend to things of that sort</text:p>
      <text:p text:style-name="P1">to the mere incidents of the surface the realitythe reality i tell</text:p>
      <text:p text:style-name="P1">youfades the inner truth is hiddenluckily luckily but i felt it</text:p>
      <text:p text:style-name="P1">all the same i felt often its mysterious stillness watching me at</text:p>
      <text:p text:style-name="P1">my monkey tricks just as it watches you fellows performing on your</text:p>
      <text:p text:style-name="P1">respective tightropes forwhat is it halfacrown a tumble</text:p>
      <text:p text:style-name="P1"></text:p>
      <text:p text:style-name="P1">try to be civil marlow growled a voice and i knew there was at</text:p>
      <text:p text:style-name="P1">least one listener awake besides myself</text:p>
      <text:p text:style-name="P1"></text:p>
      <text:p text:style-name="P1">i beg your pardon i forgot the heartache which makes up the rest of</text:p>
      <text:p text:style-name="P1">the price and indeed what does the price matter if the trick be well</text:p>
      <text:p text:style-name="P1">done you do your tricks very well and i didnt do badly either since</text:p>
      <text:p text:style-name="P1">i managed not to sink that steamboat on my first trip its a wonder to</text:p>
      <text:p text:style-name="P1">me yet imagine a blindfolded man set to drive a van over a bad road</text:p>
      <text:p text:style-name="P1">i sweated and shivered over that business considerably i can tell</text:p>
      <text:p text:style-name="P1">you after all for a seaman to scrape the bottom of the thing thats</text:p>
      <text:p text:style-name="P1">supposed to float all the time under his care is the unpardonable sin</text:p>
      <text:p text:style-name="P1">no one may know of it but you never forget the thumpeh a blow on the</text:p>
      <text:p text:style-name="P1">very heart you remember it you dream of it you wake up at night and</text:p>
      <text:p text:style-name="P1">think of ityears afterand go hot and cold all over i dont pretend</text:p>
      <text:p text:style-name="P1">to say that steamboat floated all the time more than once she had to</text:p>
      <text:p text:style-name="P1">wade for a bit with twenty cannibals splashing around and pushing</text:p>
      <text:p text:style-name="P1">we had enlisted some of these chaps on the way for a crew fine</text:p>
      <text:p text:style-name="P1">fellowscannibalsin their place they were men one could work with</text:p>
      <text:p text:style-name="P1">and i am grateful to them and after all they did not eat each other</text:p>
      <text:p text:style-name="P1">before my face they had brought along a provision of hippomeat</text:p>
      <text:p text:style-name="P1">which went rotten and made the mystery of the wilderness stink in my</text:p>
      <text:p text:style-name="P1">nostrils phoo i can sniff it now i had the manager on board and three</text:p>
      <text:p text:style-name="P1">or four pilgrims with their stavesall complete sometimes we came upon</text:p>
      <text:p text:style-name="P1"><text:soft-page-break/>a station close by the bank clinging to the skirts of the unknown and</text:p>
      <text:p text:style-name="P1">the white men rushing out of a tumbledown hovel with great gestures of</text:p>
      <text:p text:style-name="P1">joy and surprise and welcome seemed very strangehad the appearance</text:p>
      <text:p text:style-name="P1">of being held there captive by a spell the word ivory would ring in</text:p>
      <text:p text:style-name="P1">the air for a whileand on we went again into the silence along empty</text:p>
      <text:p text:style-name="P1">reaches round the still bends between the high walls of our</text:p>
      <text:p text:style-name="P1">winding way reverberating in hollow claps the ponderous beat of the</text:p>
      <text:p text:style-name="P1">sternwheel trees trees millions of trees massive immense running</text:p>
      <text:p text:style-name="P1">up high and at their foot hugging the bank against the stream crept</text:p>
      <text:p text:style-name="P1">the little begrimed steamboat like a sluggish beetle crawling on the</text:p>
      <text:p text:style-name="P1">floor of a lofty portico it made you feel very small very lost and</text:p>
      <text:p text:style-name="P1">yet it was not altogether depressing that feeling after all if you</text:p>
      <text:p text:style-name="P1">were small the grimy beetle crawled onwhich was just what you wanted</text:p>
      <text:p text:style-name="P1">it to do where the pilgrims imagined it crawled to i dont know</text:p>
      <text:p text:style-name="P1">to some place where they expected to get something i bet for me it</text:p>
      <text:p text:style-name="P1">crawled toward kurtzexclusively but when the steampipes started</text:p>
      <text:p text:style-name="P1">leaking we crawled very slow the reaches opened before us and closed</text:p>
      <text:p text:style-name="P1">behind as if the forest had stepped leisurely across the water to bar</text:p>
      <text:p text:style-name="P1">the way for our return we penetrated deeper and deeper into the heart</text:p>
      <text:p text:style-name="P1">of darkness it was very quiet there at night sometimes the roll of</text:p>
      <text:p text:style-name="P1">drums behind the curtain of trees would run up the river and remain</text:p>
      <text:p text:style-name="P1">sustained faintly as if hovering in the air high over our heads till</text:p>
      <text:p text:style-name="P1">the first break of day whether it meant war peace or prayer we could</text:p>
      <text:p text:style-name="P1">not tell the dawns were heralded by the descent of a chill stillness</text:p>
      <text:p text:style-name="P1">the woodcutters slept their fires burned low the snapping of a twig</text:p>
      <text:p text:style-name="P1">would make you start we were wanderers on a prehistoric earth on an</text:p>
      <text:p text:style-name="P1">earth that wore the aspect of an unknown planet we could have fancied</text:p>
      <text:p text:style-name="P1">ourselves the first of men taking possession of an accursed inheritance</text:p>
      <text:p text:style-name="P1">to be subdued at the cost of profound anguish and of excessive toil but</text:p>
      <text:p text:style-name="P1">suddenly as we struggled round a bend there would be a glimpse of rush</text:p>
      <text:p text:style-name="P1">walls of peaked grassroofs a burst of yells a whirl of black limbs</text:p>
      <text:p text:style-name="P1">a mass of hands clapping of feet stamping of bodies swaying of eyes</text:p>
      <text:p text:style-name="P1">rolling under the droop of heavy and motionless foliage the steamer</text:p>
      <text:p text:style-name="P1">toiled along slowly on the edge of a black and incomprehensible frenzy</text:p>
      <text:p text:style-name="P1">the prehistoric man was cursing us praying to us welcoming uswho</text:p>
      <text:p text:style-name="P1">could tell we were cut off from the comprehension of our surroundings</text:p>
      <text:p text:style-name="P1">we glided past like phantoms wondering and secretly appalled as sane</text:p>
      <text:p text:style-name="P1">men would be before an enthusiastic outbreak in a madhouse we could not</text:p>
      <text:p text:style-name="P1">understand because we were too far and could not remember because we</text:p>
      <text:p text:style-name="P1">were traveling in the night of first ages of those ages that are gone</text:p>
      <text:p text:style-name="P1">leaving hardly a signand no memories</text:p>
      <text:p text:style-name="P1"></text:p>
      <text:p text:style-name="P1">the earth seemed unearthly we are accustomed to look upon the shackled</text:p>
      <text:p text:style-name="P1">form of a conquered monster but therethere you could look at a thing</text:p>
      <text:p text:style-name="P1">monstrous and free it was unearthly and the men wereno they were</text:p>
      <text:p text:style-name="P1">not inhuman well you know that was the worst of itthis suspicion of</text:p>
      <text:p text:style-name="P1">their not being inhuman it would come slowly to one they howled and</text:p>
      <text:p text:style-name="P1">leaped and spun and made horrid faces but what thrilled you was just</text:p>
      <text:p text:style-name="P1">the thought of their humanitylike yoursthe thought of your remote</text:p>
      <text:p text:style-name="P1"><text:soft-page-break/>kinship with this wild and passionate uproar ugly yes it was ugly</text:p>
      <text:p text:style-name="P1">enough but if you were man enough you would admit to yourself that</text:p>
      <text:p text:style-name="P1">there was in you just the faintest trace of a response to the terrible</text:p>
      <text:p text:style-name="P1">frankness of that noise a dim suspicion of there being a meaning in it</text:p>
      <text:p text:style-name="P1">which youyou so remote from the night of first agescould comprehend</text:p>
      <text:p text:style-name="P1">and why not the mind of man is capable of anythingbecause everything</text:p>
      <text:p text:style-name="P1">is in it all the past as well as all the future what was there after</text:p>
      <text:p text:style-name="P1">all joy fear sorrow devotion valor ragewho can tellbut</text:p>
      <text:p text:style-name="P1">truthtruth stripped of its cloak of time let the fool gape and</text:p>
      <text:p text:style-name="P1">shudderthe man knows and can look on without a wink but he must at</text:p>
      <text:p text:style-name="P1">least be as much of a man as these on the shore he must meet that</text:p>
      <text:p text:style-name="P1">truth with his own true stuffwith his own inborn strength principles</text:p>
      <text:p text:style-name="P1">principles wont do acquisitions clothes pretty ragsrags that would</text:p>
      <text:p text:style-name="P1">fly off at the first good shake no you want a deliberate belief an</text:p>
      <text:p text:style-name="P1">appeal to me in this fiendish rowis there very well i hear i admit</text:p>
      <text:p text:style-name="P1">but i have a voice too and for good or evil mine is the speech that</text:p>
      <text:p text:style-name="P1">cannot be silenced of course a fool what with sheer fright and fine</text:p>
      <text:p text:style-name="P1">sentiments is always safe whos that grunting you wonder i didnt go</text:p>
      <text:p text:style-name="P1">ashore for a howl and a dance well noi didnt fine sentiments you</text:p>
      <text:p text:style-name="P1">say fine sentiments be hanged i had no time i had to mess about with</text:p>
      <text:p text:style-name="P1">whitelead and strips of woolen blanket helping to put bandages on</text:p>
      <text:p text:style-name="P1">those leaky steampipesi tell you i had to watch the steering and</text:p>
      <text:p text:style-name="P1">circumvent those snags and get the tinpot along by hook or by crook</text:p>
      <text:p text:style-name="P1">there was surfacetruth enough in these things to save a wiser man and</text:p>
      <text:p text:style-name="P1">between whiles i had to look after the savage who was fireman he was</text:p>
      <text:p text:style-name="P1">an improved specimen he could fire up a vertical boiler he was there</text:p>
      <text:p text:style-name="P1">below me and upon my word to look at him was as edifying as seeing a</text:p>
      <text:p text:style-name="P1">dog in a parody of breeches and a feather hat walking on his hindlegs</text:p>
      <text:p text:style-name="P1">a few months of training had done for that really fine chap he squinted</text:p>
      <text:p text:style-name="P1">at the steamgauge and at the watergauge with an evident effort of</text:p>
      <text:p text:style-name="P1">intrepidityand he had filed teeth too the poor devil and the wool of</text:p>
      <text:p text:style-name="P1">his pate shaved into queer patterns and three ornamental scars on each</text:p>
      <text:p text:style-name="P1">of his cheeks he ought to have been clapping his hands and stamping</text:p>
      <text:p text:style-name="P1">his feet on the bank instead of which he was hard at work a thrall to</text:p>
      <text:p text:style-name="P1">strange witchcraft full of improving knowledge he was useful because</text:p>
      <text:p text:style-name="P1">he had been instructed and what he knew was thisthat should the water</text:p>
      <text:p text:style-name="P1">in that transparent thing disappear the evil spirit inside the boiler</text:p>
      <text:p text:style-name="P1">would get angry through the greatness of his thirst and take a terrible</text:p>
      <text:p text:style-name="P1">vengeance so he sweated and fired up and watched the glass fearfully</text:p>
      <text:p text:style-name="P1">with an impromptu charm made of rags tied to his arm and a piece of</text:p>
      <text:p text:style-name="P1">polished bone as big as a watch stuck flatways through his lower lip</text:p>
      <text:p text:style-name="P1">while the wooded banks slipped past us slowly the short noise was left</text:p>
      <text:p text:style-name="P1">behind the interminable miles of silenceand we crept on towards</text:p>
      <text:p text:style-name="P1">kurtz but the snags were thick the water was treacherous and shallow</text:p>
      <text:p text:style-name="P1">the boiler seemed indeed to have a sulky devil in it and thus neither</text:p>
      <text:p text:style-name="P1">that fireman nor i had any time to peer into our creepy thoughts</text:p>
      <text:p text:style-name="P1"></text:p>
      <text:p text:style-name="P1">some fifty miles below the inner station we came upon a hut of reeds</text:p>
      <text:p text:style-name="P1">an inclined and melancholy pole with the unrecognizable tatters of</text:p>
      <text:p text:style-name="P1"><text:soft-page-break/>what had been a flag of some sort flying from it and a neatly stacked</text:p>
      <text:p text:style-name="P1">woodpile this was unexpected we came to the bank and on the stack of</text:p>
      <text:p text:style-name="P1">firewood found a flat piece of board with some faded pencilwriting</text:p>
      <text:p text:style-name="P1">on it when deciphered it said wood for you hurry up approach</text:p>
      <text:p text:style-name="P1">cautiously there was a signature but it was illegiblenot</text:p>
      <text:p text:style-name="P1">kurtza much longer word hurry up where up the river approach</text:p>
      <text:p text:style-name="P1">cautiously we had not done so but the warning could not have been</text:p>
      <text:p text:style-name="P1">meant for the place where it could be only found after approach</text:p>
      <text:p text:style-name="P1">something was wrong above but whatand how much that was the</text:p>
      <text:p text:style-name="P1">question we commented adversely upon the imbecility of that telegraphic</text:p>
      <text:p text:style-name="P1">style the bush around said nothing and would not let us look very far</text:p>
      <text:p text:style-name="P1">either a torn curtain of red twill hung in the doorway of the hut and</text:p>
      <text:p text:style-name="P1">flapped sadly in our faces the dwelling was dismantled but we could</text:p>
      <text:p text:style-name="P1">see a white man had lived there not very long ago there remained a rude</text:p>
      <text:p text:style-name="P1">tablea plank on two posts a heap of rubbish reposed in a dark corner</text:p>
      <text:p text:style-name="P1">and by the door i picked up a book it had lost its covers and the</text:p>
      <text:p text:style-name="P1">pages had been thumbed into a state of extremely dirty softness but the</text:p>
      <text:p text:style-name="P1">back had been lovingly stitched afresh with white cotton thread which</text:p>
      <text:p text:style-name="P1">looked clean yet it was an extraordinary find its title was an</text:p>
      <text:p text:style-name="P1">inquiry into some points of seamanship by a man tower towsonsome</text:p>
      <text:p text:style-name="P1">such namemaster in his majestys navy the matter looked dreary</text:p>
      <text:p text:style-name="P1">reading enough with illustrative diagrams and repulsive tables of</text:p>
      <text:p text:style-name="P1">figures and the copy was sixty years old i handled this amazing</text:p>
      <text:p text:style-name="P1">antiquity with the greatest possible tenderness lest it should dissolve</text:p>
      <text:p text:style-name="P1">in my hands within towson or towser was inquiring earnestly into the</text:p>
      <text:p text:style-name="P1">breaking strain of ships chains and tackle and other such matters not</text:p>
      <text:p text:style-name="P1">a very enthralling book but at the first glance you could see there a</text:p>
      <text:p text:style-name="P1">singleness of intention an honest concern for the right way of going</text:p>
      <text:p text:style-name="P1">to work which made these humble pages thought out so many years ago</text:p>
      <text:p text:style-name="P1">luminous with another than a professional light the simple old sailor</text:p>
      <text:p text:style-name="P1">with his talk of chains and purchases made me forget the jungle and</text:p>
      <text:p text:style-name="P1">the pilgrims in a delicious sensation of having come upon something</text:p>
      <text:p text:style-name="P1">unmistakably real such a book being there was wonderful enough but</text:p>
      <text:p text:style-name="P1">still more astounding were the notes penciled in the margin and plainly</text:p>
      <text:p text:style-name="P1">referring to the text i couldnt believe my eyes they were in cipher</text:p>
      <text:p text:style-name="P1">yes it looked like cipher fancy a man lugging with him a book of that</text:p>
      <text:p text:style-name="P1">description into this nowhere and studying itand making notesin</text:p>
      <text:p text:style-name="P1">cipher at that it was an extravagant mystery</text:p>
      <text:p text:style-name="P1"></text:p>
      <text:p text:style-name="P1">i had been dimly aware for some time of a worrying noise and when i</text:p>
      <text:p text:style-name="P1">lifted my eyes i saw the woodpile was gone and the manager aided by</text:p>
      <text:p text:style-name="P1">all the pilgrims was shouting at me from the riverside i slipped the</text:p>
      <text:p text:style-name="P1">book into my pocket i assure you to leave off reading was like tearing</text:p>
      <text:p text:style-name="P1">myself away from the shelter of an old and solid friendship</text:p>
      <text:p text:style-name="P1"></text:p>
      <text:p text:style-name="P1">i started the lame engine ahead it must be this miserable</text:p>
      <text:p text:style-name="P1">traderthis intruder exclaimed the manager looking back malevolently</text:p>
      <text:p text:style-name="P1">at the place we had left he must be english i said it will not</text:p>
      <text:p text:style-name="P1">save him from getting into trouble if he is not careful muttered the</text:p>
      <text:p text:style-name="P1"><text:soft-page-break/>manager darkly i observed with assumed innocence that no man was safe</text:p>
      <text:p text:style-name="P1">from trouble in this world</text:p>
      <text:p text:style-name="P1"></text:p>
      <text:p text:style-name="P1">the current was more rapid now the steamer seemed at her last gasp</text:p>
      <text:p text:style-name="P1">the sternwheel flopped languidly and i caught myself listening on</text:p>
      <text:p text:style-name="P1">tiptoe for the next beat of the boat for in sober truth i expected the</text:p>
      <text:p text:style-name="P1">wretched thing to give up every moment it was like watching the last</text:p>
      <text:p text:style-name="P1">flickers of a life but still we crawled sometimes i would pick out a</text:p>
      <text:p text:style-name="P1">tree a little way ahead to measure our progress towards kurtz by but</text:p>
      <text:p text:style-name="P1">i lost it invariably before we got abreast to keep the eyes so long</text:p>
      <text:p text:style-name="P1">on one thing was too much for human patience the manager displayed</text:p>
      <text:p text:style-name="P1">a beautiful resignation i fretted and fumed and took to arguing with</text:p>
      <text:p text:style-name="P1">myself whether or no i would talk openly with kurtz but before i could</text:p>
      <text:p text:style-name="P1">come to any conclusion it occurred to me that my speech or my silence</text:p>
      <text:p text:style-name="P1">indeed any action of mine would be a mere futility what did it matter</text:p>
      <text:p text:style-name="P1">what anyone knew or ignored what did it matter who was manager one</text:p>
      <text:p text:style-name="P1">gets sometimes such a flash of insight the essentials of this affair</text:p>
      <text:p text:style-name="P1">lay deep under the surface beyond my reach and beyond my power of</text:p>
      <text:p text:style-name="P1">meddling</text:p>
      <text:p text:style-name="P1"></text:p>
      <text:p text:style-name="P1">towards the evening of the second day we judged ourselves about eight</text:p>
      <text:p text:style-name="P1">miles from kurtzs station i wanted to push on but the manager looked</text:p>
      <text:p text:style-name="P1">grave and told me the navigation up there was so dangerous that it</text:p>
      <text:p text:style-name="P1">would be advisable the sun being very low already to wait where we</text:p>
      <text:p text:style-name="P1">were till next morning moreover he pointed out that if the warning</text:p>
      <text:p text:style-name="P1">to approach cautiously were to be followed we must approach in</text:p>
      <text:p text:style-name="P1">daylightnot at dusk or in the dark this was sensible enough eight</text:p>
      <text:p text:style-name="P1">miles meant nearly three hours steaming for us and i could also see</text:p>
      <text:p text:style-name="P1">suspicious ripples at the upper end of the reach nevertheless i was</text:p>
      <text:p text:style-name="P1">annoyed beyond expression at the delay and most unreasonably too since</text:p>
      <text:p text:style-name="P1">one night more could not matter much after so many months as we had</text:p>
      <text:p text:style-name="P1">plenty of wood and caution was the word i brought up in the middle</text:p>
      <text:p text:style-name="P1">of the stream the reach was narrow straight with high sides like a</text:p>
      <text:p text:style-name="P1">railway cutting the dusk came gliding into it long before the sun had</text:p>
      <text:p text:style-name="P1">set the current ran smooth and swift but a dumb immobility sat on</text:p>
      <text:p text:style-name="P1">the banks the living trees lashed together by the creepers and every</text:p>
      <text:p text:style-name="P1">living bush of the undergrowth might have been changed into stone</text:p>
      <text:p text:style-name="P1">even to the slenderest twig to the lightest leaf it was not sleepit</text:p>
      <text:p text:style-name="P1">seemed unnatural like a state of trance not the faintest sound of any</text:p>
      <text:p text:style-name="P1">kind could be heard you looked on amazed and began to suspect yourself</text:p>
      <text:p text:style-name="P1">of being deafthen the night came suddenly and struck you blind as</text:p>
      <text:p text:style-name="P1">well about three in the morning some large fish leaped and the loud</text:p>
      <text:p text:style-name="P1">splash made me jump as though a gun had been fired when the sun rose</text:p>
      <text:p text:style-name="P1">there was a white fog very warm and clammy and more blinding than the</text:p>
      <text:p text:style-name="P1">night it did not shift or drive it was just there standing all round</text:p>
      <text:p text:style-name="P1">you like something solid at eight or nine perhaps it lifted as a</text:p>
      <text:p text:style-name="P1">shutter lifts we had a glimpse of the towering multitude of trees</text:p>
      <text:p text:style-name="P1">of the immense matted jungle with the blazing little ball of the sun</text:p>
      <text:p text:style-name="P1">hanging over itall perfectly stilland then the white shutter came</text:p>
      <text:p text:style-name="P1"><text:soft-page-break/>down again smoothly as if sliding in greased grooves i ordered the</text:p>
      <text:p text:style-name="P1">chain which we had begun to heave in to be paid out again before it</text:p>
      <text:p text:style-name="P1">stopped running with a muffled rattle a cry a very loud cry as of</text:p>
      <text:p text:style-name="P1">infinite desolation soared slowly in the opaque air it ceased a</text:p>
      <text:p text:style-name="P1">complaining clamor modulated in savage discords filled our ears the</text:p>
      <text:p text:style-name="P1">sheer unexpectedness of it made my hair stir under my cap i dont know</text:p>
      <text:p text:style-name="P1">how it struck the others to me it seemed as though the mist itself had</text:p>
      <text:p text:style-name="P1">screamed so suddenly and apparently from all sides at once did</text:p>
      <text:p text:style-name="P1">this tumultuous and mournful uproar arise it culminated in a hurried</text:p>
      <text:p text:style-name="P1">outbreak of almost intolerably excessive shrieking which stopped short</text:p>
      <text:p text:style-name="P1">leaving us stiffened in a variety of silly attitudes and obstinately</text:p>
      <text:p text:style-name="P1">listening to the nearly as appalling and excessive silence good god</text:p>
      <text:p text:style-name="P1">what is the meaning stammered at my elbow one of the pilgrimsa</text:p>
      <text:p text:style-name="P1">little fat man with sandy hair and red whiskers who wore sidespring</text:p>
      <text:p text:style-name="P1">boots and pink pyjamas tucked into his socks two others remained</text:p>
      <text:p text:style-name="P1">openmouthed a whole minute then dashed into the little cabin to rush</text:p>
      <text:p text:style-name="P1">out incontinently and stand darting scared glances with winchesters at</text:p>
      <text:p text:style-name="P1">ready in their hands what we could see was just the steamer we</text:p>
      <text:p text:style-name="P1">were on her outlines blurred as though she had been on the point of</text:p>
      <text:p text:style-name="P1">dissolving and a misty strip of water perhaps two feet broad around</text:p>
      <text:p text:style-name="P1">herand that was all the rest of the world was nowhere as far as our</text:p>
      <text:p text:style-name="P1">eyes and ears were concerned just nowhere gone disappeared swept off</text:p>
      <text:p text:style-name="P1">without leaving a whisper or a shadow behind</text:p>
      <text:p text:style-name="P1"></text:p>
      <text:p text:style-name="P1">i went forward and ordered the chain to be hauled in short so as to</text:p>
      <text:p text:style-name="P1">be ready to trip the anchor and move the steamboat at once if necessary</text:p>
      <text:p text:style-name="P1">will they attack whispered an awed voice we will all be butchered</text:p>
      <text:p text:style-name="P1">in this fog murmured another the faces twitched with the strain the</text:p>
      <text:p text:style-name="P1">hands trembled slightly the eyes forgot to wink it was very curious</text:p>
      <text:p text:style-name="P1">to see the contrast of expressions of the white men and of the black</text:p>
      <text:p text:style-name="P1">fellows of our crew who were as much strangers to that part of the</text:p>
      <text:p text:style-name="P1">river as we though their homes were only eight hundred miles away the</text:p>
      <text:p text:style-name="P1">whites of course greatly discomposed had besides a curious look of</text:p>
      <text:p text:style-name="P1">being painfully shocked by such an outrageous row the others had an</text:p>
      <text:p text:style-name="P1">alert naturally interested expression but their faces were essentially</text:p>
      <text:p text:style-name="P1">quiet even those of the one or two who grinned as they hauled at the</text:p>
      <text:p text:style-name="P1">chain several exchanged short grunting phrases which seemed to settle</text:p>
      <text:p text:style-name="P1">the matter to their satisfaction their headman a young broadchested</text:p>
      <text:p text:style-name="P1">black severely draped in darkblue fringed cloths with fierce nostrils</text:p>
      <text:p text:style-name="P1">and his hair all done up artfully in oily ringlets stood near me</text:p>
      <text:p text:style-name="P1">aha i said just for good fellowships sake catch im he snapped</text:p>
      <text:p text:style-name="P1">with a bloodshot widening of his eyes and a flash of sharp teethcatch</text:p>
      <text:p text:style-name="P1">im give im to us to you eh i asked what would you do with</text:p>
      <text:p text:style-name="P1">them eat im he said curtly and leaning his elbow on the rail</text:p>
      <text:p text:style-name="P1">looked out into the fog in a dignified and profoundly pensive attitude</text:p>
      <text:p text:style-name="P1">i would no doubt have been properly horrified had it not occurred to</text:p>
      <text:p text:style-name="P1">me that he and his chaps must be very hungry that they must have been</text:p>
      <text:p text:style-name="P1">growing increasingly hungry for at least this month past they had been</text:p>
      <text:p text:style-name="P1">engaged for six months i dont think a single one of them had any</text:p>
      <text:p text:style-name="P1"><text:soft-page-break/>clear idea of time as we at the end of countless ages have they still</text:p>
      <text:p text:style-name="P1">belonged to the beginnings of timehad no inherited experience to teach</text:p>
      <text:p text:style-name="P1">them as it were and of course as long as there was a piece of paper</text:p>
      <text:p text:style-name="P1">written over in accordance with some farcical law or other made down the</text:p>
      <text:p text:style-name="P1">river it didnt enter anybodys head to trouble how they would live</text:p>
      <text:p text:style-name="P1">certainly they had brought with them some rotten hippomeat which</text:p>
      <text:p text:style-name="P1">couldnt have lasted very long anyway even if the pilgrims hadnt in</text:p>
      <text:p text:style-name="P1">the midst of a shocking hullabaloo thrown a considerable quantity of it</text:p>
      <text:p text:style-name="P1">overboard it looked like a highhanded proceeding but it was really</text:p>
      <text:p text:style-name="P1">a case of legitimate selfdefense you cant breathe dead hippo waking</text:p>
      <text:p text:style-name="P1">sleeping and eating and at the same time keep your precarious grip on</text:p>
      <text:p text:style-name="P1">existence besides that they had given them every week three pieces of</text:p>
      <text:p text:style-name="P1">brass wire each about nine inches long and the theory was they were to</text:p>
      <text:p text:style-name="P1">buy their provisions with that currency in riverside villages you can</text:p>
      <text:p text:style-name="P1">see how that worked there were either no villages or the people were</text:p>
      <text:p text:style-name="P1">hostile or the director who like the rest of us fed out of tins with</text:p>
      <text:p text:style-name="P1">an occasional old hegoat thrown in didnt want to stop the steamer for</text:p>
      <text:p text:style-name="P1">some more or less recondite reason so unless they swallowed the wire</text:p>
      <text:p text:style-name="P1">itself or made loops of it to snare the fishes with i dont see what</text:p>
      <text:p text:style-name="P1">good their extravagant salary could be to them i must say it was paid</text:p>
      <text:p text:style-name="P1">with a regularity worthy of a large and honorable trading company for</text:p>
      <text:p text:style-name="P1">the rest the only thing to eatthough it didnt look eatable in the</text:p>
      <text:p text:style-name="P1">leasti saw in their possession was a few lumps of some stuff like</text:p>
      <text:p text:style-name="P1">halfcooked dough of a dirty lavender color they kept wrapped in</text:p>
      <text:p text:style-name="P1">leaves and now and then swallowed a piece of but so small that it</text:p>
      <text:p text:style-name="P1">seemed done more for the looks of the thing than for any serious purpose</text:p>
      <text:p text:style-name="P1">of sustenance why in the name of all the gnawing devils of hunger they</text:p>
      <text:p text:style-name="P1">didnt go for usthey were thirty to fiveand have a good tuck in for</text:p>
      <text:p text:style-name="P1">once amazes me now when i think of it they were big powerful men</text:p>
      <text:p text:style-name="P1">with not much capacity to weigh the consequences with courage with</text:p>
      <text:p text:style-name="P1">strength even yet though their skins were no longer glossy and their</text:p>
      <text:p text:style-name="P1">muscles no longer hard and i saw that something restraining one of</text:p>
      <text:p text:style-name="P1">those human secrets that baffle probability had come into play there</text:p>
      <text:p text:style-name="P1">i looked at them with a swift quickening of interestnot because it</text:p>
      <text:p text:style-name="P1">occurred to me i might be eaten by them before very long though i</text:p>
      <text:p text:style-name="P1">own to you that just then i perceivedin a new light as it werehow</text:p>
      <text:p text:style-name="P1">unwholesome the pilgrims looked and i hoped yes i positively hoped</text:p>
      <text:p text:style-name="P1">that my aspect was not sowhat shall i saysounappetizing a touch</text:p>
      <text:p text:style-name="P1">of fantastic vanity which fitted well with the dreamsensation that</text:p>
      <text:p text:style-name="P1">pervaded all my days at that time perhaps i had a little fever too one</text:p>
      <text:p text:style-name="P1">cant live with ones finger everlastingly on ones pulse i had</text:p>
      <text:p text:style-name="P1">often a little fever or a little touch of other thingsthe playful</text:p>
      <text:p text:style-name="P1">pawstrokes of the wilderness the preliminary trifling before the more</text:p>
      <text:p text:style-name="P1">serious onslaught which came in due course yes i looked at them as you</text:p>
      <text:p text:style-name="P1">would on any human being with a curiosity of their impulses motives</text:p>
      <text:p text:style-name="P1">capacities weaknesses when brought to the test of an inexorable</text:p>
      <text:p text:style-name="P1">physical necessity restraint what possible restraint was it</text:p>
      <text:p text:style-name="P1">superstition disgust patience fearor some kind of primitive honor</text:p>
      <text:p text:style-name="P1">no fear can stand up to hunger no patience can wear it out disgust</text:p>
      <text:p text:style-name="P1"><text:soft-page-break/>simply does not exist where hunger is and as to superstition beliefs</text:p>
      <text:p text:style-name="P1">and what you may call principles they are less than chaff in a breeze</text:p>
      <text:p text:style-name="P1">dont you know the devilry of lingering starvation its exasperating</text:p>
      <text:p text:style-name="P1">torment its black thoughts its somber and brooding ferocity well</text:p>
      <text:p text:style-name="P1">i do it takes a man all his inborn strength to fight hunger properly</text:p>
      <text:p text:style-name="P1">its really easier to face bereavement dishonor and the perdition of</text:p>
      <text:p text:style-name="P1">ones soulthan this kind of prolonged hunger sad but true and these</text:p>
      <text:p text:style-name="P1">chaps too had no earthly reason for any kind of scruple restraint i</text:p>
      <text:p text:style-name="P1">would just as soon have expected restraint from a hyena prowling amongst</text:p>
      <text:p text:style-name="P1">the corpses of a battlefield but there was the fact facing methe fact</text:p>
      <text:p text:style-name="P1">dazzling to be seen like the foam on the depths of the sea like a</text:p>
      <text:p text:style-name="P1">ripple on an unfathomable enigma a mystery greaterwhen i thought</text:p>
      <text:p text:style-name="P1">of itthan the curious inexplicable note of desperate grief in this</text:p>
      <text:p text:style-name="P1">savage clamor that had swept by us on the riverbank behind the blind</text:p>
      <text:p text:style-name="P1">whiteness of the fog</text:p>
      <text:p text:style-name="P1"></text:p>
      <text:p text:style-name="P1">two pilgrims were quarreling in hurried whispers as to which bank</text:p>
      <text:p text:style-name="P1">left no no how can you right right of course it is very</text:p>
      <text:p text:style-name="P1">serious said the managers voice behind me i would be desolated if</text:p>
      <text:p text:style-name="P1">anything should happen to mr kurtz before we came up i looked at him</text:p>
      <text:p text:style-name="P1">and had not the slightest doubt he was sincere he was just the kind of</text:p>
      <text:p text:style-name="P1">man who would wish to preserve appearances that was his restraint but</text:p>
      <text:p text:style-name="P1">when he muttered something about going on at once i did not even take</text:p>
      <text:p text:style-name="P1">the trouble to answer him i knew and he knew that it was impossible</text:p>
      <text:p text:style-name="P1">were we to let go our hold of the bottom we would be absolutely in</text:p>
      <text:p text:style-name="P1">the airin space we wouldnt be able to tell where we were going</text:p>
      <text:p text:style-name="P1">towhether up or down stream or acrosstill we fetched against one</text:p>
      <text:p text:style-name="P1">bank or the otherand then we wouldnt know at first which it was</text:p>
      <text:p text:style-name="P1">of course i made no move i had no mind for a smashup you couldnt</text:p>
      <text:p text:style-name="P1">imagine a more deadly place for a shipwreck whether drowned at once or</text:p>
      <text:p text:style-name="P1">not we were sure to perish speedily in one way or another i authorize</text:p>
      <text:p text:style-name="P1">you to take all the risks he said after a short silence i refuse to</text:p>
      <text:p text:style-name="P1">take any i said shortly which was just the answer he expected though</text:p>
      <text:p text:style-name="P1">its tone might have surprised him well i must defer to your judgment</text:p>
      <text:p text:style-name="P1">you are captain he said with marked civility i turned my shoulder to</text:p>
      <text:p text:style-name="P1">him in sign of my appreciation and looked into the fog how long would</text:p>
      <text:p text:style-name="P1">it last it was the most hopeless lookout the approach to this kurtz</text:p>
      <text:p text:style-name="P1">grubbing for ivory in the wretched bush was beset by as many dangers as</text:p>
      <text:p text:style-name="P1">though he had been an enchanted princess sleeping in a fabulous castle</text:p>
      <text:p text:style-name="P1">will they attack do you think asked the manager in a confidential</text:p>
      <text:p text:style-name="P1">tone</text:p>
      <text:p text:style-name="P1"></text:p>
      <text:p text:style-name="P1">i did not think they would attack for several obvious reasons the</text:p>
      <text:p text:style-name="P1">thick fog was one if they left the bank in their canoes they would get</text:p>
      <text:p text:style-name="P1">lost in it as we would be if we attempted to move still i had also</text:p>
      <text:p text:style-name="P1">judged the jungle of both banks quite impenetrableand yet eyes were</text:p>
      <text:p text:style-name="P1">in it eyes that had seen us the riverside bushes were certainly very</text:p>
      <text:p text:style-name="P1">thick but the undergrowth behind was evidently penetrable</text:p>
      <text:p text:style-name="P1">however during the short lift i had seen no canoes anywhere in the</text:p>
      <text:p text:style-name="P1"><text:soft-page-break/>reachcertainly not abreast of the steamer but what made the idea of</text:p>
      <text:p text:style-name="P1">attack inconceivable to me was the nature of the noiseof the cries we</text:p>
      <text:p text:style-name="P1">had heard they had not the fierce character boding of immediate hostile</text:p>
      <text:p text:style-name="P1">intention unexpected wild and violent as they had been they had</text:p>
      <text:p text:style-name="P1">given me an irresistible impression of sorrow the glimpse of the</text:p>
      <text:p text:style-name="P1">steamboat had for some reason filled those savages with unrestrained</text:p>
      <text:p text:style-name="P1">grief the danger if any i expounded was from our proximity to a</text:p>
      <text:p text:style-name="P1">great human passion let loose even extreme grief may ultimately vent</text:p>
      <text:p text:style-name="P1">itself in violencebut more generally takes the form of apathy <text:s text:c="2"/></text:p>
      <text:p text:style-name="P1"></text:p>
      <text:p text:style-name="P1">you should have seen the pilgrims stare they had no heart to grin or</text:p>
      <text:p text:style-name="P1">even to revile me but i believe they thought me gone madwith fright</text:p>
      <text:p text:style-name="P1">maybe i delivered a regular lecture my dear boys it was no good</text:p>
      <text:p text:style-name="P1">bothering keep a lookout well you may guess i watched the fog for</text:p>
      <text:p text:style-name="P1">the signs of lifting as a cat watches a mouse but for anything else our</text:p>
      <text:p text:style-name="P1">eyes were of no more use to us than if we had been buried miles deep</text:p>
      <text:p text:style-name="P1">in a heap of cottonwool it felt like it toochoking warm stifling</text:p>
      <text:p text:style-name="P1">besides all i said though it sounded extravagant was absolutely</text:p>
      <text:p text:style-name="P1">true to fact what we afterwards alluded to as an attack was really an</text:p>
      <text:p text:style-name="P1">attempt at repulse the action was very far from being aggressiveit</text:p>
      <text:p text:style-name="P1">was not even defensive in the usual sense it was undertaken under the</text:p>
      <text:p text:style-name="P1">stress of desperation and in its essence was purely protective</text:p>
      <text:p text:style-name="P1"></text:p>
      <text:p text:style-name="P1">it developed itself i should say two hours after the fog lifted and</text:p>
      <text:p text:style-name="P1">its commencement was at a spot roughly speaking about a mile and a</text:p>
      <text:p text:style-name="P1">half below kurtzs station we had just floundered and flopped round a</text:p>
      <text:p text:style-name="P1">bend when i saw an islet a mere grassy hummock of bright green in</text:p>
      <text:p text:style-name="P1">the middle of the stream it was the only thing of the kind but as we</text:p>
      <text:p text:style-name="P1">opened the reach more i perceived it was the head of a long sandbank</text:p>
      <text:p text:style-name="P1">or rather of a chain of shallow patches stretching down the middle of</text:p>
      <text:p text:style-name="P1">the river they were discolored just awash and the whole lot was seen</text:p>
      <text:p text:style-name="P1">just under the water exactly as a mans backbone is seen running down</text:p>
      <text:p text:style-name="P1">the middle of his back under the skin now as far as i did see i could</text:p>
      <text:p text:style-name="P1">go to the right or to the left of this i didnt know either channel of</text:p>
      <text:p text:style-name="P1">course the banks looked pretty well alike the depth appeared the same</text:p>
      <text:p text:style-name="P1">but as i had been informed the station was on the west side i naturally</text:p>
      <text:p text:style-name="P1">headed for the western passage</text:p>
      <text:p text:style-name="P1"></text:p>
      <text:p text:style-name="P1">no sooner had we fairly entered it than i became aware it was much</text:p>
      <text:p text:style-name="P1">narrower than i had supposed to the left of us there was the long</text:p>
      <text:p text:style-name="P1">uninterrupted shoal and to the right a high steep bank heavily</text:p>
      <text:p text:style-name="P1">overgrown with bushes above the bush the trees stood in serried ranks</text:p>
      <text:p text:style-name="P1">the twigs overhung the current thickly and from distance to distance a</text:p>
      <text:p text:style-name="P1">large limb of some tree projected rigidly over the stream it was then</text:p>
      <text:p text:style-name="P1">well on in the afternoon the face of the forest was gloomy and a</text:p>
      <text:p text:style-name="P1">broad strip of shadow had already fallen on the water in this shadow</text:p>
      <text:p text:style-name="P1">we steamed upvery slowly as you may imagine i sheered her well</text:p>
      <text:p text:style-name="P1">inshorethe water being deepest near the bank as the soundingpole</text:p>
      <text:p text:style-name="P1">informed me</text:p>
      <text:p text:style-name="P1"><text:soft-page-break/></text:p>
      <text:p text:style-name="P1">one of my hungry and forbearing friends was sounding in the bows just</text:p>
      <text:p text:style-name="P1">below me this steamboat was exactly like a decked scow on the deck</text:p>
      <text:p text:style-name="P1">there were two little teakwood houses with doors and windows the</text:p>
      <text:p text:style-name="P1">boiler was in the foreend and the machinery right astern over the</text:p>
      <text:p text:style-name="P1">whole there was a light roof supported on stanchions the funnel</text:p>
      <text:p text:style-name="P1">projected through that roof and in front of the funnel a small cabin</text:p>
      <text:p text:style-name="P1">built of light planks served for a pilothouse it contained a couch</text:p>
      <text:p text:style-name="P1">two campstools a loaded martinihenry leaning in one corner a tiny</text:p>
      <text:p text:style-name="P1">table and the steeringwheel it had a wide door in front and a broad</text:p>
      <text:p text:style-name="P1">shutter at each side all these were always thrown open of course i</text:p>
      <text:p text:style-name="P1">spent my days perched up there on the extreme foreend of that roof</text:p>
      <text:p text:style-name="P1">before the door at night i slept or tried to on the couch an</text:p>
      <text:p text:style-name="P1">athletic black belonging to some coast tribe and educated by my poor</text:p>
      <text:p text:style-name="P1">predecessor was the helmsman he sported a pair of brass earrings wore</text:p>
      <text:p text:style-name="P1">a blue cloth wrapper from the waist to the ankles and thought all the</text:p>
      <text:p text:style-name="P1">world of himself he was the most unstable kind of fool i had ever seen</text:p>
      <text:p text:style-name="P1">he steered with no end of a swagger while you were by but if he lost</text:p>
      <text:p text:style-name="P1">sight of you he became instantly the prey of an abject funk and would</text:p>
      <text:p text:style-name="P1">let that cripple of a steamboat get the upper hand of him in a minute</text:p>
      <text:p text:style-name="P1"></text:p>
      <text:p text:style-name="P1">i was looking down at the soundingpole and feeling much annoyed to</text:p>
      <text:p text:style-name="P1">see at each try a little more of it stick out of that river when i saw</text:p>
      <text:p text:style-name="P1">my poleman give up the business suddenly and stretch himself flat on</text:p>
      <text:p text:style-name="P1">the deck without even taking the trouble to haul his pole in he kept</text:p>
      <text:p text:style-name="P1">hold on it though and it trailed in the water at the same time the</text:p>
      <text:p text:style-name="P1">fireman whom i could also see below me sat down abruptly before his</text:p>
      <text:p text:style-name="P1">furnace and ducked his head i was amazed then i had to look at the</text:p>
      <text:p text:style-name="P1">river mighty quick because there was a snag in the fairway sticks</text:p>
      <text:p text:style-name="P1">little sticks were flying aboutthick they were whizzing before my</text:p>
      <text:p text:style-name="P1">nose dropping below me striking behind me against my pilothouse all</text:p>
      <text:p text:style-name="P1">this time the river the shore the woods were very quietperfectly</text:p>
      <text:p text:style-name="P1">quiet i could only hear the heavy splashing thump of the sternwheel</text:p>
      <text:p text:style-name="P1">and the patter of these things we cleared the snag clumsily arrows by</text:p>
      <text:p text:style-name="P1">jove we were being shot at i stepped in quickly to close the shutter</text:p>
      <text:p text:style-name="P1">on the land side that foolhelmsman his hands on the spokes was</text:p>
      <text:p text:style-name="P1">lifting his knees high stamping his feet champing his mouth like a</text:p>
      <text:p text:style-name="P1">reinedin horse confound him and we were staggering within ten feet of</text:p>
      <text:p text:style-name="P1">the bank i had to lean right out to swing the heavy shutter and i saw</text:p>
      <text:p text:style-name="P1">a face amongst the leaves on the level with my own looking at me very</text:p>
      <text:p text:style-name="P1">fierce and steady and then suddenly as though a veil had been removed</text:p>
      <text:p text:style-name="P1">from my eyes i made out deep in the tangled gloom naked breasts</text:p>
      <text:p text:style-name="P1">arms legs glaring eyesthe bush was swarming with human limbs in</text:p>
      <text:p text:style-name="P1">movement glistening of bronze color the twigs shook swayed and</text:p>
      <text:p text:style-name="P1">rustled the arrows flew out of them and then the shutter came to</text:p>
      <text:p text:style-name="P1">steer her straight i said to the helmsman he held his head rigid</text:p>
      <text:p text:style-name="P1">face forward but his eyes rolled he kept on lifting and setting down</text:p>
      <text:p text:style-name="P1">his feet gently his mouth foamed a little keep quiet i said in a</text:p>
      <text:p text:style-name="P1">fury i might just as well have ordered a tree not to sway in the wind</text:p>
      <text:p text:style-name="P1"><text:soft-page-break/>i darted out below me there was a great scuffle of feet on the iron</text:p>
      <text:p text:style-name="P1">deck confused exclamations a voice screamed can you turn back</text:p>
      <text:p text:style-name="P1">i caught shape of a vshaped ripple on the water ahead what another</text:p>
      <text:p text:style-name="P1">snag a fusillade burst out under my feet the pilgrims had opened with</text:p>
      <text:p text:style-name="P1">their winchesters and were simply squirting lead into that bush a</text:p>
      <text:p text:style-name="P1">deuce of a lot of smoke came up and drove slowly forward i swore at</text:p>
      <text:p text:style-name="P1">it now i couldnt see the ripple or the snag either i stood in the</text:p>
      <text:p text:style-name="P1">doorway peering and the arrows came in swarms they might have been</text:p>
      <text:p text:style-name="P1">poisoned but they looked as though they wouldnt kill a cat the bush</text:p>
      <text:p text:style-name="P1">began to howl our woodcutters raised a warlike whoop the report of a</text:p>
      <text:p text:style-name="P1">rifle just at my back deafened me i glanced over my shoulder and the</text:p>
      <text:p text:style-name="P1">pilothouse was yet full of noise and smoke when i made a dash at the</text:p>
      <text:p text:style-name="P1">wheel the foolnigger had dropped everything to throw the shutter</text:p>
      <text:p text:style-name="P1">open and let off that martinihenry he stood before the wide opening</text:p>
      <text:p text:style-name="P1">glaring and i yelled at him to come back while i straightened the</text:p>
      <text:p text:style-name="P1">sudden twist out of that steamboat there was no room to turn even if i</text:p>
      <text:p text:style-name="P1">had wanted to the snag was somewhere very near ahead in that confounded</text:p>
      <text:p text:style-name="P1">smoke there was no time to lose so i just crowded her into the</text:p>
      <text:p text:style-name="P1">bankright into the bank where i knew the water was deep</text:p>
      <text:p text:style-name="P1"></text:p>
      <text:p text:style-name="P1">we tore slowly along the overhanging bushes in a whirl of broken twigs</text:p>
      <text:p text:style-name="P1">and flying leaves the fusillade below stopped short as i had foreseen</text:p>
      <text:p text:style-name="P1">it would when the squirts got empty i threw my head back to a glinting</text:p>
      <text:p text:style-name="P1">whizz that traversed the pilothouse in at one shutterhole and out</text:p>
      <text:p text:style-name="P1">at the other looking past that mad helmsman who was shaking the empty</text:p>
      <text:p text:style-name="P1">rifle and yelling at the shore i saw vague forms of men running bent</text:p>
      <text:p text:style-name="P1">double leaping gliding distinct incomplete evanescent something</text:p>
      <text:p text:style-name="P1">big appeared in the air before the shutter the rifle went overboard</text:p>
      <text:p text:style-name="P1">and the man stepped back swiftly looked at me over his shoulder in an</text:p>
      <text:p text:style-name="P1">extraordinary profound familiar manner and fell upon my feet the</text:p>
      <text:p text:style-name="P1">side of his head hit the wheel twice and the end of what appeared</text:p>
      <text:p text:style-name="P1">a long cane clattered round and knocked over a little campstool it</text:p>
      <text:p text:style-name="P1">looked as though after wrenching that thing from somebody ashore he had</text:p>
      <text:p text:style-name="P1">lost his balance in the effort the thin smoke had blown away we were</text:p>
      <text:p text:style-name="P1">clear of the snag and looking ahead i could see that in another hundred</text:p>
      <text:p text:style-name="P1">yards or so i would be free to sheer off away from the bank but my</text:p>
      <text:p text:style-name="P1">feet felt so very warm and wet that i had to look down the man had</text:p>
      <text:p text:style-name="P1">rolled on his back and stared straight up at me both his hands clutched</text:p>
      <text:p text:style-name="P1">that cane it was the shaft of a spear that either thrown or lunged</text:p>
      <text:p text:style-name="P1">through the opening had caught him in the side just below the ribs the</text:p>
      <text:p text:style-name="P1">blade had gone in out of sight after making a frightful gash my shoes</text:p>
      <text:p text:style-name="P1">were full a pool of blood lay very still gleaming darkred under the</text:p>
      <text:p text:style-name="P1">wheel his eyes shone with an amazing luster the fusillade burst out</text:p>
      <text:p text:style-name="P1">again he looked at me anxiously gripping the spear like something</text:p>
      <text:p text:style-name="P1">precious with an air of being afraid i would try to take it away from</text:p>
      <text:p text:style-name="P1">him i had to make an effort to free my eyes from his gaze and attend</text:p>
      <text:p text:style-name="P1">to the steering with one hand i felt above my head for the line of</text:p>
      <text:p text:style-name="P1">the steamwhistle and jerked out screech after screech hurriedly the</text:p>
      <text:p text:style-name="P1">tumult of angry and warlike yells was checked instantly and then from</text:p>
      <text:p text:style-name="P1"><text:soft-page-break/>the depths of the woods went out such a tremulous and prolonged wail of</text:p>
      <text:p text:style-name="P1">mournful fear and utter despair as may be imagined to follow the flight</text:p>
      <text:p text:style-name="P1">of the last hope from the earth there was a great commotion in the</text:p>
      <text:p text:style-name="P1">bush the shower of arrows stopped a few dropping shots rang out</text:p>
      <text:p text:style-name="P1">sharplythen silence in which the languid beat of the sternwheel came</text:p>
      <text:p text:style-name="P1">plainly to my ears i put the helm hard astarboard at the moment when</text:p>
      <text:p text:style-name="P1">the pilgrim in pink pyjamas very hot and agitated appeared in the</text:p>
      <text:p text:style-name="P1">doorway the manager sends me he began in an official tone and</text:p>
      <text:p text:style-name="P1">stopped short good god he said glaring at the wounded man</text:p>
      <text:p text:style-name="P1"></text:p>
      <text:p text:style-name="P1">we two whites stood over him and his lustrous and inquiring glance</text:p>
      <text:p text:style-name="P1">enveloped us both i declare it looked as though he would presently put</text:p>
      <text:p text:style-name="P1">to us some question in an understandable language but he died without</text:p>
      <text:p text:style-name="P1">uttering a sound without moving a limb without twitching a muscle</text:p>
      <text:p text:style-name="P1">only in the very last moment as though in response to some sign we</text:p>
      <text:p text:style-name="P1">could not see to some whisper we could not hear he frowned heavily</text:p>
      <text:p text:style-name="P1">and that frown gave to his black deathmask an inconceivably somber</text:p>
      <text:p text:style-name="P1">brooding and menacing expression the luster of inquiring glance faded</text:p>
      <text:p text:style-name="P1">swiftly into vacant glassiness can you steer i asked the agent</text:p>
      <text:p text:style-name="P1">eagerly he looked very dubious but i made a grab at his arm and he</text:p>
      <text:p text:style-name="P1">understood at once i meant him to steer whether or no to tell you</text:p>
      <text:p text:style-name="P1">the truth i was morbidly anxious to change my shoes and socks he is</text:p>
      <text:p text:style-name="P1">dead murmured the fellow immensely impressed no doubt about it</text:p>
      <text:p text:style-name="P1">said i tugging like mad at the shoelaces and by the way i suppose</text:p>
      <text:p text:style-name="P1">mr kurtz is dead as well by this time</text:p>
      <text:p text:style-name="P1"></text:p>
      <text:p text:style-name="P1">for the moment that was the dominant thought there was a sense of</text:p>
      <text:p text:style-name="P1">extreme disappointment as though i had found out i had been striving</text:p>
      <text:p text:style-name="P1">after something altogether without a substance i couldnt have been</text:p>
      <text:p text:style-name="P1">more disgusted if i had traveled all this way for the sole purpose of</text:p>
      <text:p text:style-name="P1">talking with mr kurtz talking with <text:s text:c="3"/>i flung one shoe overboard</text:p>
      <text:p text:style-name="P1">and became aware that that was exactly what i had been looking forward</text:p>
      <text:p text:style-name="P1">toa talk with kurtz i made the strange discovery that i had never</text:p>
      <text:p text:style-name="P1">imagined him as doing you know but as discoursing i didnt say to</text:p>
      <text:p text:style-name="P1">myself now i will never see him or now i will never shake him by</text:p>
      <text:p text:style-name="P1">the hand but now i will never hear him the man presented himself</text:p>
      <text:p text:style-name="P1">as a voice not of course that i did not connect him with some sort of</text:p>
      <text:p text:style-name="P1">action hadnt i been told in all the tones of jealousy and admiration</text:p>
      <text:p text:style-name="P1">that he had collected bartered swindled or stolen more ivory than all</text:p>
      <text:p text:style-name="P1">the other agents together that was not the point the point was in his</text:p>
      <text:p text:style-name="P1">being a gifted creature and that of all his gifts the one that stood</text:p>
      <text:p text:style-name="P1">out preeminently that carried with it a sense of real presence was</text:p>
      <text:p text:style-name="P1">his ability to talk his wordsthe gift of expression the bewildering</text:p>
      <text:p text:style-name="P1">the illuminating the most exalted and the most contemptible the</text:p>
      <text:p text:style-name="P1">pulsating stream of light or the deceitful flow from the heart of an</text:p>
      <text:p text:style-name="P1">impenetrable darkness</text:p>
      <text:p text:style-name="P1"></text:p>
      <text:p text:style-name="P1">the other shoe went flying unto the devilgod of that river i thought</text:p>
      <text:p text:style-name="P1">by jove its all over we are too late he has vanishedthe gift has</text:p>
      <text:p text:style-name="P1"><text:soft-page-break/>vanished by means of some spear arrow or club i will never hear that</text:p>
      <text:p text:style-name="P1">chap speak after alland my sorrow had a startling extravagance</text:p>
      <text:p text:style-name="P1">of emotion even such as i had noticed in the howling sorrow of these</text:p>
      <text:p text:style-name="P1">savages in the bush i couldnt have felt more of lonely desolation</text:p>
      <text:p text:style-name="P1">somehow had i been robbed of a belief or had missed my destiny in</text:p>
      <text:p text:style-name="P1">life <text:s text:c="3"/>why do you sigh in this beastly way somebody absurd well</text:p>
      <text:p text:style-name="P1">absurd good lord mustnt a man everhere give me some tobacco <text:s text:c="2"/></text:p>
      <text:p text:style-name="P1"></text:p>
      <text:p text:style-name="P1">there was a pause of profound stillness then a match flared and</text:p>
      <text:p text:style-name="P1">marlows lean face appeared worn hollow with downward folds and</text:p>
      <text:p text:style-name="P1">dropped eyelids with an aspect of concentrated attention and as he</text:p>
      <text:p text:style-name="P1">took vigorous draws at his pipe it seemed to retreat and advance out of</text:p>
      <text:p text:style-name="P1">the night in the regular flicker of the tiny flame the match went out</text:p>
      <text:p text:style-name="P1"></text:p>
      <text:p text:style-name="P1">absurd he cried this is the worst of trying to tell <text:s text:c="3"/>here</text:p>
      <text:p text:style-name="P1">you all are each moored with two good addresses like a hulk with</text:p>
      <text:p text:style-name="P1">two anchors a butcher round one corner a policeman round another</text:p>
      <text:p text:style-name="P1">excellent appetites and temperature normalyou hearnormal from</text:p>
      <text:p text:style-name="P1">years end to years end and you say absurd absurd beexploded</text:p>
      <text:p text:style-name="P1">absurd my dear boys what can you expect from a man who out of sheer</text:p>
      <text:p text:style-name="P1">nervousness had just flung overboard a pair of new shoes now i think of</text:p>
      <text:p text:style-name="P1">it it is amazing i did not shed tears i am upon the whole proud</text:p>
      <text:p text:style-name="P1">of my fortitude i was cut to the quick at the idea of having lost the</text:p>
      <text:p text:style-name="P1">inestimable privilege of listening to the gifted kurtz of course i</text:p>
      <text:p text:style-name="P1">was wrong the privilege was waiting for me oh yes i heard more than</text:p>
      <text:p text:style-name="P1">enough and i was right too a voice he was very little more than a</text:p>
      <text:p text:style-name="P1">voice and i heardhimitthis voiceother voicesall of them were</text:p>
      <text:p text:style-name="P1">so little more than voicesand the memory of that time itself lingers</text:p>
      <text:p text:style-name="P1">around me impalpable like a dying vibration of one immense jabber</text:p>
      <text:p text:style-name="P1">silly atrocious sordid savage or simply mean without any kind of</text:p>
      <text:p text:style-name="P1">sense voices voiceseven the girl herselfnow</text:p>
      <text:p text:style-name="P1"></text:p>
      <text:p text:style-name="P1">he was silent for a long time</text:p>
      <text:p text:style-name="P1"></text:p>
      <text:p text:style-name="P1">i laid the ghost of his gifts at last with a lie he began suddenly</text:p>
      <text:p text:style-name="P1">girl what did i mention a girl oh she is out of itcompletely</text:p>
      <text:p text:style-name="P1">theythe women i meanare out of itshould be out of it we must</text:p>
      <text:p text:style-name="P1">help them to stay in that beautiful world of their own lest ours</text:p>
      <text:p text:style-name="P1">gets worse oh she had to be out of it you should have heard the</text:p>
      <text:p text:style-name="P1">disinterred body of mr kurtz saying my intended you would have</text:p>
      <text:p text:style-name="P1">perceived directly then how completely she was out of it and the lofty</text:p>
      <text:p text:style-name="P1">frontal bone of mr kurtz they say the hair goes on growing sometimes</text:p>
      <text:p text:style-name="P1">but thisah specimen was impressively bald the wilderness had patted</text:p>
      <text:p text:style-name="P1">him on the head and behold it was like a ballan ivory ball it had</text:p>
      <text:p text:style-name="P1">caressed him andlohe had withered it had taken him loved him</text:p>
      <text:p text:style-name="P1">embraced him got into his veins consumed his flesh and sealed</text:p>
      <text:p text:style-name="P1">his soul to its own by the inconceivable ceremonies of some devilish</text:p>
      <text:p text:style-name="P1">initiation he was its spoiled and pampered favorite ivory i should</text:p>
      <text:p text:style-name="P1">think so heaps of it stacks of it the old mud shanty was bursting</text:p>
      <text:p text:style-name="P1"><text:soft-page-break/>with it you would think there was not a single tusk left either above</text:p>
      <text:p text:style-name="P1">or below the ground in the whole country mostly fossil the manager</text:p>
      <text:p text:style-name="P1">had remarked disparagingly it was no more fossil than i am but they</text:p>
      <text:p text:style-name="P1">call it fossil when it is dug up it appears these niggers do bury</text:p>
      <text:p text:style-name="P1">the tusks sometimesbut evidently they couldnt bury this parcel</text:p>
      <text:p text:style-name="P1">deep enough to save the gifted mr kurtz from his fate we filled the</text:p>
      <text:p text:style-name="P1">steamboat with it and had to pile a lot on the deck thus he could</text:p>
      <text:p text:style-name="P1">see and enjoy as long as he could see because the appreciation of this</text:p>
      <text:p text:style-name="P1">favor had remained with him to the last you should have heard him say</text:p>
      <text:p text:style-name="P1">my ivory oh yes i heard him my intended my ivory my station my</text:p>
      <text:p text:style-name="P1">river my everything belonged to him it made me hold my breath in</text:p>
      <text:p text:style-name="P1">expectation of hearing the wilderness burst into a prodigious peal of</text:p>
      <text:p text:style-name="P1">laughter that would shake the fixed stars in their places everything</text:p>
      <text:p text:style-name="P1">belonged to himbut that was a trifle the thing was to know what he</text:p>
      <text:p text:style-name="P1">belonged to how many powers of darkness claimed him for their own that</text:p>
      <text:p text:style-name="P1">was the reflection that made you creepy all over it was impossibleit</text:p>
      <text:p text:style-name="P1">was not good for one eithertrying to imagine he had taken a high seat</text:p>
      <text:p text:style-name="P1">amongst the devils of the landi mean literally you cant understand</text:p>
      <text:p text:style-name="P1">how could youwith solid pavement under your feet surrounded by kind</text:p>
      <text:p text:style-name="P1">neighbors ready to cheer you or to fall on you stepping delicately</text:p>
      <text:p text:style-name="P1">between the butcher and the policeman in the holy terror of scandal and</text:p>
      <text:p text:style-name="P1">gallows and lunatic asylumshow can you imagine what particular region</text:p>
      <text:p text:style-name="P1">of the first ages a mans untrammeled feet may take him into by the way</text:p>
      <text:p text:style-name="P1">of solitudeutter solitude without a policemanby the way of silence</text:p>
      <text:p text:style-name="P1">utter silence where no warning voice of a kind neighbor can be heard</text:p>
      <text:p text:style-name="P1">whispering of public opinion these little things make all the great</text:p>
      <text:p text:style-name="P1">difference when they are gone you must fall back upon your own innate</text:p>
      <text:p text:style-name="P1">strength upon your own capacity for faithfulness of course you may</text:p>
      <text:p text:style-name="P1">be too much of a fool to go wrongtoo dull even to know you are being</text:p>
      <text:p text:style-name="P1">assaulted by the powers of darkness i take it no fool ever made a</text:p>
      <text:p text:style-name="P1">bargain for his soul with the devil the fool is too much of a fool or</text:p>
      <text:p text:style-name="P1">the devil too much of a devili dont know which or you may be such</text:p>
      <text:p text:style-name="P1">a thunderingly exalted creature as to be altogether deaf and blind to</text:p>
      <text:p text:style-name="P1">anything but heavenly sights and sounds then the earth for you is only</text:p>
      <text:p text:style-name="P1">a standing placeand whether to be like this is your loss or your gain</text:p>
      <text:p text:style-name="P1">i wont pretend to say but most of us are neither one nor the other</text:p>
      <text:p text:style-name="P1">the earth for us is a place to live in where we must put up with</text:p>
      <text:p text:style-name="P1">sights with sounds with smells too by jovebreathe dead hippo</text:p>
      <text:p text:style-name="P1">so to speak and not be contaminated and there dont you see</text:p>
      <text:p text:style-name="P1">your strength comes in the faith in your ability for the digging of</text:p>
      <text:p text:style-name="P1">unostentatious holes to bury the stuff inyour power of devotion</text:p>
      <text:p text:style-name="P1">not to yourself but to an obscure backbreaking business and thats</text:p>
      <text:p text:style-name="P1">difficult enough mind i am not trying to excuse or even explaini am</text:p>
      <text:p text:style-name="P1">trying to account to myself forformr kurtzfor the shade of mr</text:p>
      <text:p text:style-name="P1">kurtz this initiated wraith from the back of nowhere honored me with</text:p>
      <text:p text:style-name="P1">its amazing confidence before it vanished altogether this was because</text:p>
      <text:p text:style-name="P1">it could speak english to me the original kurtz had been educated</text:p>
      <text:p text:style-name="P1">partly in england andas he was good enough to say himselfhis</text:p>
      <text:p text:style-name="P1">sympathies were in the right place his mother was halfenglish his</text:p>
      <text:p text:style-name="P1"><text:soft-page-break/>father was halffrench all europe contributed to the making of kurtz</text:p>
      <text:p text:style-name="P1">and byandby i learned that most appropriately the international</text:p>
      <text:p text:style-name="P1">society for the suppression of savage customs had intrusted him with the</text:p>
      <text:p text:style-name="P1">making of a report for its future guidance and he had written it too</text:p>
      <text:p text:style-name="P1">ive seen it ive read it it was eloquent vibrating with eloquence</text:p>
      <text:p text:style-name="P1">but too highstrung i think seventeen pages of close writing he had</text:p>
      <text:p text:style-name="P1">found time for but this must have been before hislet us saynerves</text:p>
      <text:p text:style-name="P1">went wrong and caused him to preside at certain midnight dances ending</text:p>
      <text:p text:style-name="P1">with unspeakable rites whichas far as i reluctantly gathered</text:p>
      <text:p text:style-name="P1">from what i heard at various timeswere offered up to himdo you</text:p>
      <text:p text:style-name="P1">understandto mr kurtz himself but it was a beautiful piece</text:p>
      <text:p text:style-name="P1">of writing the opening paragraph however in the light of later</text:p>
      <text:p text:style-name="P1">information strikes me now as ominous he began with the argument</text:p>
      <text:p text:style-name="P1">that we whites from the point of development we had arrived at must</text:p>
      <text:p text:style-name="P1">necessarily appear to them savages in the nature of supernatural</text:p>
      <text:p text:style-name="P1">beingswe approach them with the might as of a deity and so on and</text:p>
      <text:p text:style-name="P1">so on by the simple exercise of our will we can exert a power for good</text:p>
      <text:p text:style-name="P1">practically unbounded c c from that point he soared and took me</text:p>
      <text:p text:style-name="P1">with him the peroration was magnificent though difficult to remember</text:p>
      <text:p text:style-name="P1">you know it gave me the notion of an exotic immensity ruled by an</text:p>
      <text:p text:style-name="P1">august benevolence it made me tingle with enthusiasm this was the</text:p>
      <text:p text:style-name="P1">unbounded power of eloquenceof wordsof burning noble words there</text:p>
      <text:p text:style-name="P1">were no practical hints to interrupt the magic current of phrases</text:p>
      <text:p text:style-name="P1">unless a kind of note at the foot of the last page scrawled evidently</text:p>
      <text:p text:style-name="P1">much later in an unsteady hand may be regarded as the exposition of</text:p>
      <text:p text:style-name="P1">a method it was very simple and at the end of that moving appeal to</text:p>
      <text:p text:style-name="P1">every altruistic sentiment it blazed at you luminous and terrifying</text:p>
      <text:p text:style-name="P1">like a flash of lightning in a serene sky exterminate all the brutes</text:p>
      <text:p text:style-name="P1">the curious part was that he had apparently forgotten all about that</text:p>
      <text:p text:style-name="P1">valuable postscriptum because later on when he in a sense came to</text:p>
      <text:p text:style-name="P1">himself he repeatedly entreated me to take good care of my pamphlet</text:p>
      <text:p text:style-name="P1">he called it as it was sure to have in the future a good influence</text:p>
      <text:p text:style-name="P1">upon his career i had full information about all these things and</text:p>
      <text:p text:style-name="P1">besides as it turned out i was to have the care of his memory ive</text:p>
      <text:p text:style-name="P1">done enough for it to give me the indisputable right to lay it if i</text:p>
      <text:p text:style-name="P1">choose for an everlasting rest in the dustbin of progress amongst</text:p>
      <text:p text:style-name="P1">all the sweepings and figuratively speaking all the dead cats of</text:p>
      <text:p text:style-name="P1">civilization but then you see i cant choose he wont be forgotten</text:p>
      <text:p text:style-name="P1">whatever he was he was not common he had the power to charm or</text:p>
      <text:p text:style-name="P1">frighten rudimentary souls into an aggravated witchdance in his</text:p>
      <text:p text:style-name="P1">honor he could also fill the small souls of the pilgrims with bitter</text:p>
      <text:p text:style-name="P1">misgivings he had one devoted friend at least and he had conquered</text:p>
      <text:p text:style-name="P1">one soul in the world that was neither rudimentary nor tainted with</text:p>
      <text:p text:style-name="P1">selfseeking no i cant forget him though i am not prepared to affirm</text:p>
      <text:p text:style-name="P1">the fellow was exactly worth the life we lost in getting to him i</text:p>
      <text:p text:style-name="P1">missed my late helmsman awfullyi missed him even while his body</text:p>
      <text:p text:style-name="P1">was still lying in the pilothouse perhaps you will think it passing</text:p>
      <text:p text:style-name="P1">strange this regret for a savage who was no more account than a grain of</text:p>
      <text:p text:style-name="P1">sand in a black sahara well dont you see he had done something he</text:p>
      <text:p text:style-name="P1"><text:soft-page-break/>had steered for months i had him at my backa helpan instrument it</text:p>
      <text:p text:style-name="P1">was a kind of partnership he steered for mei had to look after him i</text:p>
      <text:p text:style-name="P1">worried about his deficiencies and thus a subtle bond had been created</text:p>
      <text:p text:style-name="P1">of which i only became aware when it was suddenly broken and the</text:p>
      <text:p text:style-name="P1">intimate profundity of that look he gave me when he received his hurt</text:p>
      <text:p text:style-name="P1">remains to this day in my memorylike a claim of distant kinship</text:p>
      <text:p text:style-name="P1">affirmed in a supreme moment</text:p>
      <text:p text:style-name="P1"></text:p>
      <text:p text:style-name="P1">poor fool if he had only left that shutter alone he had no restraint</text:p>
      <text:p text:style-name="P1">no restraintjust like kurtza tree swayed by the wind as soon as</text:p>
      <text:p text:style-name="P1">i had put on a dry pair of slippers i dragged him out after first</text:p>
      <text:p text:style-name="P1">jerking the spear out of his side which operation i confess i performed</text:p>
      <text:p text:style-name="P1">with my eyes shut tight his heels leaped together over the little</text:p>
      <text:p text:style-name="P1">doorstep his shoulders were pressed to my breast i hugged him from</text:p>
      <text:p text:style-name="P1">behind desperately oh he was heavy heavy heavier than any man on</text:p>
      <text:p text:style-name="P1">earth i should imagine then without more ado i tipped him overboard</text:p>
      <text:p text:style-name="P1">the current snatched him as though he had been a wisp of grass and i</text:p>
      <text:p text:style-name="P1">saw the body roll over twice before i lost sight of it for ever all the</text:p>
      <text:p text:style-name="P1">pilgrims and the manager were then congregated on the awningdeck</text:p>
      <text:p text:style-name="P1">about the pilothouse chattering at each other like a flock of excited</text:p>
      <text:p text:style-name="P1">magpies and there was a scandalized murmur at my heartless promptitude</text:p>
      <text:p text:style-name="P1">what they wanted to keep that body hanging about for i cant guess</text:p>
      <text:p text:style-name="P1">embalm it maybe but i had also heard another and a very ominous</text:p>
      <text:p text:style-name="P1">murmur on the deck below my friends the woodcutters were likewise</text:p>
      <text:p text:style-name="P1">scandalized and with a better show of reasonthough i admit that the</text:p>
      <text:p text:style-name="P1">reason itself was quite inadmissible oh quite i had made up my mind</text:p>
      <text:p text:style-name="P1">that if my late helmsman was to be eaten the fishes alone should have</text:p>
      <text:p text:style-name="P1">him he had been a very secondrate helmsman while alive but now he was</text:p>
      <text:p text:style-name="P1">dead he might have become a firstclass temptation and possibly cause</text:p>
      <text:p text:style-name="P1">some startling trouble besides i was anxious to take the wheel the</text:p>
      <text:p text:style-name="P1">man in pink pyjamas showing himself a hopeless duffer at the business</text:p>
      <text:p text:style-name="P1"></text:p>
      <text:p text:style-name="P1">this i did directly the simple funeral was over we were going</text:p>
      <text:p text:style-name="P1">halfspeed keeping right in the middle of the stream and i listened</text:p>
      <text:p text:style-name="P1">to the talk about me they had given up kurtz they had given up the</text:p>
      <text:p text:style-name="P1">station kurtz was dead and the station had been burntand so onand</text:p>
      <text:p text:style-name="P1">so on the redhaired pilgrim was beside himself with the thought that</text:p>
      <text:p text:style-name="P1">at least this poor kurtz had been properly revenged say we must have</text:p>
      <text:p text:style-name="P1">made a glorious slaughter of them in the bush eh what do you think</text:p>
      <text:p text:style-name="P1">say he positively danced the bloodthirsty little gingery beggar</text:p>
      <text:p text:style-name="P1">and he had nearly fainted when he saw the wounded man i could not help</text:p>
      <text:p text:style-name="P1">saying you made a glorious lot of smoke anyhow i had seen from the</text:p>
      <text:p text:style-name="P1">way the tops of the bushes rustled and flew that almost all the shots</text:p>
      <text:p text:style-name="P1">had gone too high you cant hit anything unless you take aim and fire</text:p>
      <text:p text:style-name="P1">from the shoulder but these chaps fired from the hip with their eyes</text:p>
      <text:p text:style-name="P1">shut the retreat i maintainedand i was rightwas caused by the</text:p>
      <text:p text:style-name="P1">screeching of the steamwhistle upon this they forgot kurtz and began</text:p>
      <text:p text:style-name="P1">to howl at me with indignant protests</text:p>
      <text:p text:style-name="P1"></text:p>
      <text:p text:style-name="P1"><text:soft-page-break/>the manager stood by the wheel murmuring confidentially about the</text:p>
      <text:p text:style-name="P1">necessity of getting well away down the river before dark at all events</text:p>
      <text:p text:style-name="P1">when i saw in the distance a clearing on the riverside and the outlines</text:p>
      <text:p text:style-name="P1">of some sort of building whats this i asked he clapped his hands</text:p>
      <text:p text:style-name="P1">in wonder the station he cried i edged in at once still going</text:p>
      <text:p text:style-name="P1">halfspeed</text:p>
      <text:p text:style-name="P1"></text:p>
      <text:p text:style-name="P1">through my glasses i saw the slope of a hill interspersed with rare</text:p>
      <text:p text:style-name="P1">trees and perfectly free from undergrowth a long decaying building on</text:p>
      <text:p text:style-name="P1">the summit was half buried in the high grass the large holes in the</text:p>
      <text:p text:style-name="P1">peaked roof gaped black from afar the jungle and the woods made a</text:p>
      <text:p text:style-name="P1">background there was no inclosure or fence of any kind but there had</text:p>
      <text:p text:style-name="P1">been one apparently for near the house halfadozen slim posts remained</text:p>
      <text:p text:style-name="P1">in a row roughly trimmed and with their upper ends ornamented with</text:p>
      <text:p text:style-name="P1">round carved balls the rails or whatever there had been between had</text:p>
      <text:p text:style-name="P1">disappeared of course the forest surrounded all that the riverbank</text:p>
      <text:p text:style-name="P1">was clear and on the waterside i saw a white man under a hat like a</text:p>
      <text:p text:style-name="P1">cartwheel beckoning persistently with his whole arm examining the</text:p>
      <text:p text:style-name="P1">edge of the forest above and below i was almost certain i could see</text:p>
      <text:p text:style-name="P1">movementshuman forms gliding here and there i steamed past prudently</text:p>
      <text:p text:style-name="P1">then stopped the engines and let her drift down the man on the shore</text:p>
      <text:p text:style-name="P1">began to shout urging us to land we have been attacked screamed</text:p>
      <text:p text:style-name="P1">the manager i knowi know its all right yelled back the other as</text:p>
      <text:p text:style-name="P1">cheerful as you please come along its all right i am glad</text:p>
      <text:p text:style-name="P1"></text:p>
      <text:p text:style-name="P1">his aspect reminded me of something i had seensomething funny i had</text:p>
      <text:p text:style-name="P1">seen somewhere as i maneuvered to get alongside i was asking myself</text:p>
      <text:p text:style-name="P1">what does this fellow look like suddenly i got it he looked like</text:p>
      <text:p text:style-name="P1">a harlequin his clothes had been made of some stuff that was brown</text:p>
      <text:p text:style-name="P1">holland probably but it was covered with patches all over with bright</text:p>
      <text:p text:style-name="P1">patches blue red and yellowpatches on the back patches on front</text:p>
      <text:p text:style-name="P1">patches on elbows on knees colored binding round his jacket scarlet</text:p>
      <text:p text:style-name="P1">edging at the bottom of his trousers and the sunshine made him look</text:p>
      <text:p text:style-name="P1">extremely gay and wonderfully neat withal because you could see how</text:p>
      <text:p text:style-name="P1">beautifully all this patching had been done a beardless boyish face</text:p>
      <text:p text:style-name="P1">very fair no features to speak of nose peeling little blue eyes</text:p>
      <text:p text:style-name="P1">smiles and frowns chasing each other over that open countenance like</text:p>
      <text:p text:style-name="P1">sunshine and shadow on a windswept plain look out captain he</text:p>
      <text:p text:style-name="P1">cried theres a snag lodged in here last night what another snag i</text:p>
      <text:p text:style-name="P1">confess i swore shamefully i had nearly holed my cripple to finish off</text:p>
      <text:p text:style-name="P1">that charming trip the harlequin on the bank turned his little pug nose</text:p>
      <text:p text:style-name="P1">up to me you english he asked all smiles are you i shouted from</text:p>
      <text:p text:style-name="P1">the wheel the smiles vanished and he shook his head as if sorry for</text:p>
      <text:p text:style-name="P1">my disappointment then he brightened up never mind he cried</text:p>
      <text:p text:style-name="P1">encouragingly are we in time i asked he is up there he replied</text:p>
      <text:p text:style-name="P1">with a toss of the head up the hill and becoming gloomy all of a</text:p>
      <text:p text:style-name="P1">sudden his face was like the autumn sky overcast one moment and bright</text:p>
      <text:p text:style-name="P1">the next</text:p>
      <text:p text:style-name="P1"></text:p>
      <text:p text:style-name="P1"><text:soft-page-break/>when the manager escorted by the pilgrims all of them armed to the</text:p>
      <text:p text:style-name="P1">teeth had gone to the house this chap came on board i say i</text:p>
      <text:p text:style-name="P1">dont like this these natives are in the bush i said he assured me</text:p>
      <text:p text:style-name="P1">earnestly it was all right they are simple people he added well</text:p>
      <text:p text:style-name="P1">i am glad you came it took me all my time to keep them off but you</text:p>
      <text:p text:style-name="P1">said it was all right i cried oh they meant no harm he said and</text:p>
      <text:p text:style-name="P1">as i stared he corrected himself not exactly then vivaciously my</text:p>
      <text:p text:style-name="P1">faith your pilothouse wants a clean up in the next breath he advised</text:p>
      <text:p text:style-name="P1">me to keep enough steam on the boiler to blow the whistle in case of any</text:p>
      <text:p text:style-name="P1">trouble one good screech will do more for you than all your rifles</text:p>
      <text:p text:style-name="P1">they are simple people he repeated he rattled away at such a rate</text:p>
      <text:p text:style-name="P1">he quite overwhelmed me he seemed to be trying to make up for lots of</text:p>
      <text:p text:style-name="P1">silence and actually hinted laughing that such was the case dont</text:p>
      <text:p text:style-name="P1">you talk with mr kurtz i said you dont talk with that manyou</text:p>
      <text:p text:style-name="P1">listen to him he exclaimed with severe exaltation but now he</text:p>
      <text:p text:style-name="P1">waved his arm and in the twinkling of an eye was in the uttermost</text:p>
      <text:p text:style-name="P1">depths of despondency in a moment he came up again with a jump</text:p>
      <text:p text:style-name="P1">possessed himself of both my hands shook them continuously while he</text:p>
      <text:p text:style-name="P1">gabbled brother sailor <text:s text:c="3"/>honor <text:s text:c="3"/>pleasure <text:s text:c="3"/>delight <text:s text:c="2"/></text:p>
      <text:p text:style-name="P1">introduce myself <text:s text:c="3"/>russian <text:s text:c="3"/>son of an archpriest <text:s text:c="2"/></text:p>
      <text:p text:style-name="P1">government of tambov <text:s text:c="3"/>what tobacco english tobacco the excellent</text:p>
      <text:p text:style-name="P1">english tobacco now thats brotherly smoke wheres a sailor that</text:p>
      <text:p text:style-name="P1">does not smoke</text:p>
      <text:p text:style-name="P1"></text:p>
      <text:p text:style-name="P1">the pipe soothed him and gradually i made out he had run away from</text:p>
      <text:p text:style-name="P1">school had gone to sea in a russian ship ran away again served some</text:p>
      <text:p text:style-name="P1">time in english ships was now reconciled with the archpriest he made</text:p>
      <text:p text:style-name="P1">a point of that but when one is young one must see things gather</text:p>
      <text:p text:style-name="P1">experience ideas enlarge the mind here i interrupted you can</text:p>
      <text:p text:style-name="P1">never tell here i have met mr kurtz he said youthfully solemn and</text:p>
      <text:p text:style-name="P1">reproachful i held my tongue after that it appears he had persuaded a</text:p>
      <text:p text:style-name="P1">dutch tradinghouse on the coast to fit him out with stores and goods</text:p>
      <text:p text:style-name="P1">and had started for the interior with a light heart and no more idea of</text:p>
      <text:p text:style-name="P1">what would happen to him than a baby he had been wandering about that</text:p>
      <text:p text:style-name="P1">river for nearly two years alone cut off from everybody and everything</text:p>
      <text:p text:style-name="P1">i am not so young as i look i am twentyfive he said at first old</text:p>
      <text:p text:style-name="P1">van shuyten would tell me to go to the devil he narrated with keen</text:p>
      <text:p text:style-name="P1">enjoyment but i stuck to him and talked and talked till at last he</text:p>
      <text:p text:style-name="P1">got afraid i would talk the hindleg off his favorite dog so he gave</text:p>
      <text:p text:style-name="P1">me some cheap things and a few guns and told me he hoped he would never</text:p>
      <text:p text:style-name="P1">see my face again good old dutchman van shuyten ive sent him one</text:p>
      <text:p text:style-name="P1">small lot of ivory a year ago so that he cant call me a little thief</text:p>
      <text:p text:style-name="P1">when i get back i hope he got it and for the rest i dont care i had</text:p>
      <text:p text:style-name="P1">some wood stacked for you that was my old house did you see</text:p>
      <text:p text:style-name="P1"></text:p>
      <text:p text:style-name="P1">i gave him towsons book he made as though he would kiss me but</text:p>
      <text:p text:style-name="P1">restrained himself the only book i had left and i thought i had lost</text:p>
      <text:p text:style-name="P1">it he said looking at it ecstatically so many accidents happen to</text:p>
      <text:p text:style-name="P1">a man going about alone you know canoes get upset sometimesand</text:p>
      <text:p text:style-name="P1"><text:soft-page-break/>sometimes youve got to clear out so quick when the people get angry</text:p>
      <text:p text:style-name="P1">he thumbed the pages you made notes in russian i asked he nodded</text:p>
      <text:p text:style-name="P1">i thought they were written in cipher i said he laughed then became</text:p>
      <text:p text:style-name="P1">serious i had lots of trouble to keep these people off he said did</text:p>
      <text:p text:style-name="P1">they want to kill you i asked oh no he cried and checked</text:p>
      <text:p text:style-name="P1">himself why did they attack us i pursued he hesitated then</text:p>
      <text:p text:style-name="P1">said shamefacedly they dont want him to go dont they i said</text:p>
      <text:p text:style-name="P1">curiously he nodded a nod full of mystery and wisdom i tell you he</text:p>
      <text:p text:style-name="P1">cried this man has enlarged my mind he opened his arms wide staring</text:p>
      <text:p text:style-name="P1">at me with his little blue eyes that were perfectly round</text:p>
      <text:p text:style-name="P1"></text:p>
      <text:p text:style-name="P1"></text:p>
      <text:p text:style-name="P1"></text:p>
      <text:p text:style-name="P1"></text:p>
      <text:p text:style-name="P1">iii</text:p>
      <text:p text:style-name="P1"></text:p>
      <text:p text:style-name="P1"></text:p>
      <text:p text:style-name="P1">i looked at him lost in astonishment there he was before me in</text:p>
      <text:p text:style-name="P1">motley as though he had absconded from a troupe of mimes enthusiastic</text:p>
      <text:p text:style-name="P1">fabulous his very existence was improbable inexplicable and</text:p>
      <text:p text:style-name="P1">altogether bewildering he was an insoluble problem it was</text:p>
      <text:p text:style-name="P1">inconceivable how he had existed how he had succeeded in getting so</text:p>
      <text:p text:style-name="P1">far how he had managed to remainwhy he did not instantly disappear</text:p>
      <text:p text:style-name="P1">i went a little farther he said then still a little farthertill</text:p>
      <text:p text:style-name="P1">i had gone so far that i dont know how ill ever get back never mind</text:p>
      <text:p text:style-name="P1">plenty time i can manage you take kurtz away quickquicki tell</text:p>
      <text:p text:style-name="P1">you the glamour of youth enveloped his particolored rags his</text:p>
      <text:p text:style-name="P1">destitution his loneliness the essential desolation of his futile</text:p>
      <text:p text:style-name="P1">wanderings for monthsfor yearshis life hadnt been worth a days</text:p>
      <text:p text:style-name="P1">purchase and there he was gallantly thoughtlessly alive to all</text:p>
      <text:p text:style-name="P1">appearance indestructible solely by the virtue of his few years and</text:p>
      <text:p text:style-name="P1">of his unreflecting audacity i was seduced into something like</text:p>
      <text:p text:style-name="P1">admirationlike envy glamour urged him on glamour kept him unscathed</text:p>
      <text:p text:style-name="P1">he surely wanted nothing from the wilderness but space to breathe in and</text:p>
      <text:p text:style-name="P1">to push on through his need was to exist and to move onwards at</text:p>
      <text:p text:style-name="P1">the greatest possible risk and with a maximum of privation if the</text:p>
      <text:p text:style-name="P1">absolutely pure uncalculating unpractical spirit of adventure had ever</text:p>
      <text:p text:style-name="P1">ruled a human being it ruled this bepatched youth i almost envied</text:p>
      <text:p text:style-name="P1">him the possession of this modest and clear flame it seemed to have</text:p>
      <text:p text:style-name="P1">consumed all thought of self so completely that even while he was</text:p>
      <text:p text:style-name="P1">talking to you you forgot that it was hethe man before your eyeswho</text:p>
      <text:p text:style-name="P1">had gone through these things i did not envy him his devotion to kurtz</text:p>
      <text:p text:style-name="P1">though he had not meditated over it it came to him and he accepted it</text:p>
      <text:p text:style-name="P1">with a sort of eager fatalism i must say that to me it appeared about</text:p>
      <text:p text:style-name="P1">the most dangerous thing in every way he had come upon so far</text:p>
      <text:p text:style-name="P1"></text:p>
      <text:p text:style-name="P1">they had come together unavoidably like two ships becalmed near</text:p>
      <text:p text:style-name="P1">each other and lay rubbing sides at last i suppose kurtz wanted an</text:p>
      <text:p text:style-name="P1">audience because on a certain occasion when encamped in the forest</text:p>
      <text:p text:style-name="P1"><text:soft-page-break/>they had talked all night or more probably kurtz had talked we talked</text:p>
      <text:p text:style-name="P1">of everything he said quite transported at the recollection i</text:p>
      <text:p text:style-name="P1">forgot there was such a thing as sleep the night did not seem to last</text:p>
      <text:p text:style-name="P1">an hour everything everything <text:s text:c="3"/>of love too ah he talked to</text:p>
      <text:p text:style-name="P1">you of love i said much amused it isnt what you think he cried</text:p>
      <text:p text:style-name="P1">almost passionately it was in general he made me see thingsthings</text:p>
      <text:p text:style-name="P1"></text:p>
      <text:p text:style-name="P1">he threw his arms up we were on deck at the time and the headman</text:p>
      <text:p text:style-name="P1">of my woodcutters lounging near by turned upon him his heavy and</text:p>
      <text:p text:style-name="P1">glittering eyes i looked around and i dont know why but i assure you</text:p>
      <text:p text:style-name="P1">that never never before did this land this river this jungle the</text:p>
      <text:p text:style-name="P1">very arch of this blazing sky appear to me so hopeless and so dark so</text:p>
      <text:p text:style-name="P1">impenetrable to human thought so pitiless to human weakness and ever</text:p>
      <text:p text:style-name="P1">since you have been with him of course i said</text:p>
      <text:p text:style-name="P1"></text:p>
      <text:p text:style-name="P1">on the contrary it appears their intercourse had been very much broken</text:p>
      <text:p text:style-name="P1">by various causes he had as he informed me proudly managed to nurse</text:p>
      <text:p text:style-name="P1">kurtz through two illnesses he alluded to it as you would to some risky</text:p>
      <text:p text:style-name="P1">feat but as a rule kurtz wandered alone far in the depths of the</text:p>
      <text:p text:style-name="P1">forest very often coming to this station i had to wait days and</text:p>
      <text:p text:style-name="P1">days before he would turn up he said ah it was worth waiting</text:p>
      <text:p text:style-name="P1">forsometimes what was he doing exploring or what i asked oh</text:p>
      <text:p text:style-name="P1">yes of course he had discovered lots of villages a lake toohe</text:p>
      <text:p text:style-name="P1">did not know exactly in what direction it was dangerous to inquire</text:p>
      <text:p text:style-name="P1">too muchbut mostly his expeditions had been for ivory but he had no</text:p>
      <text:p text:style-name="P1">goods to trade with by that time i objected theres a good lot of</text:p>
      <text:p text:style-name="P1">cartridges left even yet he answered looking away to speak plainly</text:p>
      <text:p text:style-name="P1">he raided the country i said he nodded not alone surely he</text:p>
      <text:p text:style-name="P1">muttered something about the villages round that lake kurtz got the</text:p>
      <text:p text:style-name="P1">tribe to follow him did he i suggested he fidgeted a little they</text:p>
      <text:p text:style-name="P1">adored him he said the tone of these words was so extraordinary that</text:p>
      <text:p text:style-name="P1">i looked at him searchingly it was curious to see his mingled eagerness</text:p>
      <text:p text:style-name="P1">and reluctance to speak of kurtz the man filled his life occupied his</text:p>
      <text:p text:style-name="P1">thoughts swayed his emotions what can you expect he burst out he</text:p>
      <text:p text:style-name="P1">came to them with thunder and lightning you knowand they had never</text:p>
      <text:p text:style-name="P1">seen anything like itand very terrible he could be very terrible</text:p>
      <text:p text:style-name="P1">you cant judge mr kurtz as you would an ordinary man no no no</text:p>
      <text:p text:style-name="P1">nowjust to give you an ideai dont mind telling you he wanted to</text:p>
      <text:p text:style-name="P1">shoot me too one daybut i dont judge him shoot you i cried</text:p>
      <text:p text:style-name="P1">what for well i had a small lot of ivory the chief of that village</text:p>
      <text:p text:style-name="P1">near my house gave me you see i used to shoot game for them well</text:p>
      <text:p text:style-name="P1">he wanted it and wouldnt hear reason he declared he would shoot me</text:p>
      <text:p text:style-name="P1">unless i gave him the ivory and then cleared out of the country because</text:p>
      <text:p text:style-name="P1">he could do so and had a fancy for it and there was nothing on earth</text:p>
      <text:p text:style-name="P1">to prevent him killing whom he jolly well pleased and it was true too</text:p>
      <text:p text:style-name="P1">i gave him the ivory what did i care but i didnt clear out no no i</text:p>
      <text:p text:style-name="P1">couldnt leave him i had to be careful of course till we got friendly</text:p>
      <text:p text:style-name="P1">again for a time he had his second illness then afterwards i had to</text:p>
      <text:p text:style-name="P1">keep out of the way but i didnt mind he was living for the most part</text:p>
      <text:p text:style-name="P1"><text:soft-page-break/>in those villages on the lake when he came down to the river sometimes</text:p>
      <text:p text:style-name="P1">he would take to me and sometimes it was better for me to be careful</text:p>
      <text:p text:style-name="P1">this man suffered too much he hated all this and somehow he couldnt</text:p>
      <text:p text:style-name="P1">get away when i had a chance i begged him to try and leave while there</text:p>
      <text:p text:style-name="P1">was time i offered to go back with him and he would say yes and then</text:p>
      <text:p text:style-name="P1">he would remain go off on another ivory hunt disappear for weeks</text:p>
      <text:p text:style-name="P1">forget himself amongst these peopleforget himselfyou know why</text:p>
      <text:p text:style-name="P1">hes mad i said he protested indignantly mr kurtz couldnt be mad</text:p>
      <text:p text:style-name="P1">if i had heard him talk only two days ago i wouldnt dare hint at</text:p>
      <text:p text:style-name="P1">such a thing <text:s text:c="3"/>i had taken up my binoculars while we talked and was</text:p>
      <text:p text:style-name="P1">looking at the shore sweeping the limit of the forest at each side and</text:p>
      <text:p text:style-name="P1">at the back of the house the consciousness of there being people in</text:p>
      <text:p text:style-name="P1">that bush so silent so quietas silent and quiet as the ruined house</text:p>
      <text:p text:style-name="P1">on the hillmade me uneasy there was no sign on the face of nature</text:p>
      <text:p text:style-name="P1">of this amazing tale that was not so much told as suggested to me in</text:p>
      <text:p text:style-name="P1">desolate exclamations completed by shrugs in interrupted phrases in</text:p>
      <text:p text:style-name="P1">hints ending in deep sighs the woods were unmoved like a maskheavy</text:p>
      <text:p text:style-name="P1">like the closed door of a prisonthey looked with their air of hidden</text:p>
      <text:p text:style-name="P1">knowledge of patient expectation of unapproachable silence the</text:p>
      <text:p text:style-name="P1">russian was explaining to me that it was only lately that mr kurtz had</text:p>
      <text:p text:style-name="P1">come down to the river bringing along with him all the fighting men of</text:p>
      <text:p text:style-name="P1">that lake tribe he had been absent for several monthsgetting himself</text:p>
      <text:p text:style-name="P1">adored i supposeand had come down unexpectedly with the intention to</text:p>
      <text:p text:style-name="P1">all appearance of making a raid either across the river or down stream</text:p>
      <text:p text:style-name="P1">evidently the appetite for more ivory had got the better of thewhat</text:p>
      <text:p text:style-name="P1">shall i sayless material aspirations however he had got much worse</text:p>
      <text:p text:style-name="P1">suddenly i heard he was lying helpless and so i came uptook my</text:p>
      <text:p text:style-name="P1">chance said the russian oh he is bad very bad i directed my</text:p>
      <text:p text:style-name="P1">glass to the house there were no signs of life but there was the</text:p>
      <text:p text:style-name="P1">ruined roof the long mud wall peeping above the grass with three</text:p>
      <text:p text:style-name="P1">little square windowholes no two of the same size all this brought</text:p>
      <text:p text:style-name="P1">within reach of my hand as it were and then i made a brusque movement</text:p>
      <text:p text:style-name="P1">and one of the remaining posts of that vanished fence leaped up in the</text:p>
      <text:p text:style-name="P1">field of my glass you remember i told you i had been struck at the</text:p>
      <text:p text:style-name="P1">distance by certain attempts at ornamentation rather remarkable in the</text:p>
      <text:p text:style-name="P1">ruinous aspect of the place now i had suddenly a nearer view and its</text:p>
      <text:p text:style-name="P1">first result was to make me throw my head back as if before a blow then</text:p>
      <text:p text:style-name="P1">i went carefully from post to post with my glass and i saw my mistake</text:p>
      <text:p text:style-name="P1">these round knobs were not ornamental but symbolic they were expressive</text:p>
      <text:p text:style-name="P1">and puzzling striking and disturbingfood for thought and also for</text:p>
      <text:p text:style-name="P1">the vultures if there had been any looking down from the sky but at all</text:p>
      <text:p text:style-name="P1">events for such ants as were industrious enough to ascend the pole</text:p>
      <text:p text:style-name="P1">they would have been even more impressive those heads on the stakes if</text:p>
      <text:p text:style-name="P1">their faces had not been turned to the house only one the first i had</text:p>
      <text:p text:style-name="P1">made out was facing my way i was not so shocked as you may think the</text:p>
      <text:p text:style-name="P1">start back i had given was really nothing but a movement of surprise</text:p>
      <text:p text:style-name="P1">i had expected to see a knob of wood there you know i returned</text:p>
      <text:p text:style-name="P1">deliberately to the first i had seenand there it was black dried</text:p>
      <text:p text:style-name="P1">sunken with closed eyelidsa head that seemed to sleep at the top of</text:p>
      <text:p text:style-name="P1"><text:soft-page-break/>that pole and with the shrunken dry lips showing a narrow white line</text:p>
      <text:p text:style-name="P1">of the teeth was smiling too smiling continuously at some endless and</text:p>
      <text:p text:style-name="P1">jocose dream of that eternal slumber</text:p>
      <text:p text:style-name="P1"></text:p>
      <text:p text:style-name="P1">i am not disclosing any trade secrets in fact the manager said</text:p>
      <text:p text:style-name="P1">afterwards that mr kurtzs methods had ruined the district i have no</text:p>
      <text:p text:style-name="P1">opinion on that point but i want you clearly to understand that there</text:p>
      <text:p text:style-name="P1">was nothing exactly profitable in these heads being there they only</text:p>
      <text:p text:style-name="P1">showed that mr kurtz lacked restraint in the gratification of his</text:p>
      <text:p text:style-name="P1">various lusts that there was something wanting in himsome small</text:p>
      <text:p text:style-name="P1">matter which when the pressing need arose could not be found under</text:p>
      <text:p text:style-name="P1">his magnificent eloquence whether he knew of this deficiency himself i</text:p>
      <text:p text:style-name="P1">cant say i think the knowledge came to him at lastonly at the very</text:p>
      <text:p text:style-name="P1">last but the wilderness had found him out early and had taken on him a</text:p>
      <text:p text:style-name="P1">terrible vengeance for the fantastic invasion i think it had whispered</text:p>
      <text:p text:style-name="P1">to him things about himself which he did not know things of which he</text:p>
      <text:p text:style-name="P1">had no conception till he took counsel with this great solitudeand the</text:p>
      <text:p text:style-name="P1">whisper had proved irresistibly fascinating it echoed loudly within him</text:p>
      <text:p text:style-name="P1">because he was hollow at the core <text:s text:c="3"/>i put down the glass and the</text:p>
      <text:p text:style-name="P1">head that had appeared near enough to be spoken to seemed at once to</text:p>
      <text:p text:style-name="P1">have leaped away from me into inaccessible distance</text:p>
      <text:p text:style-name="P1"></text:p>
      <text:p text:style-name="P1">the admirer of mr kurtz was a bit crestfallen in a hurried</text:p>
      <text:p text:style-name="P1">indistinct voice he began to assure me he had not dared to take</text:p>
      <text:p text:style-name="P1">thesesay symbolsdown he was not afraid of the natives they would</text:p>
      <text:p text:style-name="P1">not stir till mr kurtz gave the word his ascendency was extraordinary</text:p>
      <text:p text:style-name="P1">the camps of these people surrounded the place and the chiefs came</text:p>
      <text:p text:style-name="P1">every day to see him they would crawl <text:s text:c="3"/>i dont want to know</text:p>
      <text:p text:style-name="P1">anything of the ceremonies used when approaching mr kurtz i shouted</text:p>
      <text:p text:style-name="P1">curious this feeling that came over me that such details would be more</text:p>
      <text:p text:style-name="P1">intolerable than those heads drying on the stakes under mr kurtzs</text:p>
      <text:p text:style-name="P1">windows after all that was only a savage sight while i seemed at</text:p>
      <text:p text:style-name="P1">one bound to have been transported into some lightless region of subtle</text:p>
      <text:p text:style-name="P1">horrors where pure uncomplicated savagery was a positive relief being</text:p>
      <text:p text:style-name="P1">something that had a right to existobviouslyin the sunshine the</text:p>
      <text:p text:style-name="P1">young man looked at me with surprise i suppose it did not occur to him</text:p>
      <text:p text:style-name="P1">mr kurtz was no idol of mine he forgot i hadnt heard any of these</text:p>
      <text:p text:style-name="P1">splendid monologues on what was it on love justice conduct of</text:p>
      <text:p text:style-name="P1">lifeor what not if it had come to crawling before mr kurtz he</text:p>
      <text:p text:style-name="P1">crawled as much as the veriest savage of them all i had no idea of the</text:p>
      <text:p text:style-name="P1">conditions he said these heads were the heads of rebels i shocked him</text:p>
      <text:p text:style-name="P1">excessively by laughing rebels what would be the next definition i</text:p>
      <text:p text:style-name="P1">was to hear there had been enemies criminals workersand these</text:p>
      <text:p text:style-name="P1">were rebels those rebellious heads looked very subdued to me on their</text:p>
      <text:p text:style-name="P1">sticks you dont know how such a life tries a man like kurtz cried</text:p>
      <text:p text:style-name="P1">kurtzs last disciple well and you i said i i i am a simple</text:p>
      <text:p text:style-name="P1">man i have no great thoughts i want nothing from anybody how can</text:p>
      <text:p text:style-name="P1">you compare me to <text:s text:c="3"/>his feelings were too much for speech and</text:p>
      <text:p text:style-name="P1">suddenly he broke down i dont understand he groaned ive been</text:p>
      <text:p text:style-name="P1"><text:soft-page-break/>doing my best to keep him alive and thats enough i had no hand in</text:p>
      <text:p text:style-name="P1">all this i have no abilities there hasnt been a drop of medicine or a</text:p>
      <text:p text:style-name="P1">mouthful of invalid food for months here he was shamefully abandoned</text:p>
      <text:p text:style-name="P1">a man like this with such ideas shamefully shamefully iihavent</text:p>
      <text:p text:style-name="P1">slept for the last ten nights <text:s text:c="2"/></text:p>
      <text:p text:style-name="P1"></text:p>
      <text:p text:style-name="P1">his voice lost itself in the calm of the evening the long shadows of</text:p>
      <text:p text:style-name="P1">the forest had slipped down hill while we talked had gone far beyond</text:p>
      <text:p text:style-name="P1">the ruined hovel beyond the symbolic row of stakes all this was in the</text:p>
      <text:p text:style-name="P1">gloom while we down there were yet in the sunshine and the stretch</text:p>
      <text:p text:style-name="P1">of the river abreast of the clearing glittered in a still and dazzling</text:p>
      <text:p text:style-name="P1">splendor with a murky and overshadowed bend above and below not a</text:p>
      <text:p text:style-name="P1">living soul was seen on the shore the bushes did not rustle</text:p>
      <text:p text:style-name="P1"></text:p>
      <text:p text:style-name="P1">suddenly round the corner of the house a group of men appeared as</text:p>
      <text:p text:style-name="P1">though they had come up from the ground they waded waistdeep in the</text:p>
      <text:p text:style-name="P1">grass in a compact body bearing an improvised stretcher in their</text:p>
      <text:p text:style-name="P1">midst instantly in the emptiness of the landscape a cry arose whose</text:p>
      <text:p text:style-name="P1">shrillness pierced the still air like a sharp arrow flying straight to</text:p>
      <text:p text:style-name="P1">the very heart of the land and as if by enchantment streams of human</text:p>
      <text:p text:style-name="P1">beingsof naked human beingswith spears in their hands with bows</text:p>
      <text:p text:style-name="P1">with shields with wild glances and savage movements were poured into</text:p>
      <text:p text:style-name="P1">the clearing by the darkfaced and pensive forest the bushes shook the</text:p>
      <text:p text:style-name="P1">grass swayed for a time and then everything stood still in attentive</text:p>
      <text:p text:style-name="P1">immobility</text:p>
      <text:p text:style-name="P1"></text:p>
      <text:p text:style-name="P1">now if he does not say the right thing to them we are all done for</text:p>
      <text:p text:style-name="P1">said the russian at my elbow the knot of men with the stretcher had</text:p>
      <text:p text:style-name="P1">stopped too halfway to the steamer as if petrified i saw the man on</text:p>
      <text:p text:style-name="P1">the stretcher sit up lank and with an uplifted arm above the shoulders</text:p>
      <text:p text:style-name="P1">of the bearers let us hope that the man who can talk so well of love</text:p>
      <text:p text:style-name="P1">in general will find some particular reason to spare us this time i</text:p>
      <text:p text:style-name="P1">said i resented bitterly the absurd danger of our situation as if</text:p>
      <text:p text:style-name="P1">to be at the mercy of that atrocious phantom had been a dishonoring</text:p>
      <text:p text:style-name="P1">necessity i could not hear a sound but through my glasses i saw the</text:p>
      <text:p text:style-name="P1">thin arm extended commandingly the lower jaw moving the eyes of</text:p>
      <text:p text:style-name="P1">that apparition shining darkly far in its bony head that nodded with</text:p>
      <text:p text:style-name="P1">grotesque jerks kurtzkurtzthat means short in germandont it</text:p>
      <text:p text:style-name="P1">well the name was as true as everything else in his lifeand death</text:p>
      <text:p text:style-name="P1">he looked at least seven feet long his covering had fallen off and his</text:p>
      <text:p text:style-name="P1">body emerged from it pitiful and appalling as from a windingsheet i</text:p>
      <text:p text:style-name="P1">could see the cage of his ribs all astir the bones of his arm waving</text:p>
      <text:p text:style-name="P1">it was as though an animated image of death carved out of old ivory had</text:p>
      <text:p text:style-name="P1">been shaking its hand with menaces at a motionless crowd of men made of</text:p>
      <text:p text:style-name="P1">dark and glittering bronze i saw him open his mouth wideit gave him</text:p>
      <text:p text:style-name="P1">a weirdly voracious aspect as though he had wanted to swallow all the</text:p>
      <text:p text:style-name="P1">air all the earth all the men before him a deep voice reached</text:p>
      <text:p text:style-name="P1">me faintly he must have been shouting he fell back suddenly the</text:p>
      <text:p text:style-name="P1">stretcher shook as the bearers staggered forward again and almost at</text:p>
      <text:p text:style-name="P1"><text:soft-page-break/>the same time i noticed that the crowd of savages was vanishing without</text:p>
      <text:p text:style-name="P1">any perceptible movement of retreat as if the forest that had ejected</text:p>
      <text:p text:style-name="P1">these beings so suddenly had drawn them in again as the breath is drawn</text:p>
      <text:p text:style-name="P1">in a long aspiration</text:p>
      <text:p text:style-name="P1"></text:p>
      <text:p text:style-name="P1">some of the pilgrims behind the stretcher carried his armstwo</text:p>
      <text:p text:style-name="P1">shotguns a heavy rifle and a light revolvercarbinethe thunderbolts</text:p>
      <text:p text:style-name="P1">of that pitiful jupiter the manager bent over him murmuring as</text:p>
      <text:p text:style-name="P1">he walked beside his head they laid him down in one of the little</text:p>
      <text:p text:style-name="P1">cabinsjust a room for a bedplace and a campstool or two you know</text:p>
      <text:p text:style-name="P1">we had brought his belated correspondence and a lot of torn envelopes</text:p>
      <text:p text:style-name="P1">and open letters littered his bed his hand roamed feebly amongst these</text:p>
      <text:p text:style-name="P1">papers i was struck by the fire of his eyes and the composed languor of</text:p>
      <text:p text:style-name="P1">his expression it was not so much the exhaustion of disease he did not</text:p>
      <text:p text:style-name="P1">seem in pain this shadow looked satiated and calm as though for the</text:p>
      <text:p text:style-name="P1">moment it had had its fill of all the emotions</text:p>
      <text:p text:style-name="P1"></text:p>
      <text:p text:style-name="P1">he rustled one of the letters and looking straight in my face said</text:p>
      <text:p text:style-name="P1">i am glad somebody had been writing to him about me these special</text:p>
      <text:p text:style-name="P1">recommendations were turning up again the volume of tone he emitted</text:p>
      <text:p text:style-name="P1">without effort almost without the trouble of moving his lips amazed</text:p>
      <text:p text:style-name="P1">me a voice a voice it was grave profound vibrating while the man</text:p>
      <text:p text:style-name="P1">did not seem capable of a whisper however he had enough strength in</text:p>
      <text:p text:style-name="P1">himfactitious no doubtto very nearly make an end of us as you shall</text:p>
      <text:p text:style-name="P1">hear directly</text:p>
      <text:p text:style-name="P1"></text:p>
      <text:p text:style-name="P1">the manager appeared silently in the doorway i stepped out at once</text:p>
      <text:p text:style-name="P1">and he drew the curtain after me the russian eyed curiously by the</text:p>
      <text:p text:style-name="P1">pilgrims was staring at the shore i followed the direction of his</text:p>
      <text:p text:style-name="P1">glance</text:p>
      <text:p text:style-name="P1"></text:p>
      <text:p text:style-name="P1">dark human shapes could be made out in the distance flitting</text:p>
      <text:p text:style-name="P1">indistinctly against the gloomy border of the forest and near the river</text:p>
      <text:p text:style-name="P1">two bronze figures leaning on tall spears stood in the sunlight under</text:p>
      <text:p text:style-name="P1">fantastic headdresses of spotted skins warlike and still in statuesque</text:p>
      <text:p text:style-name="P1">repose and from right to left along the lighted shore moved a wild and</text:p>
      <text:p text:style-name="P1">gorgeous apparition of a woman</text:p>
      <text:p text:style-name="P1"></text:p>
      <text:p text:style-name="P1">she walked with measured steps draped in striped and fringed cloths</text:p>
      <text:p text:style-name="P1">treading the earth proudly with a slight jingle and flash of barbarous</text:p>
      <text:p text:style-name="P1">ornaments she carried her head high her hair was done in the shape of</text:p>
      <text:p text:style-name="P1">a helmet she had brass leggings to the knee brass wire gauntlets to</text:p>
      <text:p text:style-name="P1">the elbow a crimson spot on her tawny cheek innumerable necklaces of</text:p>
      <text:p text:style-name="P1">glass beads on her neck bizarre things charms gifts of witchmen</text:p>
      <text:p text:style-name="P1">that hung about her glittered and trembled at every step she must have</text:p>
      <text:p text:style-name="P1">had the value of several elephant tusks upon her she was savage and</text:p>
      <text:p text:style-name="P1">superb wildeyed and magnificent there was something ominous and</text:p>
      <text:p text:style-name="P1">stately in her deliberate progress and in the hush that had fallen</text:p>
      <text:p text:style-name="P1">suddenly upon the whole sorrowful land the immense wilderness the</text:p>
      <text:p text:style-name="P1"><text:soft-page-break/>colossal body of the fecund and mysterious life seemed to look at her</text:p>
      <text:p text:style-name="P1">pensive as though it had been looking at the image of its own tenebrous</text:p>
      <text:p text:style-name="P1">and passionate soul</text:p>
      <text:p text:style-name="P1"></text:p>
      <text:p text:style-name="P1">she came abreast of the steamer stood still and faced us her long</text:p>
      <text:p text:style-name="P1">shadow fell to the waters edge her face had a tragic and fierce</text:p>
      <text:p text:style-name="P1">aspect of wild sorrow and of dumb pain mingled with the fear of some</text:p>
      <text:p text:style-name="P1">struggling halfshaped resolve she stood looking at us without a</text:p>
      <text:p text:style-name="P1">stir and like the wilderness itself with an air of brooding over an</text:p>
      <text:p text:style-name="P1">inscrutable purpose a whole minute passed and then she made a step</text:p>
      <text:p text:style-name="P1">forward there was a low jingle a glint of yellow metal a sway of</text:p>
      <text:p text:style-name="P1">fringed draperies and she stopped as if her heart had failed her the</text:p>
      <text:p text:style-name="P1">young fellow by my side growled the pilgrims murmured at my back</text:p>
      <text:p text:style-name="P1">she looked at us all as if her life had depended upon the unswerving</text:p>
      <text:p text:style-name="P1">steadiness of her glance suddenly she opened her bared arms and threw</text:p>
      <text:p text:style-name="P1">them up rigid above her head as though in an uncontrollable desire to</text:p>
      <text:p text:style-name="P1">touch the sky and at the same time the swift shadows darted out on the</text:p>
      <text:p text:style-name="P1">earth swept around on the river gathering the steamer into a shadowy</text:p>
      <text:p text:style-name="P1">embrace a formidable silence hung over the scene</text:p>
      <text:p text:style-name="P1"></text:p>
      <text:p text:style-name="P1">she turned away slowly walked on following the bank and passed into</text:p>
      <text:p text:style-name="P1">the bushes to the left once only her eyes gleamed back at us in the</text:p>
      <text:p text:style-name="P1">dusk of the thickets before she disappeared</text:p>
      <text:p text:style-name="P1"></text:p>
      <text:p text:style-name="P1">if she had offered to come aboard i really think i would have tried to</text:p>
      <text:p text:style-name="P1">shoot her said the man of patches nervously i had been risking my</text:p>
      <text:p text:style-name="P1">life every day for the last fortnight to keep her out of the house she</text:p>
      <text:p text:style-name="P1">got in one day and kicked up a row about those miserable rags i picked</text:p>
      <text:p text:style-name="P1">up in the storeroom to mend my clothes with i wasnt decent at least</text:p>
      <text:p text:style-name="P1">it must have been that for she talked like a fury to kurtz for an hour</text:p>
      <text:p text:style-name="P1">pointing at me now and then i dont understand the dialect of this</text:p>
      <text:p text:style-name="P1">tribe luckily for me i fancy kurtz felt too ill that day to care or</text:p>
      <text:p text:style-name="P1">there would have been mischief i dont understand <text:s text:c="3"/>noits too</text:p>
      <text:p text:style-name="P1">much for me ah well its all over now</text:p>
      <text:p text:style-name="P1"></text:p>
      <text:p text:style-name="P1">at this moment i heard kurtzs deep voice behind the curtain save</text:p>
      <text:p text:style-name="P1">mesave the ivory you mean dont tell me save me why ive had</text:p>
      <text:p text:style-name="P1">to save you you are interrupting my plans now sick sick not so sick</text:p>
      <text:p text:style-name="P1">as you would like to believe never mind ill carry my ideas out</text:p>
      <text:p text:style-name="P1">yeti will return ill show you what can be done you with your little</text:p>
      <text:p text:style-name="P1">peddling notionsyou are interfering with me i will return i <text:s text:c="2"/></text:p>
      <text:p text:style-name="P1"></text:p>
      <text:p text:style-name="P1">the manager came out he did me the honor to take me under the arm and</text:p>
      <text:p text:style-name="P1">lead me aside he is very low very low he said he considered it</text:p>
      <text:p text:style-name="P1">necessary to sigh but neglected to be consistently sorrowful we have</text:p>
      <text:p text:style-name="P1">done all we could for himhavent we but there is no disguising the</text:p>
      <text:p text:style-name="P1">fact mr kurtz has done more harm than good to the company he did</text:p>
      <text:p text:style-name="P1">not see the time was not ripe for vigorous action cautiously</text:p>
      <text:p text:style-name="P1">cautiouslythats my principle we must be cautious yet the district</text:p>
      <text:p text:style-name="P1"><text:soft-page-break/>is closed to us for a time deplorable upon the whole the trade will</text:p>
      <text:p text:style-name="P1">suffer i dont deny there is a remarkable quantity of ivorymostly</text:p>
      <text:p text:style-name="P1">fossil we must save it at all eventsbut look how precarious the</text:p>
      <text:p text:style-name="P1">position isand why because the method is unsound do you said i</text:p>
      <text:p text:style-name="P1">looking at the shore call it unsound method without doubt he</text:p>
      <text:p text:style-name="P1">exclaimed hotly dont you <text:s text:c="3"/>no method at all i murmured</text:p>
      <text:p text:style-name="P1">after a while exactly he exulted i anticipated this shows a</text:p>
      <text:p text:style-name="P1">complete want of judgment it is my duty to point it out in the proper</text:p>
      <text:p text:style-name="P1">quarter oh said i that fellowwhats his namethe brickmaker</text:p>
      <text:p text:style-name="P1">will make a readable report for you he appeared confounded for a</text:p>
      <text:p text:style-name="P1">moment it seemed to me i had never breathed an atmosphere so vile</text:p>
      <text:p text:style-name="P1">and i turned mentally to kurtz for reliefpositively for relief</text:p>
      <text:p text:style-name="P1">nevertheless i think mr kurtz is a remarkable man i said with</text:p>
      <text:p text:style-name="P1">emphasis he started dropped on me a cold heavy glance said very</text:p>
      <text:p text:style-name="P1">quietly he was and turned his back on me my hour of favor was</text:p>
      <text:p text:style-name="P1">over i found myself lumped along with kurtz as a partisan of methods</text:p>
      <text:p text:style-name="P1">for which the time was not ripe i was unsound ah but it was something</text:p>
      <text:p text:style-name="P1">to have at least a choice of nightmares</text:p>
      <text:p text:style-name="P1"></text:p>
      <text:p text:style-name="P1">i had turned to the wilderness really not to mr kurtz who i was</text:p>
      <text:p text:style-name="P1">ready to admit was as good as buried and for a moment it seemed to me</text:p>
      <text:p text:style-name="P1">as if i also were buried in a vast grave full of unspeakable secrets i</text:p>
      <text:p text:style-name="P1">felt an intolerable weight oppressing my breast the smell of the damp</text:p>
      <text:p text:style-name="P1">earth the unseen presence of victorious corruption the darkness of an</text:p>
      <text:p text:style-name="P1">impenetrable night <text:s text:c="3"/>the russian tapped me on the shoulder i heard</text:p>
      <text:p text:style-name="P1">him mumbling and stammering something about brother seamancouldnt</text:p>
      <text:p text:style-name="P1">concealknowledge of matters that would affect mr kurtzs reputation</text:p>
      <text:p text:style-name="P1">i waited for him evidently mr kurtz was not in his grave i suspect</text:p>
      <text:p text:style-name="P1">that for him mr kurtz was one of the immortals well said i at last</text:p>
      <text:p text:style-name="P1">speak out as it happens i am mr kurtzs friendin a way</text:p>
      <text:p text:style-name="P1"></text:p>
      <text:p text:style-name="P1">he stated with a good deal of formality that had we not been of the</text:p>
      <text:p text:style-name="P1">same profession he would have kept the matter to himself without</text:p>
      <text:p text:style-name="P1">regard to consequences he suspected there was an active illwill</text:p>
      <text:p text:style-name="P1">towards him on the part of these white men that you are right i</text:p>
      <text:p text:style-name="P1">said remembering a certain conversation i had overheard the manager</text:p>
      <text:p text:style-name="P1">thinks you ought to be hanged he showed a concern at this intelligence</text:p>
      <text:p text:style-name="P1">which amused me at first i had better get out of the way quietly he</text:p>
      <text:p text:style-name="P1">said earnestly i can do no more for kurtz now and they would soon</text:p>
      <text:p text:style-name="P1">find some excuse whats to stop them theres a military post three</text:p>
      <text:p text:style-name="P1">hundred miles from here well upon my word said i perhaps you</text:p>
      <text:p text:style-name="P1">had better go if you have any friends amongst the savages near by</text:p>
      <text:p text:style-name="P1">plenty he said they are simple peopleand i want nothing you</text:p>
      <text:p text:style-name="P1">know he stood biting his lips then i dont want any harm to happen</text:p>
      <text:p text:style-name="P1">to these whites here but of course i was thinking of mr kurtzs</text:p>
      <text:p text:style-name="P1">reputationbut you are a brother seaman and all right said i</text:p>
      <text:p text:style-name="P1">after a time mr kurtzs reputation is safe with me i did not know</text:p>
      <text:p text:style-name="P1">how truly i spoke</text:p>
      <text:p text:style-name="P1"></text:p>
      <text:p text:style-name="P1"><text:soft-page-break/>he informed me lowering his voice that it was kurtz who had ordered</text:p>
      <text:p text:style-name="P1">the attack to be made on the steamer he hated sometimes the idea of</text:p>
      <text:p text:style-name="P1">being taken awayand then again <text:s text:c="3"/>but i dont understand these</text:p>
      <text:p text:style-name="P1">matters i am a simple man he thought it would scare you awaythat you</text:p>
      <text:p text:style-name="P1">would give it up thinking him dead i could not stop him oh i had an</text:p>
      <text:p text:style-name="P1">awful time of it this last month very well i said he is all right</text:p>
      <text:p text:style-name="P1">now yeees he muttered not very convinced apparently thanks</text:p>
      <text:p text:style-name="P1">said i i shall keep my eyes open but quieteh he urged</text:p>
      <text:p text:style-name="P1">anxiously it would be awful for his reputation if anybody here i</text:p>
      <text:p text:style-name="P1">promised a complete discretion with great gravity i have a canoe and</text:p>
      <text:p text:style-name="P1">three black fellows waiting not very far i am off could you give me a</text:p>
      <text:p text:style-name="P1">few martinihenry cartridges i could and did with proper secrecy he</text:p>
      <text:p text:style-name="P1">helped himself with a wink at me to a handful of my tobacco between</text:p>
      <text:p text:style-name="P1">sailorsyou knowgood english tobacco at the door of the pilothouse</text:p>
      <text:p text:style-name="P1">he turned round i say havent you a pair of shoes you could spare</text:p>
      <text:p text:style-name="P1">he raised one leg look the soles were tied with knotted strings</text:p>
      <text:p text:style-name="P1">sandalwise under his bare feet i rooted out an old pair at which he</text:p>
      <text:p text:style-name="P1">looked with admiration before tucking it under his left arm one of his</text:p>
      <text:p text:style-name="P1">pockets bright red was bulging with cartridges from the other dark</text:p>
      <text:p text:style-name="P1">blue peeped towsons inquiry c c he seemed to think himself</text:p>
      <text:p text:style-name="P1">excellently well equipped for a renewed encounter with the wilderness</text:p>
      <text:p text:style-name="P1">ah ill never never meet such a man again you ought to have heard</text:p>
      <text:p text:style-name="P1">him recite poetryhis own too it was he told me poetry he rolled</text:p>
      <text:p text:style-name="P1">his eyes at the recollection of these delights oh he enlarged my</text:p>
      <text:p text:style-name="P1">mind goodby said i he shook hands and vanished in the night</text:p>
      <text:p text:style-name="P1">sometimes i ask myself whether i had ever really seen himwhether it</text:p>
      <text:p text:style-name="P1">was possible to meet such a phenomenon <text:s text:c="2"/></text:p>
      <text:p text:style-name="P1"></text:p>
      <text:p text:style-name="P1">when i woke up shortly after midnight his warning came to my mind with</text:p>
      <text:p text:style-name="P1">its hint of danger that seemed in the starred darkness real enough to</text:p>
      <text:p text:style-name="P1">make me get up for the purpose of having a look round on the hill a</text:p>
      <text:p text:style-name="P1">big fire burned illuminating fitfully a crooked corner of the</text:p>
      <text:p text:style-name="P1">stationhouse one of the agents with a picket of a few of our blacks</text:p>
      <text:p text:style-name="P1">armed for the purpose was keeping guard over the ivory but deep within</text:p>
      <text:p text:style-name="P1">the forest red gleams that wavered that seemed to sink and rise from</text:p>
      <text:p text:style-name="P1">the ground amongst confused columnar shapes of intense blackness showed</text:p>
      <text:p text:style-name="P1">the exact position of the camp where mr kurtzs adorers were keeping</text:p>
      <text:p text:style-name="P1">their uneasy vigil the monotonous beating of a big drum filled the air</text:p>
      <text:p text:style-name="P1">with muffled shocks and a lingering vibration a steady droning sound of</text:p>
      <text:p text:style-name="P1">many men chanting each to himself some weird incantation came out from</text:p>
      <text:p text:style-name="P1">the black flat wall of the woods as the humming of bees comes out of</text:p>
      <text:p text:style-name="P1">a hive and had a strange narcotic effect upon my halfawake senses</text:p>
      <text:p text:style-name="P1">i believe i dozed off leaning over the rail till an abrupt burst of</text:p>
      <text:p text:style-name="P1">yells an overwhelming outbreak of a pentup and mysterious frenzy woke</text:p>
      <text:p text:style-name="P1">me up in a bewildered wonder it was cut short all at once and the</text:p>
      <text:p text:style-name="P1">low droning went on with an effect of audible and soothing silence i</text:p>
      <text:p text:style-name="P1">glanced casually into the little cabin a light was burning within but</text:p>
      <text:p text:style-name="P1">mr kurtz was not there</text:p>
      <text:p text:style-name="P1"></text:p>
      <text:p text:style-name="P1"><text:soft-page-break/>i think i would have raised an outcry if i had believed my eyes but i</text:p>
      <text:p text:style-name="P1">didnt believe them at firstthe thing seemed so impossible the fact</text:p>
      <text:p text:style-name="P1">is i was completely unnerved by a sheer blank fright pure abstract</text:p>
      <text:p text:style-name="P1">terror unconnected with any distinct shape of physical danger what</text:p>
      <text:p text:style-name="P1">made this emotion so overpowering washow shall i define itthe moral</text:p>
      <text:p text:style-name="P1">shock i received as if something altogether monstrous intolerable to</text:p>
      <text:p text:style-name="P1">thought and odious to the soul had been thrust upon me unexpectedly</text:p>
      <text:p text:style-name="P1">this lasted of course the merest fraction of a second and then the</text:p>
      <text:p text:style-name="P1">usual sense of commonplace deadly danger the possibility of a sudden</text:p>
      <text:p text:style-name="P1">onslaught and massacre or something of the kind which i saw impending</text:p>
      <text:p text:style-name="P1">was positively welcome and composing it pacified me in fact so much</text:p>
      <text:p text:style-name="P1">that i did not raise an alarm</text:p>
      <text:p text:style-name="P1"></text:p>
      <text:p text:style-name="P1">there was an agent buttoned up inside an ulster and sleeping on a chair</text:p>
      <text:p text:style-name="P1">on deck within three feet of me the yells had not awakened him he</text:p>
      <text:p text:style-name="P1">snored very slightly i left him to his slumbers and leaped ashore i</text:p>
      <text:p text:style-name="P1">did not betray mr kurtzit was ordered i should never betray himit</text:p>
      <text:p text:style-name="P1">was written i should be loyal to the nightmare of my choice i was</text:p>
      <text:p text:style-name="P1">anxious to deal with this shadow by myself aloneand to this day i</text:p>
      <text:p text:style-name="P1">dont know why i was so jealous of sharing with anyone the peculiar</text:p>
      <text:p text:style-name="P1">blackness of that experience</text:p>
      <text:p text:style-name="P1"></text:p>
      <text:p text:style-name="P1">as soon as i got on the bank i saw a traila broad trail through the</text:p>
      <text:p text:style-name="P1">grass i remember the exultation with which i said to myself he cant</text:p>
      <text:p text:style-name="P1">walkhe is crawling on allfoursive got him the grass was wet</text:p>
      <text:p text:style-name="P1">with dew i strode rapidly with clenched fists i fancy i had some vague</text:p>
      <text:p text:style-name="P1">notion of falling upon him and giving him a drubbing i dont know i</text:p>
      <text:p text:style-name="P1">had some imbecile thoughts the knitting old woman with the cat obtruded</text:p>
      <text:p text:style-name="P1">herself upon my memory as a most improper person to be sitting at the</text:p>
      <text:p text:style-name="P1">other end of such an affair i saw a row of pilgrims squirting lead in</text:p>
      <text:p text:style-name="P1">the air out of winchesters held to the hip i thought i would never get</text:p>
      <text:p text:style-name="P1">back to the steamer and imagined myself living alone and unarmed in the</text:p>
      <text:p text:style-name="P1">woods to an advanced age such silly thingsyou know and i remember</text:p>
      <text:p text:style-name="P1">i confounded the beat of the drum with the beating of my heart and was</text:p>
      <text:p text:style-name="P1">pleased at its calm regularity</text:p>
      <text:p text:style-name="P1"></text:p>
      <text:p text:style-name="P1">i kept to the track thoughthen stopped to listen the night was very</text:p>
      <text:p text:style-name="P1">clear a dark blue space sparkling with dew and starlight in which</text:p>
      <text:p text:style-name="P1">black things stood very still i thought i could see a kind of motion</text:p>
      <text:p text:style-name="P1">ahead of me i was strangely cocksure of everything that night i</text:p>
      <text:p text:style-name="P1">actually left the track and ran in a wide semicircle i verily believe</text:p>
      <text:p text:style-name="P1">chuckling to myself so as to get in front of that stir of that motion</text:p>
      <text:p text:style-name="P1">i had seenif indeed i had seen anything i was circumventing kurtz as</text:p>
      <text:p text:style-name="P1">though it had been a boyish game</text:p>
      <text:p text:style-name="P1"></text:p>
      <text:p text:style-name="P1">i came upon him and if he had not heard me coming i would have</text:p>
      <text:p text:style-name="P1">fallen over him too but he got up in time he rose unsteady long</text:p>
      <text:p text:style-name="P1">pale indistinct like a vapor exhaled by the earth and swayed</text:p>
      <text:p text:style-name="P1">slightly misty and silent before me while at my back the fires loomed</text:p>
      <text:p text:style-name="P1"><text:soft-page-break/>between the trees and the murmur of many voices issued from the forest</text:p>
      <text:p text:style-name="P1">i had cut him off cleverly but when actually confronting him i seemed</text:p>
      <text:p text:style-name="P1">to come to my senses i saw the danger in its right proportion it was</text:p>
      <text:p text:style-name="P1">by no means over yet suppose he began to shout though he could hardly</text:p>
      <text:p text:style-name="P1">stand there was still plenty of vigor in his voice go awayhide</text:p>
      <text:p text:style-name="P1">yourself he said in that profound tone it was very awful i glanced</text:p>
      <text:p text:style-name="P1">back we were within thirty yards from the nearest fire a black figure</text:p>
      <text:p text:style-name="P1">stood up strode on long black legs waving long black arms across the</text:p>
      <text:p text:style-name="P1">glow it had hornsantelope horns i thinkon its head some sorcerer</text:p>
      <text:p text:style-name="P1">some witchman no doubt it looked fiendlike enough do you know what</text:p>
      <text:p text:style-name="P1">you are doing i whispered perfectly he answered raising his voice</text:p>
      <text:p text:style-name="P1">for that single word it sounded to me far off and yet loud like a hail</text:p>
      <text:p text:style-name="P1">through a speakingtrumpet if he makes a row we are lost i thought</text:p>
      <text:p text:style-name="P1">to myself this clearly was not a case for fisticuffs even apart from</text:p>
      <text:p text:style-name="P1">the very natural aversion i had to beat that shadowthis wandering and</text:p>
      <text:p text:style-name="P1">tormented thing you will be lost i saidutterly lost one gets</text:p>
      <text:p text:style-name="P1">sometimes such a flash of inspiration you know i did say the right</text:p>
      <text:p text:style-name="P1">thing though indeed he could not have been more irretrievably lost than</text:p>
      <text:p text:style-name="P1">he was at this very moment when the foundations of our intimacy were</text:p>
      <text:p text:style-name="P1">being laidto endureto endureeven to the endeven beyond</text:p>
      <text:p text:style-name="P1"></text:p>
      <text:p text:style-name="P1">i had immense plans he muttered irresolutely yes said i but if</text:p>
      <text:p text:style-name="P1">you try to shout ill smash your head with there was not a stick or</text:p>
      <text:p text:style-name="P1">a stone near i will throttle you for good i corrected myself i was</text:p>
      <text:p text:style-name="P1">on the threshold of great things he pleaded in a voice of longing</text:p>
      <text:p text:style-name="P1">with a wistfulness of tone that made my blood run cold and now for</text:p>
      <text:p text:style-name="P1">this stupid scoundrel your success in europe is assured in any</text:p>
      <text:p text:style-name="P1">case i affirmed steadily i did not want to have the throttling of</text:p>
      <text:p text:style-name="P1">him you understandand indeed it would have been very little use for</text:p>
      <text:p text:style-name="P1">any practical purpose i tried to break the spellthe heavy mute spell</text:p>
      <text:p text:style-name="P1">of the wildernessthat seemed to draw him to its pitiless breast by the</text:p>
      <text:p text:style-name="P1">awakening of forgotten and brutal instincts by the memory of gratified</text:p>
      <text:p text:style-name="P1">and monstrous passions this alone i was convinced had driven him out</text:p>
      <text:p text:style-name="P1">to the edge of the forest to the bush towards the gleam of fires the</text:p>
      <text:p text:style-name="P1">throb of drums the drone of weird incantations this alone had beguiled</text:p>
      <text:p text:style-name="P1">his unlawful soul beyond the bounds of permitted aspirations and dont</text:p>
      <text:p text:style-name="P1">you see the terror of the position was not in being knocked on the</text:p>
      <text:p text:style-name="P1">headthough i had a very lively sense of that danger toobut in this</text:p>
      <text:p text:style-name="P1">that i had to deal with a being to whom i could not appeal in the</text:p>
      <text:p text:style-name="P1">name of anything high or low i had even like the niggers to invoke</text:p>
      <text:p text:style-name="P1">himhimself his own exalted and incredible degradation there was</text:p>
      <text:p text:style-name="P1">nothing either above or below him and i knew it he had kicked himself</text:p>
      <text:p text:style-name="P1">loose of the earth confound the man he had kicked the very earth to</text:p>
      <text:p text:style-name="P1">pieces he was alone and i before him did not know whether i stood</text:p>
      <text:p text:style-name="P1">on the ground or floated in the air ive been telling you what we</text:p>
      <text:p text:style-name="P1">saidrepeating the phrases we pronouncedbut whats the good they</text:p>
      <text:p text:style-name="P1">were common everyday wordsthe familiar vague sounds exchanged on</text:p>
      <text:p text:style-name="P1">every waking day of life but what of that they had behind them to my</text:p>
      <text:p text:style-name="P1">mind the terrific suggestiveness of words heard in dreams of phrases</text:p>
      <text:p text:style-name="P1"><text:soft-page-break/>spoken in nightmares soul if anybody had ever struggled with a soul</text:p>
      <text:p text:style-name="P1">i am the man and i wasnt arguing with a lunatic either believe me</text:p>
      <text:p text:style-name="P1">or not his intelligence was perfectly clearconcentrated it is true</text:p>
      <text:p text:style-name="P1">upon himself with horrible intensity yet clear and therein was my only</text:p>
      <text:p text:style-name="P1">chancebarring of course the killing him there and then which wasnt</text:p>
      <text:p text:style-name="P1">so good on account of unavoidable noise but his soul was mad being</text:p>
      <text:p text:style-name="P1">alone in the wilderness it had looked within itself and by heavens i</text:p>
      <text:p text:style-name="P1">tell you it had gone mad i hadfor my sins i supposeto go through</text:p>
      <text:p text:style-name="P1">the ordeal of looking into it myself no eloquence could have been so</text:p>
      <text:p text:style-name="P1">withering to ones belief in mankind as his final burst of sincerity</text:p>
      <text:p text:style-name="P1">he struggled with himself too i saw iti heard it i saw the</text:p>
      <text:p text:style-name="P1">inconceivable mystery of a soul that knew no restraint no faith and</text:p>
      <text:p text:style-name="P1">no fear yet struggling blindly with itself i kept my head pretty well</text:p>
      <text:p text:style-name="P1">but when i had him at last stretched on the couch i wiped my forehead</text:p>
      <text:p text:style-name="P1">while my legs shook under me as though i had carried half a ton on my</text:p>
      <text:p text:style-name="P1">back down that hill and yet i had only supported him his bony arm</text:p>
      <text:p text:style-name="P1">clasped round my neckand he was not much heavier than a child</text:p>
      <text:p text:style-name="P1"></text:p>
      <text:p text:style-name="P1">when next day we left at noon the crowd of whose presence behind the</text:p>
      <text:p text:style-name="P1">curtain of trees i had been acutely conscious all the time flowed out</text:p>
      <text:p text:style-name="P1">of the woods again filled the clearing covered the slope with a mass</text:p>
      <text:p text:style-name="P1">of naked breathing quivering bronze bodies i steamed up a bit then</text:p>
      <text:p text:style-name="P1">swung downstream and two thousand eyes followed the evolutions of</text:p>
      <text:p text:style-name="P1">the splashing thumping fierce riverdemon beating the water with its</text:p>
      <text:p text:style-name="P1">terrible tail and breathing black smoke into the air in front of the</text:p>
      <text:p text:style-name="P1">first rank along the river three men plastered with bright red earth</text:p>
      <text:p text:style-name="P1">from head to foot strutted to and fro restlessly when we came abreast</text:p>
      <text:p text:style-name="P1">again they faced the river stamped their feet nodded their horned</text:p>
      <text:p text:style-name="P1">heads swayed their scarlet bodies they shook towards the fierce</text:p>
      <text:p text:style-name="P1">riverdemon a bunch of black feathers a mangy skin with a pendent</text:p>
      <text:p text:style-name="P1">tailsomething that looked like a dried gourd they shouted</text:p>
      <text:p text:style-name="P1">periodically together strings of amazing words that resembled no sounds</text:p>
      <text:p text:style-name="P1">of human language and the deep murmurs of the crowd interrupted</text:p>
      <text:p text:style-name="P1">suddenly were like the response of some satanic litany</text:p>
      <text:p text:style-name="P1"></text:p>
      <text:p text:style-name="P1">we had carried kurtz into the pilothouse there was more air there</text:p>
      <text:p text:style-name="P1">lying on the couch he stared through the open shutter there was an</text:p>
      <text:p text:style-name="P1">eddy in the mass of human bodies and the woman with helmeted head and</text:p>
      <text:p text:style-name="P1">tawny cheeks rushed out to the very brink of the stream she put out her</text:p>
      <text:p text:style-name="P1">hands shouted something and all that wild mob took up the shout in a</text:p>
      <text:p text:style-name="P1">roaring chorus of articulated rapid breathless utterance</text:p>
      <text:p text:style-name="P1"></text:p>
      <text:p text:style-name="P1">do you understand this i asked</text:p>
      <text:p text:style-name="P1"></text:p>
      <text:p text:style-name="P1">he kept on looking out past me with fiery longing eyes with a mingled</text:p>
      <text:p text:style-name="P1">expression of wistfulness and hate he made no answer but i saw a</text:p>
      <text:p text:style-name="P1">smile a smile of indefinable meaning appear on his colorless lips</text:p>
      <text:p text:style-name="P1">that a moment after twitched convulsively do i not he said slowly</text:p>
      <text:p text:style-name="P1">gasping as if the words had been torn out of him by a supernatural</text:p>
      <text:p text:style-name="P1"><text:soft-page-break/>power</text:p>
      <text:p text:style-name="P1"></text:p>
      <text:p text:style-name="P1">i pulled the string of the whistle and i did this because i saw the</text:p>
      <text:p text:style-name="P1">pilgrims on deck getting out their rifles with an air of anticipating a</text:p>
      <text:p text:style-name="P1">jolly lark at the sudden screech there was a movement of abject terror</text:p>
      <text:p text:style-name="P1">through that wedged mass of bodies dont dont you frighten them</text:p>
      <text:p text:style-name="P1">away cried someone on deck disconsolately i pulled the string</text:p>
      <text:p text:style-name="P1">time after time they broke and ran they leaped they crouched they</text:p>
      <text:p text:style-name="P1">swerved they dodged the flying terror of the sound the three red chaps</text:p>
      <text:p text:style-name="P1">had fallen flat face down on the shore as though they had been shot</text:p>
      <text:p text:style-name="P1">dead only the barbarous and superb woman did not so much as flinch</text:p>
      <text:p text:style-name="P1">and stretched tragically her bare arms after us over the somber and</text:p>
      <text:p text:style-name="P1">glittering river</text:p>
      <text:p text:style-name="P1"></text:p>
      <text:p text:style-name="P1">and then that imbecile crowd down on the deck started their little fun</text:p>
      <text:p text:style-name="P1">and i could see nothing more for smoke</text:p>
      <text:p text:style-name="P1"></text:p>
      <text:p text:style-name="P1">the brown current ran swiftly out of the heart of darkness bearing us</text:p>
      <text:p text:style-name="P1">down towards the sea with twice the speed of our upward progress and</text:p>
      <text:p text:style-name="P1">kurtzs life was running swiftly too ebbing ebbing out of his heart</text:p>
      <text:p text:style-name="P1">into the sea of inexorable time the manager was very placid he had</text:p>
      <text:p text:style-name="P1">no vital anxieties now he took us both in with a comprehensive and</text:p>
      <text:p text:style-name="P1">satisfied glance the affair had come off as well as could be wished</text:p>
      <text:p text:style-name="P1">i saw the time approaching when i would be left alone of the party of</text:p>
      <text:p text:style-name="P1">unsound method the pilgrims looked upon me with disfavor i was</text:p>
      <text:p text:style-name="P1">so to speak numbered with the dead it is strange how i accepted this</text:p>
      <text:p text:style-name="P1">unforeseen partnership this choice of nightmares forced upon me in the</text:p>
      <text:p text:style-name="P1">tenebrous land invaded by these mean and greedy phantoms</text:p>
      <text:p text:style-name="P1"></text:p>
      <text:p text:style-name="P1">kurtz discoursed a voice a voice it rang deep to the very last it</text:p>
      <text:p text:style-name="P1">survived his strength to hide in the magnificent folds of eloquence the</text:p>
      <text:p text:style-name="P1">barren darkness of his heart oh he struggled he struggled the wastes</text:p>
      <text:p text:style-name="P1">of his weary brain were haunted by shadowy images nowimages of wealth</text:p>
      <text:p text:style-name="P1">and fame revolving obsequiously round his unextinguishable gift of</text:p>
      <text:p text:style-name="P1">noble and lofty expression my intended my station my career my</text:p>
      <text:p text:style-name="P1">ideasthese were the subjects for the occasional utterances of elevated</text:p>
      <text:p text:style-name="P1">sentiments the shade of the original kurtz frequented the bedside of</text:p>
      <text:p text:style-name="P1">the hollow sham whose fate it was to be buried presently in the mold of</text:p>
      <text:p text:style-name="P1">primeval earth but both the diabolic love and the unearthly hate of</text:p>
      <text:p text:style-name="P1">the mysteries it had penetrated fought for the possession of that</text:p>
      <text:p text:style-name="P1">soul satiated with primitive emotions avid of lying fame of sham</text:p>
      <text:p text:style-name="P1">distinction of all the appearances of success and power</text:p>
      <text:p text:style-name="P1"></text:p>
      <text:p text:style-name="P1">sometimes he was contemptibly childish he desired to have kings meet</text:p>
      <text:p text:style-name="P1">him at railwaystations on his return from some ghastly nowhere where</text:p>
      <text:p text:style-name="P1">he intended to accomplish great things you show them you have in you</text:p>
      <text:p text:style-name="P1">something that is really profitable and then there will be no limits to</text:p>
      <text:p text:style-name="P1">the recognition of your ability he would say of course you must take</text:p>
      <text:p text:style-name="P1">care of the motivesright motivesalways the long reaches that were</text:p>
      <text:p text:style-name="P1"><text:soft-page-break/>like one and the same reach monotonous bends that were exactly alike</text:p>
      <text:p text:style-name="P1">slipped past the steamer with their multitude of secular trees looking</text:p>
      <text:p text:style-name="P1">patiently after this grimy fragment of another world the forerunner</text:p>
      <text:p text:style-name="P1">of change of conquest of trade of massacres of blessings i looked</text:p>
      <text:p text:style-name="P1">aheadpiloting close the shutter said kurtz suddenly one day i</text:p>
      <text:p text:style-name="P1">cant bear to look at this i did so there was a silence oh but i</text:p>
      <text:p text:style-name="P1">will wring your heart yet he cried at the invisible wilderness</text:p>
      <text:p text:style-name="P1"></text:p>
      <text:p text:style-name="P1">we broke downas i had expectedand had to lie up for repairs at the</text:p>
      <text:p text:style-name="P1">head of an island this delay was the first thing that shook</text:p>
      <text:p text:style-name="P1">kurtzs confidence one morning he gave me a packet of papers and a</text:p>
      <text:p text:style-name="P1">photographthe lot tied together with a shoestring keep this for</text:p>
      <text:p text:style-name="P1">me he said this noxious fool meaning the manager is capable of</text:p>
      <text:p text:style-name="P1">prying into my boxes when i am not looking in the afternoon i saw him</text:p>
      <text:p text:style-name="P1">he was lying on his back with closed eyes and i withdrew quietly but</text:p>
      <text:p text:style-name="P1">i heard him mutter live rightly die die <text:s text:c="3"/>i listened there was</text:p>
      <text:p text:style-name="P1">nothing more was he rehearsing some speech in his sleep or was it a</text:p>
      <text:p text:style-name="P1">fragment of a phrase from some newspaper article he had been writing</text:p>
      <text:p text:style-name="P1">for the papers and meant to do so again for the furthering of my</text:p>
      <text:p text:style-name="P1">ideas its a duty</text:p>
      <text:p text:style-name="P1"></text:p>
      <text:p text:style-name="P1">his was an impenetrable darkness i looked at him as you peer down at</text:p>
      <text:p text:style-name="P1">a man who is lying at the bottom of a precipice where the sun never</text:p>
      <text:p text:style-name="P1">shines but i had not much time to give him because i was helping the</text:p>
      <text:p text:style-name="P1">enginedriver to take to pieces the leaky cylinders to straighten a</text:p>
      <text:p text:style-name="P1">bent connectingrod and in other such matters i lived in an</text:p>
      <text:p text:style-name="P1">infernal mess of rust filings nuts bolts spanners hammers</text:p>
      <text:p text:style-name="P1">ratchetdrillsthings i abominate because i dont get on with them i</text:p>
      <text:p text:style-name="P1">tended the little forge we fortunately had aboard i toiled wearily in a</text:p>
      <text:p text:style-name="P1">wretched scrapheapunless i had the shakes too bad to stand</text:p>
      <text:p text:style-name="P1"></text:p>
      <text:p text:style-name="P1">one evening coming in with a candle i was startled to hear him say a</text:p>
      <text:p text:style-name="P1">little tremulously i am lying here in the dark waiting for death</text:p>
      <text:p text:style-name="P1">the light was within a foot of his eyes i forced myself to murmur oh</text:p>
      <text:p text:style-name="P1">nonsense and stood over him as if transfixed</text:p>
      <text:p text:style-name="P1"></text:p>
      <text:p text:style-name="P1">anything approaching the change that came over his features i have</text:p>
      <text:p text:style-name="P1">never seen before and hope never to see again oh i wasnt touched</text:p>
      <text:p text:style-name="P1">i was fascinated it was as though a veil had been rent i saw on that</text:p>
      <text:p text:style-name="P1">ivory face the expression of somber pride of ruthless power of craven</text:p>
      <text:p text:style-name="P1">terrorof an intense and hopeless despair did he live his life again</text:p>
      <text:p text:style-name="P1">in every detail of desire temptation and surrender during that supreme</text:p>
      <text:p text:style-name="P1">moment of complete knowledge he cried in a whisper at some image at</text:p>
      <text:p text:style-name="P1">some visionhe cried out twice a cry that was no more than a breath</text:p>
      <text:p text:style-name="P1"></text:p>
      <text:p text:style-name="P1">the horror the horror</text:p>
      <text:p text:style-name="P1"></text:p>
      <text:p text:style-name="P1">i blew the candle out and left the cabin the pilgrims were dining in</text:p>
      <text:p text:style-name="P1">the messroom and i took my place opposite the manager who lifted his</text:p>
      <text:p text:style-name="P1"><text:soft-page-break/>eyes to give me a questioning glance which i successfully ignored</text:p>
      <text:p text:style-name="P1">he leaned back serene with that peculiar smile of his sealing the</text:p>
      <text:p text:style-name="P1">unexpressed depths of his meanness a continuous shower of small flies</text:p>
      <text:p text:style-name="P1">streamed upon the lamp upon the cloth upon our hands and faces</text:p>
      <text:p text:style-name="P1">suddenly the managers boy put his insolent black head in the doorway</text:p>
      <text:p text:style-name="P1">and said in a tone of scathing contempt</text:p>
      <text:p text:style-name="P1"></text:p>
      <text:p text:style-name="P1">mistah kurtzhe dead</text:p>
      <text:p text:style-name="P1"></text:p>
      <text:p text:style-name="P1">all the pilgrims rushed out to see i remained and went on with my</text:p>
      <text:p text:style-name="P1">dinner i believe i was considered brutally callous however i did not</text:p>
      <text:p text:style-name="P1">eat much there was a lamp in therelight dont you knowand outside</text:p>
      <text:p text:style-name="P1">it was so beastly beastly dark i went no more near the remarkable man</text:p>
      <text:p text:style-name="P1">who had pronounced a judgment upon the adventures of his soul on this</text:p>
      <text:p text:style-name="P1">earth the voice was gone what else had been there but i am of course</text:p>
      <text:p text:style-name="P1">aware that next day the pilgrims buried something in a muddy hole</text:p>
      <text:p text:style-name="P1"></text:p>
      <text:p text:style-name="P1">and then they very nearly buried me</text:p>
      <text:p text:style-name="P1"></text:p>
      <text:p text:style-name="P1">however as you see i did not go to join kurtz there and then i did</text:p>
      <text:p text:style-name="P1">not i remained to dream the nightmare out to the end and to show</text:p>
      <text:p text:style-name="P1">my loyalty to kurtz once more destiny my destiny droll thing life</text:p>
      <text:p text:style-name="P1">isthat mysterious arrangement of merciless logic for a futile purpose</text:p>
      <text:p text:style-name="P1">the most you can hope from it is some knowledge of yourselfthat comes</text:p>
      <text:p text:style-name="P1">too latea crop of unextinguishable regrets i have wrestled with</text:p>
      <text:p text:style-name="P1">death it is the most unexciting contest you can imagine it takes place</text:p>
      <text:p text:style-name="P1">in an impalpable grayness with nothing underfoot with nothing around</text:p>
      <text:p text:style-name="P1">without spectators without clamor without glory without the great</text:p>
      <text:p text:style-name="P1">desire of victory without the great fear of defeat in a sickly</text:p>
      <text:p text:style-name="P1">atmosphere of tepid skepticism without much belief in your own right</text:p>
      <text:p text:style-name="P1">and still less in that of your adversary if such is the form of</text:p>
      <text:p text:style-name="P1">ultimate wisdom then life is a greater riddle than some of us think</text:p>
      <text:p text:style-name="P1">it to be i was within a hairsbreadth of the last opportunity for</text:p>
      <text:p text:style-name="P1">pronouncement and i found with humiliation that probably i would</text:p>
      <text:p text:style-name="P1">have nothing to say this is the reason why i affirm that kurtz was a</text:p>
      <text:p text:style-name="P1">remarkable man he had something to say he said it since i had peeped</text:p>
      <text:p text:style-name="P1">over the edge myself i understand better the meaning of his stare that</text:p>
      <text:p text:style-name="P1">could not see the flame of the candle but was wide enough to embrace</text:p>
      <text:p text:style-name="P1">the whole universe piercing enough to penetrate all the hearts that</text:p>
      <text:p text:style-name="P1">beat in the darkness he had summed uphe had judged the horror he</text:p>
      <text:p text:style-name="P1">was a remarkable man after all this was the expression of some sort</text:p>
      <text:p text:style-name="P1">of belief it had candor it had conviction it had a vibrating note</text:p>
      <text:p text:style-name="P1">of revolt in its whisper it had the appalling face of a glimpsed</text:p>
      <text:p text:style-name="P1">truththe strange commingling of desire and hate and it is not my own</text:p>
      <text:p text:style-name="P1">extremity i remember besta vision of grayness without form filled</text:p>
      <text:p text:style-name="P1">with physical pain and a careless contempt for the evanescence of all</text:p>
      <text:p text:style-name="P1">thingseven of this pain itself no it is his extremity that i seem to</text:p>
      <text:p text:style-name="P1">have lived through true he had made that last stride he had stepped</text:p>
      <text:p text:style-name="P1">over the edge while i had been permitted to draw back my hesitating</text:p>
      <text:p text:style-name="P1"><text:soft-page-break/>foot and perhaps in this is the whole difference perhaps all the</text:p>
      <text:p text:style-name="P1">wisdom and all truth and all sincerity are just compressed into that</text:p>
      <text:p text:style-name="P1">inappreciable moment of time in which we step over the threshold of the</text:p>
      <text:p text:style-name="P1">invisible perhaps i like to think my summingup would not have been</text:p>
      <text:p text:style-name="P1">a word of careless contempt better his crymuch better it was</text:p>
      <text:p text:style-name="P1">an affirmation a moral victory paid for by innumerable defeats by</text:p>
      <text:p text:style-name="P1">abominable terrors by abominable satisfactions but it was a victory</text:p>
      <text:p text:style-name="P1">that is why i have remained loyal to kurtz to the last and even beyond</text:p>
      <text:p text:style-name="P1">when a long time after i heard once more not his own voice but</text:p>
      <text:p text:style-name="P1">the echo of his magnificent eloquence thrown to me from a soul as</text:p>
      <text:p text:style-name="P1">translucently pure as a cliff of crystal</text:p>
      <text:p text:style-name="P1"></text:p>
      <text:p text:style-name="P1">no they did not bury me though there is a period of time which i</text:p>
      <text:p text:style-name="P1">remember mistily with a shuddering wonder like a passage through some</text:p>
      <text:p text:style-name="P1">inconceivable world that had no hope in it and no desire i found myself</text:p>
      <text:p text:style-name="P1">back in the sepulchral city resenting the sight of people hurrying</text:p>
      <text:p text:style-name="P1">through the streets to filch a little money from each other to devour</text:p>
      <text:p text:style-name="P1">their infamous cookery to gulp their unwholesome beer to dream their</text:p>
      <text:p text:style-name="P1">insignificant and silly dreams they trespassed upon my thoughts they</text:p>
      <text:p text:style-name="P1">were intruders whose knowledge of life was to me an irritating pretense</text:p>
      <text:p text:style-name="P1">because i felt so sure they could not possibly know the things i knew</text:p>
      <text:p text:style-name="P1">their bearing which was simply the bearing of commonplace individuals</text:p>
      <text:p text:style-name="P1">going about their business in the assurance of perfect safety was</text:p>
      <text:p text:style-name="P1">offensive to me like the outrageous flauntings of folly in the face of</text:p>
      <text:p text:style-name="P1">a danger it is unable to comprehend i had no particular desire to</text:p>
      <text:p text:style-name="P1">enlighten them but i had some difficulty in restraining myself from</text:p>
      <text:p text:style-name="P1">laughing in their faces so full of stupid importance i dare say i was</text:p>
      <text:p text:style-name="P1">not very well at that time i tottered about the streetsthere were</text:p>
      <text:p text:style-name="P1">various affairs to settlegrinning bitterly at perfectly respectable</text:p>
      <text:p text:style-name="P1">persons i admit my behavior was inexcusable but then my temperature</text:p>
      <text:p text:style-name="P1">was seldom normal in these days my dear aunts endeavors to nurse up</text:p>
      <text:p text:style-name="P1">my strength seemed altogether beside the mark it was not my strength</text:p>
      <text:p text:style-name="P1">that wanted nursing it was my imagination that wanted soothing i kept</text:p>
      <text:p text:style-name="P1">the bundle of papers given me by kurtz not knowing exactly what to do</text:p>
      <text:p text:style-name="P1">with it his mother had died lately watched over as i was told by</text:p>
      <text:p text:style-name="P1">his intended a cleanshaved man with an official manner and wearing</text:p>
      <text:p text:style-name="P1">goldrimmed spectacles called on me one day and made inquiries at</text:p>
      <text:p text:style-name="P1">first circuitous afterwards suavely pressing about what he was pleased</text:p>
      <text:p text:style-name="P1">to denominate certain documents i was not surprised because i had</text:p>
      <text:p text:style-name="P1">had two rows with the manager on the subject out there i had refused</text:p>
      <text:p text:style-name="P1">to give up the smallest scrap out of that package and i took the same</text:p>
      <text:p text:style-name="P1">attitude with the spectacled man he became darkly menacing at last</text:p>
      <text:p text:style-name="P1">and with much heat argued that the company had the right to every bit</text:p>
      <text:p text:style-name="P1">of information about its territories and said he mr kurtzs</text:p>
      <text:p text:style-name="P1">knowledge of unexplored regions must have been necessarily extensive</text:p>
      <text:p text:style-name="P1">and peculiarowing to his great abilities and to the deplorable</text:p>
      <text:p text:style-name="P1">circumstances in which he had been placed thereforei assured him mr</text:p>
      <text:p text:style-name="P1">kurtzs knowledge however extensive did not bear upon the problems</text:p>
      <text:p text:style-name="P1">of commerce or administration he invoked then the name of science it</text:p>
      <text:p text:style-name="P1"><text:soft-page-break/>would be an incalculable loss if c c i offered him the report on</text:p>
      <text:p text:style-name="P1">the suppression of savage customs with the postscriptum torn off he</text:p>
      <text:p text:style-name="P1">took it up eagerly but ended by sniffing at it with an air of contempt</text:p>
      <text:p text:style-name="P1">this is not what we had a right to expect he remarked expect</text:p>
      <text:p text:style-name="P1">nothing else i said there are only private letters he withdrew</text:p>
      <text:p text:style-name="P1">upon some threat of legal proceedings and i saw him no more but</text:p>
      <text:p text:style-name="P1">another fellow calling himself kurtzs cousin appeared two days later</text:p>
      <text:p text:style-name="P1">and was anxious to hear all the details about his dear relatives last</text:p>
      <text:p text:style-name="P1">moments incidentally he gave me to understand that kurtz had been</text:p>
      <text:p text:style-name="P1">essentially a great musician there was the making of an immense</text:p>
      <text:p text:style-name="P1">success said the man who was an organist i believe with lank gray</text:p>
      <text:p text:style-name="P1">hair flowing over a greasy coatcollar i had no reason to doubt</text:p>
      <text:p text:style-name="P1">his statement and to this day i am unable to say what was kurtzs</text:p>
      <text:p text:style-name="P1">profession whether he ever had anywhich was the greatest of his</text:p>
      <text:p text:style-name="P1">talents i had taken him for a painter who wrote for the papers or else</text:p>
      <text:p text:style-name="P1">for a journalist who could paintbut even the cousin who took snuff</text:p>
      <text:p text:style-name="P1">during the interview could not tell me what he had beenexactly he</text:p>
      <text:p text:style-name="P1">was a universal geniuson that point i agreed with the old chap who</text:p>
      <text:p text:style-name="P1">thereupon blew his nose noisily into a large cotton handkerchief and</text:p>
      <text:p text:style-name="P1">withdrew in senile agitation bearing off some family letters and</text:p>
      <text:p text:style-name="P1">memoranda without importance ultimately a journalist anxious to know</text:p>
      <text:p text:style-name="P1">something of the fate of his dear colleague turned up this visitor</text:p>
      <text:p text:style-name="P1">informed me kurtzs proper sphere ought to have been politics on the</text:p>
      <text:p text:style-name="P1">popular side he had furry straight eyebrows bristly hair cropped</text:p>
      <text:p text:style-name="P1">short an eyeglass on a broad ribbon and becoming expansive</text:p>
      <text:p text:style-name="P1">confessed his opinion that kurtz really couldnt write a bitbut</text:p>
      <text:p text:style-name="P1">heavens how that man could talk he electrified large meetings he had</text:p>
      <text:p text:style-name="P1">faithdont you seehe had the faith he could get himself to believe</text:p>
      <text:p text:style-name="P1">anythinganything he would have been a splendid leader of an extreme</text:p>
      <text:p text:style-name="P1">party what party i asked any party answered the other he</text:p>
      <text:p text:style-name="P1">was ananextremist did i not think so i assented did i know he</text:p>
      <text:p text:style-name="P1">asked with a sudden flash of curiosity what it was that had induced</text:p>
      <text:p text:style-name="P1">him to go out there yes said i and forthwith handed him the</text:p>
      <text:p text:style-name="P1">famous report for publication if he thought fit he glanced through it</text:p>
      <text:p text:style-name="P1">hurriedly mumbling all the time judged it would do and took himself</text:p>
      <text:p text:style-name="P1">off with this plunder</text:p>
      <text:p text:style-name="P1"></text:p>
      <text:p text:style-name="P1">thus i was left at last with a slim packet of letters and the girls</text:p>
      <text:p text:style-name="P1">portrait she struck me as beautifuli mean she had a beautiful</text:p>
      <text:p text:style-name="P1">expression i know that the sunlight can be made to lie too yet one</text:p>
      <text:p text:style-name="P1">felt that no manipulation of light and pose could have conveyed the</text:p>
      <text:p text:style-name="P1">delicate shade of truthfulness upon those features she seemed ready to</text:p>
      <text:p text:style-name="P1">listen without mental reservation without suspicion without a thought</text:p>
      <text:p text:style-name="P1">for herself i concluded i would go and give her back her portrait</text:p>
      <text:p text:style-name="P1">and those letters myself curiosity yes and also some other feeling</text:p>
      <text:p text:style-name="P1">perhaps all that had been kurtzs had passed out of my hands his soul</text:p>
      <text:p text:style-name="P1">his body his station his plans his ivory his career there remained</text:p>
      <text:p text:style-name="P1">only his memory and his intendedand i wanted to give that up too to</text:p>
      <text:p text:style-name="P1">the past in a wayto surrender personally all that remained of him</text:p>
      <text:p text:style-name="P1"><text:soft-page-break/>with me to that oblivion which is the last word of our common fate i</text:p>
      <text:p text:style-name="P1">dont defend myself i had no clear perception of what it was i really</text:p>
      <text:p text:style-name="P1">wanted perhaps it was an impulse of unconscious loyalty or the</text:p>
      <text:p text:style-name="P1">fulfillment of one of these ironic necessities that lurk in the facts of</text:p>
      <text:p text:style-name="P1">human existence i dont know i cant tell but i went</text:p>
      <text:p text:style-name="P1"></text:p>
      <text:p text:style-name="P1">i thought his memory was like the other memories of the dead that</text:p>
      <text:p text:style-name="P1">accumulate in every mans lifea vague impress on the brain of shadows</text:p>
      <text:p text:style-name="P1">that had fallen on it in their swift and final passage but before the</text:p>
      <text:p text:style-name="P1">high and ponderous door between the tall houses of a street as still</text:p>
      <text:p text:style-name="P1">and decorous as a wellkept alley in a cemetery i had a vision of him</text:p>
      <text:p text:style-name="P1">on the stretcher opening his mouth voraciously as if to devour all the</text:p>
      <text:p text:style-name="P1">earth with all its mankind he lived then before me he lived as much</text:p>
      <text:p text:style-name="P1">as he had ever liveda shadow insatiable of splendid appearances of</text:p>
      <text:p text:style-name="P1">frightful realities a shadow darker than the shadow of the night and</text:p>
      <text:p text:style-name="P1">draped nobly in the folds of a gorgeous eloquence the vision seemed to</text:p>
      <text:p text:style-name="P1">enter the house with methe stretcher the phantombearers the wild</text:p>
      <text:p text:style-name="P1">crowd of obedient worshipers the gloom of the forests the glitter of</text:p>
      <text:p text:style-name="P1">the reach between the murky bends the beat of the drum regular and</text:p>
      <text:p text:style-name="P1">muffled like the beating of a heartthe heart of a conquering darkness</text:p>
      <text:p text:style-name="P1">it was a moment of triumph for the wilderness an invading and vengeful</text:p>
      <text:p text:style-name="P1">rush which it seemed to me i would have to keep back alone for the</text:p>
      <text:p text:style-name="P1">salvation of another soul and the memory of what i had heard him say</text:p>
      <text:p text:style-name="P1">afar there with the horned shapes stirring at my back in the glow of</text:p>
      <text:p text:style-name="P1">fires within the patient woods those broken phrases came back to</text:p>
      <text:p text:style-name="P1">me were heard again in their ominous and terrifying simplicity i</text:p>
      <text:p text:style-name="P1">remembered his abject pleading his abject threats the colossal scale</text:p>
      <text:p text:style-name="P1">of his vile desires the meanness the torment the tempestuous anguish</text:p>
      <text:p text:style-name="P1">of his soul and later on i seemed to see his collected languid manner</text:p>
      <text:p text:style-name="P1">when he said one day this lot of ivory now is really mine the company</text:p>
      <text:p text:style-name="P1">did not pay for it i collected it myself at a very great personal risk</text:p>
      <text:p text:style-name="P1">i am afraid they will try to claim it as theirs though hm it is a</text:p>
      <text:p text:style-name="P1">difficult case what do you think i ought to doresist eh i want no</text:p>
      <text:p text:style-name="P1">more than justice <text:s text:c="3"/>he wanted no more than justiceno more than</text:p>
      <text:p text:style-name="P1">justice i rang the bell before a mahogany door on the first floor and</text:p>
      <text:p text:style-name="P1">while i waited he seemed to stare at me out of the glassy panelstare</text:p>
      <text:p text:style-name="P1">with that wide and immense stare embracing condemning loathing all the</text:p>
      <text:p text:style-name="P1">universe i seemed to hear the whispered cry the horror the horror</text:p>
      <text:p text:style-name="P1"></text:p>
      <text:p text:style-name="P1">the dusk was falling i had to wait in a lofty drawingroom with three</text:p>
      <text:p text:style-name="P1">long windows from floor to ceiling that were like three luminous and</text:p>
      <text:p text:style-name="P1">bedraped columns the bent gilt legs and backs of the furniture shone in</text:p>
      <text:p text:style-name="P1">indistinct curves the tall marble fireplace had a cold and monumental</text:p>
      <text:p text:style-name="P1">whiteness a grand piano stood massively in a corner with dark gleams</text:p>
      <text:p text:style-name="P1">on the flat surfaces like a somber and polished sarcophagus a high door</text:p>
      <text:p text:style-name="P1">openedclosed i rose</text:p>
      <text:p text:style-name="P1"></text:p>
      <text:p text:style-name="P1">she came forward all in black with a pale head floating towards</text:p>
      <text:p text:style-name="P1">me in the dusk she was in mourning it was more than a year since his</text:p>
      <text:p text:style-name="P1"><text:soft-page-break/>death more than a year since the news came she seemed as though she</text:p>
      <text:p text:style-name="P1">would remember and mourn for ever she took both my hands in hers and</text:p>
      <text:p text:style-name="P1">murmured i had heard you were coming i noticed she was not very</text:p>
      <text:p text:style-name="P1">youngi mean not girlish she had a mature capacity for fidelity for</text:p>
      <text:p text:style-name="P1">belief for suffering the room seemed to have grown darker as if all</text:p>
      <text:p text:style-name="P1">the sad light of the cloudy evening had taken refuge on her forehead</text:p>
      <text:p text:style-name="P1">this fair hair this pale visage this pure brow seemed surrounded by</text:p>
      <text:p text:style-name="P1">an ashy halo from which the dark eyes looked out at me their glance was</text:p>
      <text:p text:style-name="P1">guileless profound confident and trustful she carried her sorrowful</text:p>
      <text:p text:style-name="P1">head as though she were proud of that sorrow as though she would say</text:p>
      <text:p text:style-name="P1">ii alone know how to mourn for him as he deserves but while we were</text:p>
      <text:p text:style-name="P1">still shaking hands such a look of awful desolation came upon her</text:p>
      <text:p text:style-name="P1">face that i perceived she was one of those creatures that are not the</text:p>
      <text:p text:style-name="P1">playthings of time for her he had died only yesterday and by jove</text:p>
      <text:p text:style-name="P1">the impression was so powerful that for me too he seemed to have died</text:p>
      <text:p text:style-name="P1">only yesterdaynay this very minute i saw her and him in the same</text:p>
      <text:p text:style-name="P1">instant of timehis death and her sorrowi saw her sorrow in the very</text:p>
      <text:p text:style-name="P1">moment of his death do you understand i saw them togetheri heard</text:p>
      <text:p text:style-name="P1">them together she had said with a deep catch of the breath i have</text:p>
      <text:p text:style-name="P1">survived while my strained ears seemed to hear distinctly mingled</text:p>
      <text:p text:style-name="P1">with her tone of despairing regret the summingup whisper of his</text:p>
      <text:p text:style-name="P1">eternal condemnation i asked myself what i was doing there with a</text:p>
      <text:p text:style-name="P1">sensation of panic in my heart as though i had blundered into a place</text:p>
      <text:p text:style-name="P1">of cruel and absurd mysteries not fit for a human being to behold she</text:p>
      <text:p text:style-name="P1">motioned me to a chair we sat down i laid the packet gently on the</text:p>
      <text:p text:style-name="P1">little table and she put her hand over it <text:s text:c="3"/>you knew him well</text:p>
      <text:p text:style-name="P1">she murmured after a moment of mourning silence</text:p>
      <text:p text:style-name="P1"></text:p>
      <text:p text:style-name="P1">intimacy grows quick out there i said i knew him as well as it is</text:p>
      <text:p text:style-name="P1">possible for one man to know another</text:p>
      <text:p text:style-name="P1"></text:p>
      <text:p text:style-name="P1">and you admired him she said it was impossible to know him and not</text:p>
      <text:p text:style-name="P1">to admire him was it</text:p>
      <text:p text:style-name="P1"></text:p>
      <text:p text:style-name="P1">he was a remarkable man i said unsteadily then before the</text:p>
      <text:p text:style-name="P1">appealing fixity of her gaze that seemed to watch for more words on my</text:p>
      <text:p text:style-name="P1">lips i went on it was impossible not to</text:p>
      <text:p text:style-name="P1"></text:p>
      <text:p text:style-name="P1">love him she finished eagerly silencing me into an appalled</text:p>
      <text:p text:style-name="P1">dumbness how true how true but when you think that no one knew him</text:p>
      <text:p text:style-name="P1">so well as i i had all his noble confidence i knew him best</text:p>
      <text:p text:style-name="P1"></text:p>
      <text:p text:style-name="P1">you knew him best i repeated and perhaps she did but with every</text:p>
      <text:p text:style-name="P1">word spoken the room was growing darker and only her forehead smooth</text:p>
      <text:p text:style-name="P1">and white remained illumined by the unextinguishable light of belief</text:p>
      <text:p text:style-name="P1">and love</text:p>
      <text:p text:style-name="P1"></text:p>
      <text:p text:style-name="P1">you were his friend she went on his friend she repeated a</text:p>
      <text:p text:style-name="P1">little louder you must have been if he had given you this and sent</text:p>
      <text:p text:style-name="P1"><text:soft-page-break/>you to me i feel i can speak to youand oh i must speak i want</text:p>
      <text:p text:style-name="P1">youyou who have heard his last wordsto know i have been worthy of</text:p>
      <text:p text:style-name="P1">him <text:s text:c="3"/>it is not pride <text:s text:c="3"/>yes i am proud to know i understood</text:p>
      <text:p text:style-name="P1">him better than anyone on earthhe told me so himself and since his</text:p>
      <text:p text:style-name="P1">mother died i have had no oneno onetoto</text:p>
      <text:p text:style-name="P1"></text:p>
      <text:p text:style-name="P1">i listened the darkness deepened i was not even sure whether he had</text:p>
      <text:p text:style-name="P1">given me the right bundle i rather suspect he wanted me to take care</text:p>
      <text:p text:style-name="P1">of another batch of his papers which after his death i saw the manager</text:p>
      <text:p text:style-name="P1">examining under the lamp and the girl talked easing her pain in the</text:p>
      <text:p text:style-name="P1">certitude of my sympathy she talked as thirsty men drink i had heard</text:p>
      <text:p text:style-name="P1">that her engagement with kurtz had been disapproved by her people he</text:p>
      <text:p text:style-name="P1">wasnt rich enough or something and indeed i dont know whether he had</text:p>
      <text:p text:style-name="P1">not been a pauper all his life he had given me some reason to infer</text:p>
      <text:p text:style-name="P1">that it was his impatience of comparative poverty that drove him out</text:p>
      <text:p text:style-name="P1">there</text:p>
      <text:p text:style-name="P1"></text:p>
      <text:p text:style-name="P1"><text:s text:c="3"/>who was not his friend who had heard him speak once she was</text:p>
      <text:p text:style-name="P1">saying he drew men towards him by what was best in them she looked</text:p>
      <text:p text:style-name="P1">at me with intensity it is the gift of the great she went on and</text:p>
      <text:p text:style-name="P1">the sound of her low voice seemed to have the accompaniment of all</text:p>
      <text:p text:style-name="P1">the other sounds full of mystery desolation and sorrow i had ever</text:p>
      <text:p text:style-name="P1">heardthe ripple of the river the soughing of the trees swayed by the</text:p>
      <text:p text:style-name="P1">wind the murmurs of wild crowds the faint ring of incomprehensible</text:p>
      <text:p text:style-name="P1">words cried from afar the whisper of a voice speaking from beyond the</text:p>
      <text:p text:style-name="P1">threshold of an eternal darkness but you have heard him you know</text:p>
      <text:p text:style-name="P1">she cried</text:p>
      <text:p text:style-name="P1"></text:p>
      <text:p text:style-name="P1">yes i know i said with something like despair in my heart but</text:p>
      <text:p text:style-name="P1">bowing my head before the faith that was in her before that great and</text:p>
      <text:p text:style-name="P1">saving illusion that shone with an unearthly glow in the darkness in</text:p>
      <text:p text:style-name="P1">the triumphant darkness from which i could not have defended herfrom</text:p>
      <text:p text:style-name="P1">which i could not even defend myself</text:p>
      <text:p text:style-name="P1"></text:p>
      <text:p text:style-name="P1">what a loss to meto usshe corrected herself with beautiful</text:p>
      <text:p text:style-name="P1">generosity then added in a murmur to the world by the last gleams</text:p>
      <text:p text:style-name="P1">of twilight i could see the glitter of her eyes full of tearsof tears</text:p>
      <text:p text:style-name="P1">that would not fall</text:p>
      <text:p text:style-name="P1"></text:p>
      <text:p text:style-name="P1">i have been very happyvery fortunatevery proud she went on too</text:p>
      <text:p text:style-name="P1">fortunate too happy for a little while and now i am unhappy forfor</text:p>
      <text:p text:style-name="P1">life</text:p>
      <text:p text:style-name="P1"></text:p>
      <text:p text:style-name="P1">she stood up her fair hair seemed to catch all the remaining light in</text:p>
      <text:p text:style-name="P1">a glimmer of gold i rose too</text:p>
      <text:p text:style-name="P1"></text:p>
      <text:p text:style-name="P1">and of all this she went on mournfully of all his promise and</text:p>
      <text:p text:style-name="P1">of all his greatness of his generous mind of his noble heart nothing</text:p>
      <text:p text:style-name="P1">remainsnothing but a memory you and i</text:p>
      <text:p text:style-name="P1"><text:soft-page-break/></text:p>
      <text:p text:style-name="P1">we shall always remember him i said hastily</text:p>
      <text:p text:style-name="P1"></text:p>
      <text:p text:style-name="P1">no she cried it is impossible that all this should be lostthat</text:p>
      <text:p text:style-name="P1">such a life should be sacrificed to leave nothingbut sorrow you</text:p>
      <text:p text:style-name="P1">know what vast plans he had i knew of them tooi could not perhaps</text:p>
      <text:p text:style-name="P1">understandbut others knew of them something must remain his words</text:p>
      <text:p text:style-name="P1">at least have not died</text:p>
      <text:p text:style-name="P1"></text:p>
      <text:p text:style-name="P1">his words will remain i said</text:p>
      <text:p text:style-name="P1"></text:p>
      <text:p text:style-name="P1">and his example she whispered to herself men looked up to</text:p>
      <text:p text:style-name="P1">himhis goodness shone in every act his example</text:p>
      <text:p text:style-name="P1"></text:p>
      <text:p text:style-name="P1">true i said his example too yes his example i forgot that</text:p>
      <text:p text:style-name="P1"></text:p>
      <text:p text:style-name="P1">but i do not i cannoti cannot believenot yet i cannot believe</text:p>
      <text:p text:style-name="P1">that i shall never see him again that nobody will see him again never</text:p>
      <text:p text:style-name="P1">never never</text:p>
      <text:p text:style-name="P1"></text:p>
      <text:p text:style-name="P1">she put out her arms as if after a retreating figure stretching them</text:p>
      <text:p text:style-name="P1">black and with clasped pale hands across the fading and narrow sheen of</text:p>
      <text:p text:style-name="P1">the window never see him i saw him clearly enough then i shall see</text:p>
      <text:p text:style-name="P1">this eloquent phantom as long as i live and i shall see her too a</text:p>
      <text:p text:style-name="P1">tragic and familiar shade resembling in this gesture another one</text:p>
      <text:p text:style-name="P1">tragic also and bedecked with powerless charms stretching bare brown</text:p>
      <text:p text:style-name="P1">arms over the glitter of the infernal stream the stream of darkness</text:p>
      <text:p text:style-name="P1">she said suddenly very low he died as he lived</text:p>
      <text:p text:style-name="P1"></text:p>
      <text:p text:style-name="P1">his end said i with dull anger stirring in me was in every way</text:p>
      <text:p text:style-name="P1">worthy of his life</text:p>
      <text:p text:style-name="P1"></text:p>
      <text:p text:style-name="P1">and i was not with him she murmured my anger subsided before a</text:p>
      <text:p text:style-name="P1">feeling of infinite pity</text:p>
      <text:p text:style-name="P1"></text:p>
      <text:p text:style-name="P1">everything that could be done i mumbled</text:p>
      <text:p text:style-name="P1"></text:p>
      <text:p text:style-name="P1">ah but i believed in him more than anyone on earthmore than his</text:p>
      <text:p text:style-name="P1">own mother more thanhimself he needed me me i would have treasured</text:p>
      <text:p text:style-name="P1">every sigh every word every sign every glance</text:p>
      <text:p text:style-name="P1"></text:p>
      <text:p text:style-name="P1">i felt like a chill grip on my chest dont i said in a muffled</text:p>
      <text:p text:style-name="P1">voice</text:p>
      <text:p text:style-name="P1"></text:p>
      <text:p text:style-name="P1">forgive me iihave mourned so long in silencein silence <text:s text:c="2"/></text:p>
      <text:p text:style-name="P1">you were with himto the last i think of his loneliness nobody near</text:p>
      <text:p text:style-name="P1">to understand him as i would have understood perhaps no one to</text:p>
      <text:p text:style-name="P1">hear <text:s text:c="2"/></text:p>
      <text:p text:style-name="P1"></text:p>
      <text:p text:style-name="P1"><text:soft-page-break/>to the very end i said shakily i heard his very last words <text:s text:c="2"/></text:p>
      <text:p text:style-name="P1">i stopped in a fright</text:p>
      <text:p text:style-name="P1"></text:p>
      <text:p text:style-name="P1">repeat them she said in a heartbroken tone i wanti</text:p>
      <text:p text:style-name="P1">wantsomethingsomethingtoto live with</text:p>
      <text:p text:style-name="P1"></text:p>
      <text:p text:style-name="P1">i was on the point of crying at her dont you hear them the dusk</text:p>
      <text:p text:style-name="P1">was repeating them in a persistent whisper all around us in a whisper</text:p>
      <text:p text:style-name="P1">that seemed to swell menacingly like the first whisper of a rising wind</text:p>
      <text:p text:style-name="P1">the horror the horror</text:p>
      <text:p text:style-name="P1"></text:p>
      <text:p text:style-name="P1">his last wordto live with she murmured dont you understand i</text:p>
      <text:p text:style-name="P1">loved himi loved himi loved him</text:p>
      <text:p text:style-name="P1"></text:p>
      <text:p text:style-name="P1">i pulled myself together and spoke slowly</text:p>
      <text:p text:style-name="P1"></text:p>
      <text:p text:style-name="P1">the last word he pronounced wasyour name</text:p>
      <text:p text:style-name="P1"></text:p>
      <text:p text:style-name="P1">i heard a light sigh and then my heart stood still stopped dead short</text:p>
      <text:p text:style-name="P1">by an exulting and terrible cry by the cry of inconceivable triumph and</text:p>
      <text:p text:style-name="P1">of unspeakable pain i knew iti was sure <text:s text:c="3"/>she knew she was</text:p>
      <text:p text:style-name="P1">sure i heard her weeping she had hidden her face in her hands it</text:p>
      <text:p text:style-name="P1">seemed to me that the house would collapse before i could escape that</text:p>
      <text:p text:style-name="P1">the heavens would fall upon my head but nothing happened the heavens</text:p>
      <text:p text:style-name="P1">do not fall for such a trifle would they have fallen i wonder if i</text:p>
      <text:p text:style-name="P1">had rendered kurtz that justice which was his due hadnt he said he</text:p>
      <text:p text:style-name="P1">wanted only justice but i couldnt i could not tell her it would have</text:p>
      <text:p text:style-name="P1">been too darktoo dark altogether <text:s text:c="2"/></text:p>
      <text:p text:style-name="P1"></text:p>
      <text:p text:style-name="P1">marlow ceased and sat apart indistinct and silent in the pose of a</text:p>
      <text:p text:style-name="P1">meditating buddha nobody moved for a time we have lost the first of</text:p>
      <text:p text:style-name="P1">the ebb said the director suddenly i raised my head the offing was</text:p>
      <text:p text:style-name="P1">barred by a black bank of clouds and the tranquil waterway leading</text:p>
      <text:p text:style-name="P1">to the uttermost ends of the earth flowed somber under an overcast</text:p>
      <text:p text:style-name="P1">skyseemed to lead into the heart of an immense darkness</text:p>
      <text:p text:style-name="P1"></text:p>
      <text:p text:style-name="P1"></text:p>
      <text:p text:style-name="P1">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1:44:14.928325064</meta:creation-date>
    <dc:date>2016-06-28T11:45:13.975587151</dc:date>
    <meta:editing-duration>P0D</meta:editing-duration>
    <meta:editing-cycles>1</meta:editing-cycles>
    <meta:document-statistic meta:table-count="0" meta:image-count="0" meta:object-count="0" meta:page-count="68" meta:paragraph-count="3323" meta:word-count="37932" meta:character-count="202000" meta:non-whitespace-character-count="163643"/>
    <meta:generator>LibreOffice/4.2.8.2$Linux_X86_64 LibreOffice_project/420m0$Build-2</meta:generator>
  </office:meta>
</office:document-meta>
</file>